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835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0.7291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High_20_Load">
      <style:table-properties table:display="true" style:writing-mode="lr-tb"/>
    </style:style>
    <style:style style:name="ta2" style:family="table" style:master-page-name="PageStyle_5f_Low_20_Load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gh Lo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5"/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5"/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1002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0.146" calcext:value-type="float">
            <text:p>0.146</text:p>
          </table:table-cell>
          <table:table-cell office:value-type="float" office:value="856.233" calcext:value-type="float">
            <text:p>856.233</text:p>
          </table:table-cell>
          <table:table-cell office:value-type="float" office:value="16.044" calcext:value-type="float">
            <text:p>16.044</text:p>
          </table:table-cell>
          <table:table-cell office:value-type="string" calcext:value-type="string">
            <text:p>Total AVG:</text:p>
          </table:table-cell>
          <table:table-cell table:formula="of:=AVERAGE([.D2:.D37])" office:value-type="float" office:value="80.4732222222222" calcext:value-type="float">
            <text:p>80.4732222222</text:p>
          </table:table-cell>
          <table:table-cell table:number-columns-repeated="2"/>
          <table:table-cell table:style-name="ce1"/>
          <table:table-cell office:value-type="float" office:value="4992" calcext:value-type="float">
            <text:p>4992</text:p>
          </table:table-cell>
          <table:table-cell office:value-type="float" office:value="0.662" calcext:value-type="float">
            <text:p>0.662</text:p>
          </table:table-cell>
          <table:table-cell office:value-type="float" office:value="425.968" calcext:value-type="float">
            <text:p>425.968</text:p>
          </table:table-cell>
          <table:table-cell office:value-type="float" office:value="9.104" calcext:value-type="float">
            <text:p>9.104</text:p>
          </table:table-cell>
          <table:table-cell office:value-type="string" calcext:value-type="string">
            <text:p>Total AVG</text:p>
          </table:table-cell>
          <table:table-cell table:formula="of:=AVERAGE([.M2:.M37])" office:value-type="float" office:value="100.76725" calcext:value-type="float">
            <text:p>100.76725</text:p>
          </table:table-cell>
          <table:table-cell table:number-columns-repeated="3"/>
          <table:table-cell office:value-type="float" office:value="4992" calcext:value-type="float">
            <text:p>4992</text:p>
          </table:table-cell>
          <table:table-cell office:value-type="float" office:value="0.567" calcext:value-type="float">
            <text:p>0.567</text:p>
          </table:table-cell>
          <table:table-cell office:value-type="float" office:value="830.043" calcext:value-type="float">
            <text:p>830.043</text:p>
          </table:table-cell>
          <table:table-cell office:value-type="float" office:value="8.846" calcext:value-type="float">
            <text:p>8.846</text:p>
          </table:table-cell>
          <table:table-cell office:value-type="string" calcext:value-type="string">
            <text:p>Total AVG</text:p>
          </table:table-cell>
          <table:table-cell table:formula="of:=AVERAGE([.V2:.V31])" office:value-type="float" office:value="57.8186333333333" calcext:value-type="float">
            <text:p>57.8186333333</text:p>
          </table:table-cell>
          <table:table-cell table:number-columns-repeated="1000"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0.158" calcext:value-type="float">
            <text:p>0.158</text:p>
          </table:table-cell>
          <table:table-cell office:value-type="float" office:value="991.145" calcext:value-type="float">
            <text:p>991.145</text:p>
          </table:table-cell>
          <table:table-cell office:value-type="float" office:value="38.297" calcext:value-type="float">
            <text:p>38.297</text:p>
          </table:table-cell>
          <table:table-cell office:value-type="string" calcext:value-type="string">
            <text:p>AVG Min</text:p>
          </table:table-cell>
          <table:table-cell table:formula="of:=AVERAGE([.B2:.B37])" office:value-type="float" office:value="0.407777777777778" calcext:value-type="float">
            <text:p>0.4077777778</text:p>
          </table:table-cell>
          <table:table-cell table:number-columns-repeated="2"/>
          <table:table-cell table:style-name="ce1"/>
          <table:table-cell office:value-type="float" office:value="5988" calcext:value-type="float">
            <text:p>5988</text:p>
          </table:table-cell>
          <table:table-cell office:value-type="float" office:value="0.631" calcext:value-type="float">
            <text:p>0.631</text:p>
          </table:table-cell>
          <table:table-cell office:value-type="float" office:value="625.522" calcext:value-type="float">
            <text:p>625.522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Min AVG</text:p>
          </table:table-cell>
          <table:table-cell table:formula="of:=AVERAGE([.K2:.K37])" office:value-type="float" office:value="1.80452777777778" calcext:value-type="float">
            <text:p>1.8045277778</text:p>
          </table:table-cell>
          <table:table-cell table:number-columns-repeated="3"/>
          <table:table-cell office:value-type="float" office:value="5988" calcext:value-type="float">
            <text:p>5988</text:p>
          </table:table-cell>
          <table:table-cell office:value-type="float" office:value="0.924" calcext:value-type="float">
            <text:p>0.924</text:p>
          </table:table-cell>
          <table:table-cell office:value-type="float" office:value="1655.979" calcext:value-type="float">
            <text:p>1655.979</text:p>
          </table:table-cell>
          <table:table-cell office:value-type="float" office:value="12.415" calcext:value-type="float">
            <text:p>12.415</text:p>
          </table:table-cell>
          <table:table-cell office:value-type="string" calcext:value-type="string">
            <text:p>Min AVG</text:p>
          </table:table-cell>
          <table:table-cell table:formula="of:=AVERAGE([.T2:.T31])" office:value-type="float" office:value="2.31383333333333" calcext:value-type="float">
            <text:p>2.3138333333</text:p>
          </table:table-cell>
          <table:table-cell table:number-columns-repeated="1000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0.217" calcext:value-type="float">
            <text:p>0.217</text:p>
          </table:table-cell>
          <table:table-cell office:value-type="float" office:value="1677.111" calcext:value-type="float">
            <text:p>1677.111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AVG Max</text:p>
          </table:table-cell>
          <table:table-cell table:formula="of:=AVERAGE([.C2:.C37])" office:value-type="float" office:value="5550.23441666667" calcext:value-type="float">
            <text:p>5550.2344166667</text:p>
          </table:table-cell>
          <table:table-cell table:number-columns-repeated="2"/>
          <table:table-cell table:style-name="ce1"/>
          <table:table-cell office:value-type="float" office:value="6984" calcext:value-type="float">
            <text:p>6984</text:p>
          </table:table-cell>
          <table:table-cell office:value-type="float" office:value="0.477" calcext:value-type="float">
            <text:p>0.477</text:p>
          </table:table-cell>
          <table:table-cell office:value-type="float" office:value="912.219" calcext:value-type="float">
            <text:p>912.219</text:p>
          </table:table-cell>
          <table:table-cell office:value-type="float" office:value="26.424" calcext:value-type="float">
            <text:p>26.424</text:p>
          </table:table-cell>
          <table:table-cell office:value-type="string" calcext:value-type="string">
            <text:p>Max AVG</text:p>
          </table:table-cell>
          <table:table-cell table:formula="of:=AVERAGE([.L2:.L37])" office:value-type="float" office:value="3839.09333333333" calcext:value-type="float">
            <text:p>3839.0933333333</text:p>
          </table:table-cell>
          <table:table-cell table:number-columns-repeated="3"/>
          <table:table-cell office:value-type="float" office:value="6984" calcext:value-type="float">
            <text:p>6984</text:p>
          </table:table-cell>
          <table:table-cell office:value-type="float" office:value="0.802" calcext:value-type="float">
            <text:p>0.802</text:p>
          </table:table-cell>
          <table:table-cell office:value-type="float" office:value="864.013" calcext:value-type="float">
            <text:p>864.013</text:p>
          </table:table-cell>
          <table:table-cell office:value-type="float" office:value="16.674" calcext:value-type="float">
            <text:p>16.674</text:p>
          </table:table-cell>
          <table:table-cell office:value-type="string" calcext:value-type="string">
            <text:p>Max AVG</text:p>
          </table:table-cell>
          <table:table-cell table:formula="of:=AVERAGE([.U2:.U31])" office:value-type="float" office:value="4489.41656666667" calcext:value-type="float">
            <text:p>4489.4165666667</text:p>
          </table:table-cell>
          <table:table-cell table:number-columns-repeated="1000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205" calcext:value-type="float">
            <text:p>0.205</text:p>
          </table:table-cell>
          <table:table-cell office:value-type="float" office:value="1680.147" calcext:value-type="float">
            <text:p>1680.147</text:p>
          </table:table-cell>
          <table:table-cell office:value-type="float" office:value="37.386" calcext:value-type="float">
            <text:p>37.386</text:p>
          </table:table-cell>
          <table:table-cell table:number-columns-repeated="5"/>
          <table:table-cell office:value-type="float" office:value="7980" calcext:value-type="float">
            <text:p>7980</text:p>
          </table:table-cell>
          <table:table-cell office:value-type="float" office:value="0.475" calcext:value-type="float">
            <text:p>0.475</text:p>
          </table:table-cell>
          <table:table-cell office:value-type="float" office:value="892.395" calcext:value-type="float">
            <text:p>892.395</text:p>
          </table:table-cell>
          <table:table-cell office:value-type="float" office:value="26.906" calcext:value-type="float">
            <text:p>26.906</text:p>
          </table:table-cell>
          <table:table-cell table:number-columns-repeated="5"/>
          <table:table-cell office:value-type="float" office:value="7980" calcext:value-type="float">
            <text:p>7980</text:p>
          </table:table-cell>
          <table:table-cell office:value-type="float" office:value="0.974" calcext:value-type="float">
            <text:p>0.974</text:p>
          </table:table-cell>
          <table:table-cell office:value-type="float" office:value="1680.956" calcext:value-type="float">
            <text:p>1680.956</text:p>
          </table:table-cell>
          <table:table-cell office:value-type="float" office:value="17.526" calcext:value-type="float">
            <text:p>17.526</text:p>
          </table:table-cell>
          <table:table-cell table:number-columns-repeated="1002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0.152" calcext:value-type="float">
            <text:p>0.152</text:p>
          </table:table-cell>
          <table:table-cell office:value-type="float" office:value="1716.123" calcext:value-type="float">
            <text:p>1716.123</text:p>
          </table:table-cell>
          <table:table-cell office:value-type="float" office:value="29.22" calcext:value-type="float">
            <text:p>29.22</text:p>
          </table:table-cell>
          <table:table-cell/>
          <table:table-cell office:value-type="string" calcext:value-type="string">
            <text:p>Versus LT</text:p>
          </table:table-cell>
          <table:table-cell/>
          <table:table-cell office:value-type="string" calcext:value-type="string">
            <text:p>*percent compared to comp.</text:p>
          </table:table-cell>
          <table:table-cell/>
          <table:table-cell office:value-type="float" office:value="8976" calcext:value-type="float">
            <text:p>8976</text:p>
          </table:table-cell>
          <table:table-cell office:value-type="float" office:value="0.667" calcext:value-type="float">
            <text:p>0.667</text:p>
          </table:table-cell>
          <table:table-cell office:value-type="float" office:value="1747.45" calcext:value-type="float">
            <text:p>1747.45</text:p>
          </table:table-cell>
          <table:table-cell office:value-type="float" office:value="30.019" calcext:value-type="float">
            <text:p>30.019</text:p>
          </table:table-cell>
          <table:table-cell/>
          <table:table-cell office:value-type="string" calcext:value-type="string">
            <text:p>Versus ETT</text:p>
          </table:table-cell>
          <table:table-cell table:number-columns-repeated="3"/>
          <table:table-cell office:value-type="float" office:value="8976" calcext:value-type="float">
            <text:p>8976</text:p>
          </table:table-cell>
          <table:table-cell office:value-type="float" office:value="1.247" calcext:value-type="float">
            <text:p>1.247</text:p>
          </table:table-cell>
          <table:table-cell office:value-type="float" office:value="1690.195" calcext:value-type="float">
            <text:p>1690.195</text:p>
          </table:table-cell>
          <table:table-cell office:value-type="float" office:value="22.933" calcext:value-type="float">
            <text:p>22.933</text:p>
          </table:table-cell>
          <table:table-cell table:number-columns-repeated="1002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0.302" calcext:value-type="float">
            <text:p>0.302</text:p>
          </table:table-cell>
          <table:table-cell office:value-type="float" office:value="1803.585" calcext:value-type="float">
            <text:p>1803.585</text:p>
          </table:table-cell>
          <table:table-cell office:value-type="float" office:value="81.053" calcext:value-type="float">
            <text:p>81.053</text:p>
          </table:table-cell>
          <table:table-cell/>
          <table:table-cell office:value-type="string" calcext:value-type="string">
            <text:p>Min</text:p>
          </table:table-cell>
          <table:table-cell table:formula="of:=[.F3]/[.O3]" office:value-type="float" office:value="0.225974785647215" calcext:value-type="float">
            <text:p>0.2259747856</text:p>
          </table:table-cell>
          <table:table-cell table:formula="of:=[.G7]*100" office:value-type="float" office:value="22.5974785647215" calcext:value-type="float">
            <text:p>22.5974785647</text:p>
          </table:table-cell>
          <table:table-cell/>
          <table:table-cell office:value-type="float" office:value="9972" calcext:value-type="float">
            <text:p>9972</text:p>
          </table:table-cell>
          <table:table-cell office:value-type="float" office:value="1.227" calcext:value-type="float">
            <text:p>1.227</text:p>
          </table:table-cell>
          <table:table-cell office:value-type="float" office:value="1796.399" calcext:value-type="float">
            <text:p>1796.399</text:p>
          </table:table-cell>
          <table:table-cell office:value-type="float" office:value="38.365" calcext:value-type="float">
            <text:p>38.365</text:p>
          </table:table-cell>
          <table:table-cell/>
          <table:table-cell office:value-type="string" calcext:value-type="string">
            <text:p>Min</text:p>
          </table:table-cell>
          <table:table-cell table:formula="of:=[.O3]/[.X3]" office:value-type="float" office:value="0.779886671948906" calcext:value-type="float">
            <text:p>0.7798866719</text:p>
          </table:table-cell>
          <table:table-cell table:number-columns-repeated="2"/>
          <table:table-cell office:value-type="float" office:value="9972" calcext:value-type="float">
            <text:p>9972</text:p>
          </table:table-cell>
          <table:table-cell office:value-type="float" office:value="1.309" calcext:value-type="float">
            <text:p>1.309</text:p>
          </table:table-cell>
          <table:table-cell office:value-type="float" office:value="1694.643" calcext:value-type="float">
            <text:p>1694.643</text:p>
          </table:table-cell>
          <table:table-cell office:value-type="float" office:value="22.829" calcext:value-type="float">
            <text:p>22.829</text:p>
          </table:table-cell>
          <table:table-cell table:number-columns-repeated="1002"/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0.163" calcext:value-type="float">
            <text:p>0.163</text:p>
          </table:table-cell>
          <table:table-cell office:value-type="float" office:value="1740.466" calcext:value-type="float">
            <text:p>1740.466</text:p>
          </table:table-cell>
          <table:table-cell office:value-type="float" office:value="43.52" calcext:value-type="float">
            <text:p>43.52</text:p>
          </table:table-cell>
          <table:table-cell/>
          <table:table-cell office:value-type="string" calcext:value-type="string">
            <text:p>Max</text:p>
          </table:table-cell>
          <table:table-cell table:formula="of:=[.F4]/[.O4]" office:value-type="float" office:value="1.44571489535724" calcext:value-type="float">
            <text:p>1.4457148954</text:p>
          </table:table-cell>
          <table:table-cell table:formula="of:=[.G8]*100" office:value-type="float" office:value="144.571489535724" calcext:value-type="float">
            <text:p>144.5714895357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0.689" calcext:value-type="float">
            <text:p>0.689</text:p>
          </table:table-cell>
          <table:table-cell office:value-type="float" office:value="1742.248" calcext:value-type="float">
            <text:p>1742.248</text:p>
          </table:table-cell>
          <table:table-cell office:value-type="float" office:value="46.65" calcext:value-type="float">
            <text:p>46.65</text:p>
          </table:table-cell>
          <table:table-cell/>
          <table:table-cell office:value-type="string" calcext:value-type="string">
            <text:p>Max</text:p>
          </table:table-cell>
          <table:table-cell table:formula="of:=[.O4]/[.X4]" office:value-type="float" office:value="0.855143040598661" calcext:value-type="float">
            <text:p>0.8551430406</text:p>
          </table:table-cell>
          <table:table-cell table:number-columns-repeated="2"/>
          <table:table-cell office:value-type="float" office:value="10968" calcext:value-type="float">
            <text:p>10968</text:p>
          </table:table-cell>
          <table:table-cell office:value-type="float" office:value="1.468" calcext:value-type="float">
            <text:p>1.468</text:p>
          </table:table-cell>
          <table:table-cell office:value-type="float" office:value="1940.057" calcext:value-type="float">
            <text:p>1940.057</text:p>
          </table:table-cell>
          <table:table-cell office:value-type="float" office:value="32.689" calcext:value-type="float">
            <text:p>32.689</text:p>
          </table:table-cell>
          <table:table-cell table:number-columns-repeated="1002"/>
        </table:table-row>
        <table:table-row table:style-name="ro1">
          <table:table-cell office:value-type="float" office:value="11964" calcext:value-type="float">
            <text:p>11964</text:p>
          </table:table-cell>
          <table:table-cell office:value-type="float" office:value="0.183" calcext:value-type="float">
            <text:p>0.183</text:p>
          </table:table-cell>
          <table:table-cell office:value-type="float" office:value="1724.244" calcext:value-type="float">
            <text:p>1724.244</text:p>
          </table:table-cell>
          <table:table-cell office:value-type="float" office:value="45.503" calcext:value-type="float">
            <text:p>45.503</text:p>
          </table:table-cell>
          <table:table-cell/>
          <table:table-cell office:value-type="string" calcext:value-type="string">
            <text:p>Avg</text:p>
          </table:table-cell>
          <table:table-cell table:formula="of:=[.F2]/[.O2]" office:value-type="float" office:value="0.798604925928039" calcext:value-type="float">
            <text:p>0.7986049259</text:p>
          </table:table-cell>
          <table:table-cell table:formula="of:=[.G9]*100" office:value-type="float" office:value="79.8604925928039" calcext:value-type="float">
            <text:p>79.8604925928</text:p>
          </table:table-cell>
          <table:table-cell/>
          <table:table-cell office:value-type="float" office:value="11964" calcext:value-type="float">
            <text:p>11964</text:p>
          </table:table-cell>
          <table:table-cell office:value-type="float" office:value="1.107" calcext:value-type="float">
            <text:p>1.107</text:p>
          </table:table-cell>
          <table:table-cell office:value-type="float" office:value="1811.183" calcext:value-type="float">
            <text:p>1811.183</text:p>
          </table:table-cell>
          <table:table-cell office:value-type="float" office:value="48.552" calcext:value-type="float">
            <text:p>48.552</text:p>
          </table:table-cell>
          <table:table-cell/>
          <table:table-cell office:value-type="string" calcext:value-type="string">
            <text:p>Avg</text:p>
          </table:table-cell>
          <table:table-cell table:formula="of:=[.O2]/[.X2]" office:value-type="float" office:value="1.74281618555495" calcext:value-type="float">
            <text:p>1.7428161856</text:p>
          </table:table-cell>
          <table:table-cell table:number-columns-repeated="2"/>
          <table:table-cell office:value-type="float" office:value="11964" calcext:value-type="float">
            <text:p>11964</text:p>
          </table:table-cell>
          <table:table-cell office:value-type="float" office:value="0.797" calcext:value-type="float">
            <text:p>0.797</text:p>
          </table:table-cell>
          <table:table-cell office:value-type="float" office:value="3366.077" calcext:value-type="float">
            <text:p>3366.077</text:p>
          </table:table-cell>
          <table:table-cell office:value-type="float" office:value="31.893" calcext:value-type="float">
            <text:p>31.893</text:p>
          </table:table-cell>
          <table:table-cell table:number-columns-repeated="1002"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0.352" calcext:value-type="float">
            <text:p>0.352</text:p>
          </table:table-cell>
          <table:table-cell office:value-type="float" office:value="3464.163" calcext:value-type="float">
            <text:p>3464.163</text:p>
          </table:table-cell>
          <table:table-cell office:value-type="float" office:value="49.957" calcext:value-type="float">
            <text:p>49.957</text:p>
          </table:table-cell>
          <table:table-cell table:number-columns-repeated="2"/>
          <table:table-cell office:value-type="string" calcext:value-type="string">
            <text:p>Lower Min times and Averages</text:p>
          </table:table-cell>
          <table:table-cell table:number-columns-repeated="2"/>
          <table:table-cell office:value-type="float" office:value="12960" calcext:value-type="float">
            <text:p>12960</text:p>
          </table:table-cell>
          <table:table-cell office:value-type="float" office:value="0.99" calcext:value-type="float">
            <text:p>0.99</text:p>
          </table:table-cell>
          <table:table-cell office:value-type="float" office:value="1808.369" calcext:value-type="float">
            <text:p>1808.369</text:p>
          </table:table-cell>
          <table:table-cell office:value-type="float" office:value="54.021" calcext:value-type="float">
            <text:p>54.021</text:p>
          </table:table-cell>
          <table:table-cell/>
          <table:table-cell office:value-type="string" calcext:value-type="string">
            <text:p>Lower Min and Max times, Much higher avg</text:p>
          </table:table-cell>
          <table:table-cell table:number-columns-repeated="3"/>
          <table:table-cell office:value-type="float" office:value="12960" calcext:value-type="float">
            <text:p>12960</text:p>
          </table:table-cell>
          <table:table-cell office:value-type="float" office:value="1.759" calcext:value-type="float">
            <text:p>1.759</text:p>
          </table:table-cell>
          <table:table-cell office:value-type="float" office:value="1715.219" calcext:value-type="float">
            <text:p>1715.219</text:p>
          </table:table-cell>
          <table:table-cell office:value-type="float" office:value="41.701" calcext:value-type="float">
            <text:p>41.701</text:p>
          </table:table-cell>
          <table:table-cell table:number-columns-repeated="1002"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float" office:value="0.188" calcext:value-type="float">
            <text:p>0.188</text:p>
          </table:table-cell>
          <table:table-cell office:value-type="float" office:value="3514.939" calcext:value-type="float">
            <text:p>3514.939</text:p>
          </table:table-cell>
          <table:table-cell office:value-type="float" office:value="46.499" calcext:value-type="float">
            <text:p>46.499</text:p>
          </table:table-cell>
          <table:table-cell/>
          <table:table-cell office:value-type="string" calcext:value-type="string">
            <text:p>Versus ETT</text:p>
          </table:table-cell>
          <table:table-cell table:number-columns-repeated="3"/>
          <table:table-cell office:value-type="float" office:value="13956" calcext:value-type="float">
            <text:p>13956</text:p>
          </table:table-cell>
          <table:table-cell office:value-type="float" office:value="1.574" calcext:value-type="float">
            <text:p>1.574</text:p>
          </table:table-cell>
          <table:table-cell office:value-type="float" office:value="1871.823" calcext:value-type="float">
            <text:p>1871.823</text:p>
          </table:table-cell>
          <table:table-cell office:value-type="float" office:value="63.192" calcext:value-type="float">
            <text:p>63.192</text:p>
          </table:table-cell>
          <table:table-cell table:number-columns-repeated="5"/>
          <table:table-cell office:value-type="float" office:value="13956" calcext:value-type="float">
            <text:p>13956</text:p>
          </table:table-cell>
          <table:table-cell office:value-type="float" office:value="1.892" calcext:value-type="float">
            <text:p>1.892</text:p>
          </table:table-cell>
          <table:table-cell office:value-type="float" office:value="3397.212" calcext:value-type="float">
            <text:p>3397.212</text:p>
          </table:table-cell>
          <table:table-cell office:value-type="float" office:value="39.681" calcext:value-type="float">
            <text:p>39.681</text:p>
          </table:table-cell>
          <table:table-cell table:number-columns-repeated="1002"/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float" office:value="0.224" calcext:value-type="float">
            <text:p>0.224</text:p>
          </table:table-cell>
          <table:table-cell office:value-type="float" office:value="3459.089" calcext:value-type="float">
            <text:p>3459.089</text:p>
          </table:table-cell>
          <table:table-cell office:value-type="float" office:value="50.204" calcext:value-type="float">
            <text:p>50.204</text:p>
          </table:table-cell>
          <table:table-cell/>
          <table:table-cell office:value-type="string" calcext:value-type="string">
            <text:p>Min </text:p>
          </table:table-cell>
          <table:table-cell table:formula="of:=[.F3]/[.X3]" office:value-type="float" office:value="0.176234723522774" calcext:value-type="float">
            <text:p>0.1762347235</text:p>
          </table:table-cell>
          <table:table-cell table:formula="of:=[.G12]*100" office:value-type="float" office:value="17.6234723522774" calcext:value-type="float">
            <text:p>17.6234723523</text:p>
          </table:table-cell>
          <table:table-cell/>
          <table:table-cell office:value-type="float" office:value="14952" calcext:value-type="float">
            <text:p>14952</text:p>
          </table:table-cell>
          <table:table-cell office:value-type="float" office:value="1.438" calcext:value-type="float">
            <text:p>1.438</text:p>
          </table:table-cell>
          <table:table-cell office:value-type="float" office:value="1840.518" calcext:value-type="float">
            <text:p>1840.518</text:p>
          </table:table-cell>
          <table:table-cell office:value-type="float" office:value="73.469" calcext:value-type="float">
            <text:p>73.469</text:p>
          </table:table-cell>
          <table:table-cell table:number-columns-repeated="5"/>
          <table:table-cell office:value-type="float" office:value="14952" calcext:value-type="float">
            <text:p>14952</text:p>
          </table:table-cell>
          <table:table-cell office:value-type="float" office:value="2.083" calcext:value-type="float">
            <text:p>2.083</text:p>
          </table:table-cell>
          <table:table-cell office:value-type="float" office:value="3414.143" calcext:value-type="float">
            <text:p>3414.143</text:p>
          </table:table-cell>
          <table:table-cell office:value-type="float" office:value="39.468" calcext:value-type="float">
            <text:p>39.468</text:p>
          </table:table-cell>
          <table:table-cell table:number-columns-repeated="1002"/>
        </table:table-row>
        <table:table-row table:style-name="ro1">
          <table:table-cell office:value-type="float" office:value="15948" calcext:value-type="float">
            <text:p>15948</text:p>
          </table:table-cell>
          <table:table-cell office:value-type="float" office:value="0.154" calcext:value-type="float">
            <text:p>0.154</text:p>
          </table:table-cell>
          <table:table-cell office:value-type="float" office:value="3444.406" calcext:value-type="float">
            <text:p>3444.406</text:p>
          </table:table-cell>
          <table:table-cell office:value-type="float" office:value="56.891" calcext:value-type="float">
            <text:p>56.891</text:p>
          </table:table-cell>
          <table:table-cell/>
          <table:table-cell office:value-type="string" calcext:value-type="string">
            <text:p>Max</text:p>
          </table:table-cell>
          <table:table-cell table:formula="of:=[.F4]/[.X4]" office:value-type="float" office:value="1.23629303145456" calcext:value-type="float">
            <text:p>1.2362930315</text:p>
          </table:table-cell>
          <table:table-cell table:formula="of:=[.G13]*100" office:value-type="float" office:value="123.629303145456" calcext:value-type="float">
            <text:p>123.6293031455</text:p>
          </table:table-cell>
          <table:table-cell/>
          <table:table-cell office:value-type="float" office:value="15948" calcext:value-type="float">
            <text:p>15948</text:p>
          </table:table-cell>
          <table:table-cell office:value-type="float" office:value="1.654" calcext:value-type="float">
            <text:p>1.654</text:p>
          </table:table-cell>
          <table:table-cell office:value-type="float" office:value="1807.736" calcext:value-type="float">
            <text:p>1807.736</text:p>
          </table:table-cell>
          <table:table-cell office:value-type="float" office:value="76.215" calcext:value-type="float">
            <text:p>76.215</text:p>
          </table:table-cell>
          <table:table-cell table:number-columns-repeated="5"/>
          <table:table-cell office:value-type="float" office:value="15948" calcext:value-type="float">
            <text:p>15948</text:p>
          </table:table-cell>
          <table:table-cell office:value-type="float" office:value="2.245" calcext:value-type="float">
            <text:p>2.245</text:p>
          </table:table-cell>
          <table:table-cell office:value-type="float" office:value="6859.592" calcext:value-type="float">
            <text:p>6859.592</text:p>
          </table:table-cell>
          <table:table-cell office:value-type="float" office:value="44.899" calcext:value-type="float">
            <text:p>44.899</text:p>
          </table:table-cell>
          <table:table-cell table:number-columns-repeated="1002"/>
        </table:table-row>
        <table:table-row table:style-name="ro1">
          <table:table-cell office:value-type="float" office:value="16944" calcext:value-type="float">
            <text:p>16944</text:p>
          </table:table-cell>
          <table:table-cell office:value-type="float" office:value="0.207" calcext:value-type="float">
            <text:p>0.207</text:p>
          </table:table-cell>
          <table:table-cell office:value-type="float" office:value="3542.353" calcext:value-type="float">
            <text:p>3542.353</text:p>
          </table:table-cell>
          <table:table-cell office:value-type="float" office:value="57.63" calcext:value-type="float">
            <text:p>57.63</text:p>
          </table:table-cell>
          <table:table-cell/>
          <table:table-cell office:value-type="string" calcext:value-type="string">
            <text:p>Avg</text:p>
          </table:table-cell>
          <table:table-cell table:formula="of:=[.F2]/[.X2]" office:value-type="float" office:value="1.39182159077129" calcext:value-type="float">
            <text:p>1.3918215908</text:p>
          </table:table-cell>
          <table:table-cell table:formula="of:=[.G14]*100" office:value-type="float" office:value="139.182159077129" calcext:value-type="float">
            <text:p>139.1821590771</text:p>
          </table:table-cell>
          <table:table-cell/>
          <table:table-cell office:value-type="float" office:value="16944" calcext:value-type="float">
            <text:p>16944</text:p>
          </table:table-cell>
          <table:table-cell office:value-type="float" office:value="1.431" calcext:value-type="float">
            <text:p>1.431</text:p>
          </table:table-cell>
          <table:table-cell office:value-type="float" office:value="1797.239" calcext:value-type="float">
            <text:p>1797.239</text:p>
          </table:table-cell>
          <table:table-cell office:value-type="float" office:value="69.199" calcext:value-type="float">
            <text:p>69.199</text:p>
          </table:table-cell>
          <table:table-cell table:number-columns-repeated="5"/>
          <table:table-cell office:value-type="float" office:value="16944" calcext:value-type="float">
            <text:p>16944</text:p>
          </table:table-cell>
          <table:table-cell office:value-type="float" office:value="2.438" calcext:value-type="float">
            <text:p>2.438</text:p>
          </table:table-cell>
          <table:table-cell office:value-type="float" office:value="3368.809" calcext:value-type="float">
            <text:p>3368.809</text:p>
          </table:table-cell>
          <table:table-cell office:value-type="float" office:value="46.33" calcext:value-type="float">
            <text:p>46.33</text:p>
          </table:table-cell>
          <table:table-cell table:number-columns-repeated="1002"/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0.429" calcext:value-type="float">
            <text:p>0.429</text:p>
          </table:table-cell>
          <table:table-cell office:value-type="float" office:value="3500.135" calcext:value-type="float">
            <text:p>3500.135</text:p>
          </table:table-cell>
          <table:table-cell office:value-type="float" office:value="77.822" calcext:value-type="float">
            <text:p>77.822</text:p>
          </table:table-cell>
          <table:table-cell table:number-columns-repeated="2"/>
          <table:table-cell office:value-type="string" calcext:value-type="string">
            <text:p>Lower Min times</text:p>
          </table:table-cell>
          <table:table-cell table:number-columns-repeated="2"/>
          <table:table-cell office:value-type="float" office:value="17940" calcext:value-type="float">
            <text:p>17940</text:p>
          </table:table-cell>
          <table:table-cell office:value-type="float" office:value="1.879" calcext:value-type="float">
            <text:p>1.879</text:p>
          </table:table-cell>
          <table:table-cell office:value-type="float" office:value="1792.497" calcext:value-type="float">
            <text:p>1792.497</text:p>
          </table:table-cell>
          <table:table-cell office:value-type="float" office:value="81.55" calcext:value-type="float">
            <text:p>81.55</text:p>
          </table:table-cell>
          <table:table-cell table:number-columns-repeated="5"/>
          <table:table-cell office:value-type="float" office:value="17940" calcext:value-type="float">
            <text:p>17940</text:p>
          </table:table-cell>
          <table:table-cell office:value-type="float" office:value="2.609" calcext:value-type="float">
            <text:p>2.609</text:p>
          </table:table-cell>
          <table:table-cell office:value-type="float" office:value="6828.999" calcext:value-type="float">
            <text:p>6828.999</text:p>
          </table:table-cell>
          <table:table-cell office:value-type="float" office:value="49.656" calcext:value-type="float">
            <text:p>49.656</text:p>
          </table:table-cell>
          <table:table-cell table:number-columns-repeated="1002"/>
        </table:table-row>
        <table:table-row table:style-name="ro1">
          <table:table-cell office:value-type="float" office:value="18936" calcext:value-type="float">
            <text:p>18936</text:p>
          </table:table-cell>
          <table:table-cell office:value-type="float" office:value="0.127" calcext:value-type="float">
            <text:p>0.127</text:p>
          </table:table-cell>
          <table:table-cell office:value-type="float" office:value="3485.301" calcext:value-type="float">
            <text:p>3485.301</text:p>
          </table:table-cell>
          <table:table-cell office:value-type="float" office:value="68.413" calcext:value-type="float">
            <text:p>68.413</text:p>
          </table:table-cell>
          <table:table-cell table:number-columns-repeated="5"/>
          <table:table-cell office:value-type="float" office:value="18936" calcext:value-type="float">
            <text:p>18936</text:p>
          </table:table-cell>
          <table:table-cell office:value-type="float" office:value="1.442" calcext:value-type="float">
            <text:p>1.442</text:p>
          </table:table-cell>
          <table:table-cell office:value-type="float" office:value="3461.034" calcext:value-type="float">
            <text:p>3461.034</text:p>
          </table:table-cell>
          <table:table-cell office:value-type="float" office:value="85.15" calcext:value-type="float">
            <text:p>85.15</text:p>
          </table:table-cell>
          <table:table-cell table:number-columns-repeated="5"/>
          <table:table-cell office:value-type="float" office:value="18936" calcext:value-type="float">
            <text:p>18936</text:p>
          </table:table-cell>
          <table:table-cell office:value-type="float" office:value="2.875" calcext:value-type="float">
            <text:p>2.875</text:p>
          </table:table-cell>
          <table:table-cell office:value-type="float" office:value="3416.858" calcext:value-type="float">
            <text:p>3416.858</text:p>
          </table:table-cell>
          <table:table-cell office:value-type="float" office:value="62.15" calcext:value-type="float">
            <text:p>62.15</text:p>
          </table:table-cell>
          <table:table-cell table:number-columns-repeated="1002"/>
        </table:table-row>
        <table:table-row table:style-name="ro1">
          <table:table-cell office:value-type="float" office:value="19932" calcext:value-type="float">
            <text:p>19932</text:p>
          </table:table-cell>
          <table:table-cell office:value-type="float" office:value="0.157" calcext:value-type="float">
            <text:p>0.157</text:p>
          </table:table-cell>
          <table:table-cell office:value-type="float" office:value="3518.649" calcext:value-type="float">
            <text:p>3518.649</text:p>
          </table:table-cell>
          <table:table-cell office:value-type="float" office:value="72.741" calcext:value-type="float">
            <text:p>72.741</text:p>
          </table:table-cell>
          <table:table-cell table:number-columns-repeated="5"/>
          <table:table-cell office:value-type="float" office:value="19932" calcext:value-type="float">
            <text:p>19932</text:p>
          </table:table-cell>
          <table:table-cell office:value-type="float" office:value="0.766" calcext:value-type="float">
            <text:p>0.766</text:p>
          </table:table-cell>
          <table:table-cell office:value-type="float" office:value="6961.613" calcext:value-type="float">
            <text:p>6961.613</text:p>
          </table:table-cell>
          <table:table-cell office:value-type="float" office:value="96.44" calcext:value-type="float">
            <text:p>96.44</text:p>
          </table:table-cell>
          <table:table-cell table:number-columns-repeated="5"/>
          <table:table-cell office:value-type="float" office:value="19932" calcext:value-type="float">
            <text:p>19932</text:p>
          </table:table-cell>
          <table:table-cell office:value-type="float" office:value="3.312" calcext:value-type="float">
            <text:p>3.312</text:p>
          </table:table-cell>
          <table:table-cell office:value-type="float" office:value="3530.208" calcext:value-type="float">
            <text:p>3530.208</text:p>
          </table:table-cell>
          <table:table-cell office:value-type="float" office:value="66.907" calcext:value-type="float">
            <text:p>66.907</text:p>
          </table:table-cell>
          <table:table-cell table:number-columns-repeated="1002"/>
        </table:table-row>
        <table:table-row table:style-name="ro1">
          <table:table-cell office:value-type="float" office:value="20928" calcext:value-type="float">
            <text:p>20928</text:p>
          </table:table-cell>
          <table:table-cell office:value-type="float" office:value="0.177" calcext:value-type="float">
            <text:p>0.177</text:p>
          </table:table-cell>
          <table:table-cell office:value-type="float" office:value="6904.343" calcext:value-type="float">
            <text:p>6904.343</text:p>
          </table:table-cell>
          <table:table-cell office:value-type="float" office:value="78.689" calcext:value-type="float">
            <text:p>78.689</text:p>
          </table:table-cell>
          <table:table-cell table:number-columns-repeated="5"/>
          <table:table-cell office:value-type="float" office:value="20928" calcext:value-type="float">
            <text:p>20928</text:p>
          </table:table-cell>
          <table:table-cell office:value-type="float" office:value="1.957" calcext:value-type="float">
            <text:p>1.957</text:p>
          </table:table-cell>
          <table:table-cell office:value-type="float" office:value="3517.302" calcext:value-type="float">
            <text:p>3517.302</text:p>
          </table:table-cell>
          <table:table-cell office:value-type="float" office:value="94.633" calcext:value-type="float">
            <text:p>94.633</text:p>
          </table:table-cell>
          <table:table-cell table:number-columns-repeated="5"/>
          <table:table-cell office:value-type="float" office:value="20928" calcext:value-type="float">
            <text:p>20928</text:p>
          </table:table-cell>
          <table:table-cell office:value-type="float" office:value="1.083" calcext:value-type="float">
            <text:p>1.083</text:p>
          </table:table-cell>
          <table:table-cell office:value-type="float" office:value="6990.598" calcext:value-type="float">
            <text:p>6990.598</text:p>
          </table:table-cell>
          <table:table-cell office:value-type="float" office:value="67.366" calcext:value-type="float">
            <text:p>67.366</text:p>
          </table:table-cell>
          <table:table-cell table:number-columns-repeated="1002"/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float" office:value="0.344" calcext:value-type="float">
            <text:p>0.344</text:p>
          </table:table-cell>
          <table:table-cell office:value-type="float" office:value="6992.433" calcext:value-type="float">
            <text:p>6992.433</text:p>
          </table:table-cell>
          <table:table-cell office:value-type="float" office:value="72.758" calcext:value-type="float">
            <text:p>72.758</text:p>
          </table:table-cell>
          <table:table-cell table:number-columns-repeated="5"/>
          <table:table-cell office:value-type="float" office:value="21924" calcext:value-type="float">
            <text:p>21924</text:p>
          </table:table-cell>
          <table:table-cell office:value-type="float" office:value="1.658" calcext:value-type="float">
            <text:p>1.658</text:p>
          </table:table-cell>
          <table:table-cell office:value-type="float" office:value="3603.679" calcext:value-type="float">
            <text:p>3603.679</text:p>
          </table:table-cell>
          <table:table-cell office:value-type="float" office:value="98.999" calcext:value-type="float">
            <text:p>98.999</text:p>
          </table:table-cell>
          <table:table-cell table:number-columns-repeated="5"/>
          <table:table-cell office:value-type="float" office:value="21924" calcext:value-type="float">
            <text:p>21924</text:p>
          </table:table-cell>
          <table:table-cell office:value-type="float" office:value="3.358" calcext:value-type="float">
            <text:p>3.358</text:p>
          </table:table-cell>
          <table:table-cell office:value-type="float" office:value="3444.659" calcext:value-type="float">
            <text:p>3444.659</text:p>
          </table:table-cell>
          <table:table-cell office:value-type="float" office:value="64.587" calcext:value-type="float">
            <text:p>64.587</text:p>
          </table:table-cell>
          <table:table-cell table:number-columns-repeated="1002"/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0.183" calcext:value-type="float">
            <text:p>0.183</text:p>
          </table:table-cell>
          <table:table-cell office:value-type="float" office:value="13912.608" calcext:value-type="float">
            <text:p>13912.608</text:p>
          </table:table-cell>
          <table:table-cell office:value-type="float" office:value="83.226" calcext:value-type="float">
            <text:p>83.226</text:p>
          </table:table-cell>
          <table:table-cell table:number-columns-repeated="5"/>
          <table:table-cell office:value-type="float" office:value="22920" calcext:value-type="float">
            <text:p>22920</text:p>
          </table:table-cell>
          <table:table-cell office:value-type="float" office:value="1.307" calcext:value-type="float">
            <text:p>1.307</text:p>
          </table:table-cell>
          <table:table-cell office:value-type="float" office:value="1893.087" calcext:value-type="float">
            <text:p>1893.087</text:p>
          </table:table-cell>
          <table:table-cell office:value-type="float" office:value="109.083" calcext:value-type="float">
            <text:p>109.083</text:p>
          </table:table-cell>
          <table:table-cell table:number-columns-repeated="5"/>
          <table:table-cell office:value-type="float" office:value="22920" calcext:value-type="float">
            <text:p>22920</text:p>
          </table:table-cell>
          <table:table-cell office:value-type="float" office:value="1.204" calcext:value-type="float">
            <text:p>1.204</text:p>
          </table:table-cell>
          <table:table-cell office:value-type="float" office:value="3535.846" calcext:value-type="float">
            <text:p>3535.846</text:p>
          </table:table-cell>
          <table:table-cell office:value-type="float" office:value="71.012" calcext:value-type="float">
            <text:p>71.012</text:p>
          </table:table-cell>
          <table:table-cell table:number-columns-repeated="1002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float" office:value="0.282" calcext:value-type="float">
            <text:p>0.282</text:p>
          </table:table-cell>
          <table:table-cell office:value-type="float" office:value="3592.713" calcext:value-type="float">
            <text:p>3592.713</text:p>
          </table:table-cell>
          <table:table-cell office:value-type="float" office:value="82.628" calcext:value-type="float">
            <text:p>82.628</text:p>
          </table:table-cell>
          <table:table-cell table:number-columns-repeated="5"/>
          <table:table-cell office:value-type="float" office:value="23916" calcext:value-type="float">
            <text:p>23916</text:p>
          </table:table-cell>
          <table:table-cell office:value-type="float" office:value="2.224" calcext:value-type="float">
            <text:p>2.224</text:p>
          </table:table-cell>
          <table:table-cell office:value-type="float" office:value="6795.167" calcext:value-type="float">
            <text:p>6795.167</text:p>
          </table:table-cell>
          <table:table-cell office:value-type="float" office:value="111.049" calcext:value-type="float">
            <text:p>111.049</text:p>
          </table:table-cell>
          <table:table-cell table:number-columns-repeated="5"/>
          <table:table-cell office:value-type="float" office:value="23916" calcext:value-type="float">
            <text:p>23916</text:p>
          </table:table-cell>
          <table:table-cell office:value-type="float" office:value="1.206" calcext:value-type="float">
            <text:p>1.206</text:p>
          </table:table-cell>
          <table:table-cell office:value-type="float" office:value="3560.295" calcext:value-type="float">
            <text:p>3560.295</text:p>
          </table:table-cell>
          <table:table-cell office:value-type="float" office:value="71.638" calcext:value-type="float">
            <text:p>71.638</text:p>
          </table:table-cell>
          <table:table-cell table:number-columns-repeated="1002"/>
        </table:table-row>
        <table:table-row table:style-name="ro1">
          <table:table-cell office:value-type="float" office:value="24912" calcext:value-type="float">
            <text:p>24912</text:p>
          </table:table-cell>
          <table:table-cell office:value-type="float" office:value="0.168" calcext:value-type="float">
            <text:p>0.168</text:p>
          </table:table-cell>
          <table:table-cell office:value-type="float" office:value="3575.454" calcext:value-type="float">
            <text:p>3575.454</text:p>
          </table:table-cell>
          <table:table-cell office:value-type="float" office:value="90.889" calcext:value-type="float">
            <text:p>90.889</text:p>
          </table:table-cell>
          <table:table-cell table:number-columns-repeated="5"/>
          <table:table-cell office:value-type="float" office:value="24912" calcext:value-type="float">
            <text:p>24912</text:p>
          </table:table-cell>
          <table:table-cell office:value-type="float" office:value="2.114" calcext:value-type="float">
            <text:p>2.114</text:p>
          </table:table-cell>
          <table:table-cell office:value-type="float" office:value="1809.093" calcext:value-type="float">
            <text:p>1809.093</text:p>
          </table:table-cell>
          <table:table-cell office:value-type="float" office:value="137.318" calcext:value-type="float">
            <text:p>137.318</text:p>
          </table:table-cell>
          <table:table-cell table:number-columns-repeated="5"/>
          <table:table-cell office:value-type="float" office:value="24912" calcext:value-type="float">
            <text:p>24912</text:p>
          </table:table-cell>
          <table:table-cell office:value-type="float" office:value="3.908" calcext:value-type="float">
            <text:p>3.908</text:p>
          </table:table-cell>
          <table:table-cell office:value-type="float" office:value="7084.471" calcext:value-type="float">
            <text:p>7084.471</text:p>
          </table:table-cell>
          <table:table-cell office:value-type="float" office:value="84.401" calcext:value-type="float">
            <text:p>84.401</text:p>
          </table:table-cell>
          <table:table-cell table:number-columns-repeated="1002"/>
        </table:table-row>
        <table:table-row table:style-name="ro2">
          <table:table-cell office:value-type="float" office:value="25908" calcext:value-type="float">
            <text:p>25908</text:p>
          </table:table-cell>
          <table:table-cell office:value-type="float" office:value="0.527" calcext:value-type="float">
            <text:p>0.527</text:p>
          </table:table-cell>
          <table:table-cell office:value-type="float" office:value="7062.185" calcext:value-type="float">
            <text:p>7062.185</text:p>
          </table:table-cell>
          <table:table-cell office:value-type="float" office:value="87.169" calcext:value-type="float">
            <text:p>87.169</text:p>
          </table:table-cell>
          <table:table-cell table:number-columns-repeated="5"/>
          <table:table-cell office:value-type="float" office:value="25908" calcext:value-type="float">
            <text:p>25908</text:p>
          </table:table-cell>
          <table:table-cell office:value-type="float" office:value="1.62" calcext:value-type="float">
            <text:p>1.62</text:p>
          </table:table-cell>
          <table:table-cell office:value-type="float" office:value="2014.682" calcext:value-type="float">
            <text:p>2014.682</text:p>
          </table:table-cell>
          <table:table-cell office:value-type="float" office:value="127.669" calcext:value-type="float">
            <text:p>127.669</text:p>
          </table:table-cell>
          <table:table-cell table:number-columns-repeated="5"/>
          <table:table-cell office:value-type="float" office:value="25908" calcext:value-type="float">
            <text:p>25908</text:p>
          </table:table-cell>
          <table:table-cell office:value-type="float" office:value="4.244" calcext:value-type="float">
            <text:p>4.244</text:p>
          </table:table-cell>
          <table:table-cell office:value-type="float" office:value="7029.43" calcext:value-type="float">
            <text:p>7029.43</text:p>
          </table:table-cell>
          <table:table-cell office:value-type="float" office:value="76.609" calcext:value-type="float">
            <text:p>76.609</text:p>
          </table:table-cell>
          <table:table-cell table:number-columns-repeated="1002"/>
        </table:table-row>
        <table:table-row table:style-name="ro1">
          <table:table-cell office:value-type="float" office:value="26904" calcext:value-type="float">
            <text:p>26904</text:p>
          </table:table-cell>
          <table:table-cell office:value-type="float" office:value="0.883" calcext:value-type="float">
            <text:p>0.883</text:p>
          </table:table-cell>
          <table:table-cell office:value-type="float" office:value="3559.969" calcext:value-type="float">
            <text:p>3559.969</text:p>
          </table:table-cell>
          <table:table-cell office:value-type="float" office:value="88.319" calcext:value-type="float">
            <text:p>88.319</text:p>
          </table:table-cell>
          <table:table-cell table:number-columns-repeated="5"/>
          <table:table-cell office:value-type="float" office:value="26904" calcext:value-type="float">
            <text:p>26904</text:p>
          </table:table-cell>
          <table:table-cell office:value-type="float" office:value="1.562" calcext:value-type="float">
            <text:p>1.562</text:p>
          </table:table-cell>
          <table:table-cell office:value-type="float" office:value="3534.822" calcext:value-type="float">
            <text:p>3534.822</text:p>
          </table:table-cell>
          <table:table-cell office:value-type="float" office:value="121.652" calcext:value-type="float">
            <text:p>121.652</text:p>
          </table:table-cell>
          <table:table-cell table:number-columns-repeated="5"/>
          <table:table-cell office:value-type="float" office:value="26904" calcext:value-type="float">
            <text:p>26904</text:p>
          </table:table-cell>
          <table:table-cell office:value-type="float" office:value="4.55" calcext:value-type="float">
            <text:p>4.55</text:p>
          </table:table-cell>
          <table:table-cell office:value-type="float" office:value="7116.784" calcext:value-type="float">
            <text:p>7116.784</text:p>
          </table:table-cell>
          <table:table-cell office:value-type="float" office:value="77.899" calcext:value-type="float">
            <text:p>77.899</text:p>
          </table:table-cell>
          <table:table-cell table:number-columns-repeated="1002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0.205" calcext:value-type="float">
            <text:p>0.205</text:p>
          </table:table-cell>
          <table:table-cell office:value-type="float" office:value="7246.812" calcext:value-type="float">
            <text:p>7246.812</text:p>
          </table:table-cell>
          <table:table-cell office:value-type="float" office:value="103.206" calcext:value-type="float">
            <text:p>103.206</text:p>
          </table:table-cell>
          <table:table-cell table:number-columns-repeated="5"/>
          <table:table-cell office:value-type="float" office:value="27900" calcext:value-type="float">
            <text:p>27900</text:p>
          </table:table-cell>
          <table:table-cell office:value-type="float" office:value="2.821" calcext:value-type="float">
            <text:p>2.821</text:p>
          </table:table-cell>
          <table:table-cell office:value-type="float" office:value="3702.688" calcext:value-type="float">
            <text:p>3702.688</text:p>
          </table:table-cell>
          <table:table-cell office:value-type="float" office:value="113.773" calcext:value-type="float">
            <text:p>113.773</text:p>
          </table:table-cell>
          <table:table-cell table:number-columns-repeated="5"/>
          <table:table-cell office:value-type="float" office:value="27900" calcext:value-type="float">
            <text:p>27900</text:p>
          </table:table-cell>
          <table:table-cell office:value-type="float" office:value="4.848" calcext:value-type="float">
            <text:p>4.848</text:p>
          </table:table-cell>
          <table:table-cell office:value-type="float" office:value="7202.318" calcext:value-type="float">
            <text:p>7202.318</text:p>
          </table:table-cell>
          <table:table-cell office:value-type="float" office:value="91.684" calcext:value-type="float">
            <text:p>91.684</text:p>
          </table:table-cell>
          <table:table-cell table:number-columns-repeated="1002"/>
        </table:table-row>
        <table:table-row table:style-name="ro1">
          <table:table-cell office:value-type="float" office:value="28896" calcext:value-type="float">
            <text:p>28896</text:p>
          </table:table-cell>
          <table:table-cell office:value-type="float" office:value="0.688" calcext:value-type="float">
            <text:p>0.688</text:p>
          </table:table-cell>
          <table:table-cell office:value-type="float" office:value="13923.432" calcext:value-type="float">
            <text:p>13923.432</text:p>
          </table:table-cell>
          <table:table-cell office:value-type="float" office:value="99.238" calcext:value-type="float">
            <text:p>99.238</text:p>
          </table:table-cell>
          <table:table-cell table:number-columns-repeated="5"/>
          <table:table-cell office:value-type="float" office:value="28896" calcext:value-type="float">
            <text:p>28896</text:p>
          </table:table-cell>
          <table:table-cell office:value-type="float" office:value="2.368" calcext:value-type="float">
            <text:p>2.368</text:p>
          </table:table-cell>
          <table:table-cell office:value-type="float" office:value="3633.096" calcext:value-type="float">
            <text:p>3633.096</text:p>
          </table:table-cell>
          <table:table-cell office:value-type="float" office:value="122.393" calcext:value-type="float">
            <text:p>122.393</text:p>
          </table:table-cell>
          <table:table-cell table:number-columns-repeated="5"/>
          <table:table-cell office:value-type="float" office:value="28896" calcext:value-type="float">
            <text:p>28896</text:p>
          </table:table-cell>
          <table:table-cell office:value-type="float" office:value="5.332" calcext:value-type="float">
            <text:p>5.332</text:p>
          </table:table-cell>
          <table:table-cell office:value-type="float" office:value="7121.92" calcext:value-type="float">
            <text:p>7121.92</text:p>
          </table:table-cell>
          <table:table-cell office:value-type="float" office:value="86.824" calcext:value-type="float">
            <text:p>86.824</text:p>
          </table:table-cell>
          <table:table-cell table:number-columns-repeated="1002"/>
        </table:table-row>
        <table:table-row table:style-name="ro1">
          <table:table-cell office:value-type="float" office:value="29892" calcext:value-type="float">
            <text:p>29892</text:p>
          </table:table-cell>
          <table:table-cell office:value-type="float" office:value="0.573" calcext:value-type="float">
            <text:p>0.573</text:p>
          </table:table-cell>
          <table:table-cell office:value-type="float" office:value="6993.087" calcext:value-type="float">
            <text:p>6993.087</text:p>
          </table:table-cell>
          <table:table-cell office:value-type="float" office:value="99.251" calcext:value-type="float">
            <text:p>99.251</text:p>
          </table:table-cell>
          <table:table-cell table:number-columns-repeated="5"/>
          <table:table-cell office:value-type="float" office:value="29892" calcext:value-type="float">
            <text:p>29892</text:p>
          </table:table-cell>
          <table:table-cell office:value-type="float" office:value="2.004" calcext:value-type="float">
            <text:p>2.004</text:p>
          </table:table-cell>
          <table:table-cell office:value-type="float" office:value="3683.4" calcext:value-type="float">
            <text:p>3683.4</text:p>
          </table:table-cell>
          <table:table-cell office:value-type="float" office:value="135.407" calcext:value-type="float">
            <text:p>135.407</text:p>
          </table:table-cell>
          <table:table-cell table:number-columns-repeated="5"/>
          <table:table-cell office:value-type="float" office:value="29892" calcext:value-type="float">
            <text:p>29892</text:p>
          </table:table-cell>
          <table:table-cell office:value-type="float" office:value="1.434" calcext:value-type="float">
            <text:p>1.434</text:p>
          </table:table-cell>
          <table:table-cell office:value-type="float" office:value="7085.082" calcext:value-type="float">
            <text:p>7085.082</text:p>
          </table:table-cell>
          <table:table-cell office:value-type="float" office:value="87.636" calcext:value-type="float">
            <text:p>87.636</text:p>
          </table:table-cell>
          <table:table-cell table:number-columns-repeated="1002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float" office:value="0.702" calcext:value-type="float">
            <text:p>0.702</text:p>
          </table:table-cell>
          <table:table-cell office:value-type="float" office:value="7181.283" calcext:value-type="float">
            <text:p>7181.283</text:p>
          </table:table-cell>
          <table:table-cell office:value-type="float" office:value="112.406" calcext:value-type="float">
            <text:p>112.406</text:p>
          </table:table-cell>
          <table:table-cell table:number-columns-repeated="5"/>
          <table:table-cell office:value-type="float" office:value="30888" calcext:value-type="float">
            <text:p>30888</text:p>
          </table:table-cell>
          <table:table-cell office:value-type="float" office:value="3.11" calcext:value-type="float">
            <text:p>3.11</text:p>
          </table:table-cell>
          <table:table-cell office:value-type="float" office:value="14025.47" calcext:value-type="float">
            <text:p>14025.47</text:p>
          </table:table-cell>
          <table:table-cell office:value-type="float" office:value="146.455" calcext:value-type="float">
            <text:p>146.455</text:p>
          </table:table-cell>
          <table:table-cell table:number-columns-repeated="5"/>
          <table:table-cell office:value-type="float" office:value="30888" calcext:value-type="float">
            <text:p>30888</text:p>
          </table:table-cell>
          <table:table-cell office:value-type="float" office:value="1.544" calcext:value-type="float">
            <text:p>1.544</text:p>
          </table:table-cell>
          <table:table-cell office:value-type="float" office:value="7184.869" calcext:value-type="float">
            <text:p>7184.869</text:p>
          </table:table-cell>
          <table:table-cell office:value-type="float" office:value="94.563" calcext:value-type="float">
            <text:p>94.563</text:p>
          </table:table-cell>
          <table:table-cell table:number-columns-repeated="1002"/>
        </table:table-row>
        <table:table-row table:style-name="ro1">
          <table:table-cell office:value-type="float" office:value="31884" calcext:value-type="float">
            <text:p>31884</text:p>
          </table:table-cell>
          <table:table-cell office:value-type="float" office:value="0.171" calcext:value-type="float">
            <text:p>0.171</text:p>
          </table:table-cell>
          <table:table-cell office:value-type="float" office:value="7203.143" calcext:value-type="float">
            <text:p>7203.143</text:p>
          </table:table-cell>
          <table:table-cell office:value-type="float" office:value="111.413" calcext:value-type="float">
            <text:p>111.413</text:p>
          </table:table-cell>
          <table:table-cell table:number-columns-repeated="5"/>
          <table:table-cell office:value-type="float" office:value="31884" calcext:value-type="float">
            <text:p>31884</text:p>
          </table:table-cell>
          <table:table-cell office:value-type="float" office:value="3.027" calcext:value-type="float">
            <text:p>3.027</text:p>
          </table:table-cell>
          <table:table-cell office:value-type="float" office:value="6854.547" calcext:value-type="float">
            <text:p>6854.547</text:p>
          </table:table-cell>
          <table:table-cell office:value-type="float" office:value="136.823" calcext:value-type="float">
            <text:p>136.823</text:p>
          </table:table-cell>
          <table:table-cell table:number-columns-repeated="5"/>
          <table:table-cell office:value-type="float" office:value="31884" calcext:value-type="float">
            <text:p>31884</text:p>
          </table:table-cell>
          <table:table-cell office:value-type="float" office:value="6.261" calcext:value-type="float">
            <text:p>6.261</text:p>
          </table:table-cell>
          <table:table-cell office:value-type="float" office:value="7160.047" calcext:value-type="float">
            <text:p>7160.047</text:p>
          </table:table-cell>
          <table:table-cell office:value-type="float" office:value="102.52" calcext:value-type="float">
            <text:p>102.52</text:p>
          </table:table-cell>
          <table:table-cell table:number-columns-repeated="1002"/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0.759" calcext:value-type="float">
            <text:p>0.759</text:p>
          </table:table-cell>
          <table:table-cell office:value-type="float" office:value="13855.643" calcext:value-type="float">
            <text:p>13855.643</text:p>
          </table:table-cell>
          <table:table-cell office:value-type="float" office:value="117.607" calcext:value-type="float">
            <text:p>117.607</text:p>
          </table:table-cell>
          <table:table-cell table:number-columns-repeated="5"/>
          <table:table-cell office:value-type="float" office:value="32880" calcext:value-type="float">
            <text:p>32880</text:p>
          </table:table-cell>
          <table:table-cell office:value-type="float" office:value="2.5" calcext:value-type="float">
            <text:p>2.5</text:p>
          </table:table-cell>
          <table:table-cell office:value-type="float" office:value="6956.48" calcext:value-type="float">
            <text:p>6956.48</text:p>
          </table:table-cell>
          <table:table-cell office:value-type="float" office:value="144.206" calcext:value-type="float">
            <text:p>144.206</text:p>
          </table:table-cell>
          <table:table-cell table:number-columns-repeated="5"/>
          <table:table-cell office:value-type="float" office:value="32880" calcext:value-type="float">
            <text:p>32880</text:p>
          </table:table-cell>
          <table:table-cell office:value-type="float" office:value="1.639" calcext:value-type="float">
            <text:p>1.639</text:p>
          </table:table-cell>
          <table:table-cell office:value-type="float" office:value="6853.502" calcext:value-type="float">
            <text:p>6853.502</text:p>
          </table:table-cell>
          <table:table-cell office:value-type="float" office:value="103.544" calcext:value-type="float">
            <text:p>103.544</text:p>
          </table:table-cell>
          <table:table-cell table:number-columns-repeated="1002"/>
        </table:table-row>
        <table:table-row table:style-name="ro1">
          <table:table-cell office:value-type="float" office:value="33876" calcext:value-type="float">
            <text:p>33876</text:p>
          </table:table-cell>
          <table:table-cell office:value-type="float" office:value="0.357" calcext:value-type="float">
            <text:p>0.357</text:p>
          </table:table-cell>
          <table:table-cell office:value-type="float" office:value="14243.459" calcext:value-type="float">
            <text:p>14243.459</text:p>
          </table:table-cell>
          <table:table-cell office:value-type="float" office:value="114.83" calcext:value-type="float">
            <text:p>114.83</text:p>
          </table:table-cell>
          <table:table-cell table:number-columns-repeated="5"/>
          <table:table-cell office:value-type="float" office:value="33876" calcext:value-type="float">
            <text:p>33876</text:p>
          </table:table-cell>
          <table:table-cell office:value-type="float" office:value="2.599" calcext:value-type="float">
            <text:p>2.599</text:p>
          </table:table-cell>
          <table:table-cell office:value-type="float" office:value="3520.134" calcext:value-type="float">
            <text:p>3520.134</text:p>
          </table:table-cell>
          <table:table-cell office:value-type="float" office:value="143.857" calcext:value-type="float">
            <text:p>143.857</text:p>
          </table:table-cell>
          <table:table-cell table:number-columns-repeated="5"/>
          <table:table-cell office:value-type="float" office:value="33876" calcext:value-type="float">
            <text:p>33876</text:p>
          </table:table-cell>
          <table:table-cell office:value-type="float" office:value="1.503" calcext:value-type="float">
            <text:p>1.503</text:p>
          </table:table-cell>
          <table:table-cell office:value-type="float" office:value="7059.673" calcext:value-type="float">
            <text:p>7059.673</text:p>
          </table:table-cell>
          <table:table-cell office:value-type="float" office:value="97.679" calcext:value-type="float">
            <text:p>97.679</text:p>
          </table:table-cell>
          <table:table-cell table:number-columns-repeated="1002"/>
        </table:table-row>
        <table:table-row table:style-name="ro1">
          <table:table-cell office:value-type="float" office:value="34872" calcext:value-type="float">
            <text:p>34872</text:p>
          </table:table-cell>
          <table:table-cell office:value-type="float" office:value="0.493" calcext:value-type="float">
            <text:p>0.493</text:p>
          </table:table-cell>
          <table:table-cell office:value-type="float" office:value="3763.157" calcext:value-type="float">
            <text:p>3763.157</text:p>
          </table:table-cell>
          <table:table-cell office:value-type="float" office:value="123.295" calcext:value-type="float">
            <text:p>123.295</text:p>
          </table:table-cell>
          <table:table-cell table:number-columns-repeated="5"/>
          <table:table-cell office:value-type="float" office:value="34872" calcext:value-type="float">
            <text:p>34872</text:p>
          </table:table-cell>
          <table:table-cell office:value-type="float" office:value="2.147" calcext:value-type="float">
            <text:p>2.147</text:p>
          </table:table-cell>
          <table:table-cell office:value-type="float" office:value="6921.593" calcext:value-type="float">
            <text:p>6921.593</text:p>
          </table:table-cell>
          <table:table-cell office:value-type="float" office:value="166.856" calcext:value-type="float">
            <text:p>166.856</text:p>
          </table:table-cell>
          <table:table-cell table:number-columns-repeated="5"/>
          <table:table-cell office:value-type="string" calcext:value-type="string">
            <text:p>Threaded Edge Server</text:p>
          </table:table-cell>
          <table:table-cell table:number-columns-repeated="1005"/>
        </table:table-row>
        <table:table-row table:style-name="ro2">
          <table:table-cell office:value-type="float" office:value="35868" calcext:value-type="float">
            <text:p>35868</text:p>
          </table:table-cell>
          <table:table-cell office:value-type="float" office:value="0.479" calcext:value-type="float">
            <text:p>0.479</text:p>
          </table:table-cell>
          <table:table-cell office:value-type="float" office:value="7215.495" calcext:value-type="float">
            <text:p>7215.495</text:p>
          </table:table-cell>
          <table:table-cell office:value-type="float" office:value="110.01" calcext:value-type="float">
            <text:p>110.01</text:p>
          </table:table-cell>
          <table:table-cell table:number-columns-repeated="5"/>
          <table:table-cell office:value-type="float" office:value="35868" calcext:value-type="float">
            <text:p>35868</text:p>
          </table:table-cell>
          <table:table-cell office:value-type="float" office:value="3.931" calcext:value-type="float">
            <text:p>3.931</text:p>
          </table:table-cell>
          <table:table-cell office:value-type="float" office:value="6622.301" calcext:value-type="float">
            <text:p>6622.301</text:p>
          </table:table-cell>
          <table:table-cell office:value-type="float" office:value="168.198" calcext:value-type="float">
            <text:p>168.198</text:p>
          </table:table-cell>
          <table:table-cell table:number-columns-repeated="1011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0.998" calcext:value-type="float">
            <text:p>0.998</text:p>
          </table:table-cell>
          <table:table-cell office:value-type="float" office:value="3659.349" calcext:value-type="float">
            <text:p>3659.349</text:p>
          </table:table-cell>
          <table:table-cell office:value-type="float" office:value="140.536" calcext:value-type="float">
            <text:p>140.536</text:p>
          </table:table-cell>
          <table:table-cell table:number-columns-repeated="5"/>
          <table:table-cell office:value-type="float" office:value="36864" calcext:value-type="float">
            <text:p>36864</text:p>
          </table:table-cell>
          <table:table-cell office:value-type="float" office:value="2.919" calcext:value-type="float">
            <text:p>2.919</text:p>
          </table:table-cell>
          <table:table-cell office:value-type="float" office:value="13670.914" calcext:value-type="float">
            <text:p>13670.914</text:p>
          </table:table-cell>
          <table:table-cell office:value-type="float" office:value="156.803" calcext:value-type="float">
            <text:p>156.803</text:p>
          </table:table-cell>
          <table:table-cell table:number-columns-repeated="1011"/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1.016" calcext:value-type="float">
            <text:p>1.016</text:p>
          </table:table-cell>
          <table:table-cell office:value-type="float" office:value="14591.183" calcext:value-type="float">
            <text:p>14591.183</text:p>
          </table:table-cell>
          <table:table-cell office:value-type="float" office:value="137.703" calcext:value-type="float">
            <text:p>137.703</text:p>
          </table:table-cell>
          <table:table-cell table:number-columns-repeated="5"/>
          <table:table-cell office:value-type="float" office:value="37860" calcext:value-type="float">
            <text:p>37860</text:p>
          </table:table-cell>
          <table:table-cell office:value-type="float" office:value="2.44" calcext:value-type="float">
            <text:p>2.44</text:p>
          </table:table-cell>
          <table:table-cell office:value-type="float" office:value="3601.079" calcext:value-type="float">
            <text:p>3601.079</text:p>
          </table:table-cell>
          <table:table-cell office:value-type="float" office:value="183.257" calcext:value-type="float">
            <text:p>183.257</text:p>
          </table:table-cell>
          <table:table-cell table:number-columns-repeated="1011"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1.083" calcext:value-type="float">
            <text:p>1.083</text:p>
          </table:table-cell>
          <table:table-cell office:value-type="float" office:value="7027.753" calcext:value-type="float">
            <text:p>7027.753</text:p>
          </table:table-cell>
          <table:table-cell office:value-type="float" office:value="119.784" calcext:value-type="float">
            <text:p>119.784</text:p>
          </table:table-cell>
          <table:table-cell table:number-columns-repeated="5"/>
          <table:table-cell office:value-type="float" office:value="38856" calcext:value-type="float">
            <text:p>38856</text:p>
          </table:table-cell>
          <table:table-cell office:value-type="float" office:value="2.555" calcext:value-type="float">
            <text:p>2.555</text:p>
          </table:table-cell>
          <table:table-cell office:value-type="float" office:value="6857.424" calcext:value-type="float">
            <text:p>6857.424</text:p>
          </table:table-cell>
          <table:table-cell office:value-type="float" office:value="183.333" calcext:value-type="float">
            <text:p>183.333</text:p>
          </table:table-cell>
          <table:table-cell table:number-columns-repeated="1011"/>
        </table:table-row>
        <table:table-row table:style-name="ro1">
          <table:table-cell office:value-type="float" office:value="39852" calcext:value-type="float">
            <text:p>39852</text:p>
          </table:table-cell>
          <table:table-cell office:value-type="float" office:value="1.228" calcext:value-type="float">
            <text:p>1.228</text:p>
          </table:table-cell>
          <table:table-cell office:value-type="float" office:value="7186.849" calcext:value-type="float">
            <text:p>7186.849</text:p>
          </table:table-cell>
          <table:table-cell office:value-type="float" office:value="131.549" calcext:value-type="float">
            <text:p>131.549</text:p>
          </table:table-cell>
          <table:table-cell table:number-columns-repeated="5"/>
          <table:table-cell office:value-type="float" office:value="39852" calcext:value-type="float">
            <text:p>39852</text:p>
          </table:table-cell>
          <table:table-cell office:value-type="float" office:value="2.991" calcext:value-type="float">
            <text:p>2.991</text:p>
          </table:table-cell>
          <table:table-cell office:value-type="float" office:value="3696.189" calcext:value-type="float">
            <text:p>3696.189</text:p>
          </table:table-cell>
          <table:table-cell office:value-type="float" office:value="187.221" calcext:value-type="float">
            <text:p>187.2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readed Level Triggered Server</text:p>
          </table:table-cell>
          <table:table-cell table:number-columns-repeated="8"/>
          <table:table-cell office:value-type="string" calcext:value-type="string">
            <text:p>Non Threaded Level Triggered Server</text:p>
          </table:table-cell>
          <table:table-cell table:number-columns-repeated="1014"/>
        </table:table-row>
        <table:table-row table:style-name="ro1">
          <table:table-cell>
            <draw:frame table:end-cell-address="'High Load'.G54" table:end-x="0.6961in" table:end-y="0.1043in" draw:z-index="2" draw:name="Chart 5" draw:style-name="gr1" draw:text-style-name="P1" svg:width="5.0752in" svg:height="2.9996in" svg:x="0.4776in" svg:y="0.0858in">
              <draw:object draw:notify-on-update-of-ranges="'High Load'.M2:'High Load'.M37 'High Load'.J2:'High Load'.J37 'High Load'.D2:'High Load'.D37 'High Load'.A2:'High Load'.A37 'High Load'.V2:'High Load'.V31 'High Load'.S2:'High Load'.S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High Load'.N54" table:end-x="0.5189in" table:end-y="0.1146in" draw:z-index="0" draw:name="Chart 2" draw:style-name="gr1" draw:text-style-name="P1" svg:width="4.9094in" svg:height="2.9996in" svg:x="0.1547in" svg:y="0.0961in">
              <draw:object draw:notify-on-update-of-ranges="'High Load'.B2:'High Load'.B37 'High Load'.A2:'High Load'.A37 'High Load'.K2:'High Load'.K37 'High Load'.J2:'High Load'.J37 'High Load'.T2:'High Load'.T31 'High Load'.S2:'High Load'.S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High Load'.U54" table:end-x="0.4563in" table:end-y="0.0937in" draw:z-index="1" draw:name="Chart 4" draw:style-name="gr1" draw:text-style-name="P1" svg:width="4.8539in" svg:height="2.9996in" svg:x="0.7067in" svg:y="0.0752in">
              <draw:object draw:notify-on-update-of-ranges="'High Load'.C2:'High Load'.C37 'High Load'.A2:'High Load'.A37 'High Load'.L2:'High Load'.L37 'High Load'.J2:'High Load'.J37 'High Load'.U2:'High Load'.U31 'High Load'.S2:'High Load'.S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Load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6" table:default-cell-style-name="Default"/>
        <table:table-row table:style-name="ro2"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5"/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5"/>
          <table:table-cell office:value-type="string" calcext:value-type="string">
            <text:p>Clients</text:p>
          </table:table-cell>
          <table:table-cell office:value-type="string" calcext:value-type="string">
            <text:p>Min RTT</text:p>
          </table:table-cell>
          <table:table-cell office:value-type="string" calcext:value-type="string">
            <text:p>Max RTT</text:p>
          </table:table-cell>
          <table:table-cell office:value-type="string" calcext:value-type="string">
            <text:p>AVG RTT</text:p>
          </table:table-cell>
          <table:table-cell table:number-columns-repeated="1002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0.143" calcext:value-type="float">
            <text:p>0.143</text:p>
          </table:table-cell>
          <table:table-cell office:value-type="float" office:value="420.847" calcext:value-type="float">
            <text:p>420.847</text:p>
          </table:table-cell>
          <table:table-cell office:value-type="float" office:value="26.485" calcext:value-type="float">
            <text:p>26.485</text:p>
          </table:table-cell>
          <table:table-cell office:value-type="string" calcext:value-type="string">
            <text:p>Total AVG:</text:p>
          </table:table-cell>
          <table:table-cell table:formula="of:=AVERAGE([.D2:.D37])" office:value-type="float" office:value="102.983916666667" calcext:value-type="float">
            <text:p>102.9839166667</text:p>
          </table:table-cell>
          <table:table-cell table:number-columns-repeated="2"/>
          <table:table-cell table:style-name="ce1"/>
          <table:table-cell office:value-type="float" office:value="4992" calcext:value-type="float">
            <text:p>4992</text:p>
          </table:table-cell>
          <table:table-cell office:value-type="float" office:value="0.842" calcext:value-type="float">
            <text:p>0.842</text:p>
          </table:table-cell>
          <table:table-cell office:value-type="float" office:value="405.709" calcext:value-type="float">
            <text:p>405.709</text:p>
          </table:table-cell>
          <table:table-cell office:value-type="float" office:value="14.628" calcext:value-type="float">
            <text:p>14.628</text:p>
          </table:table-cell>
          <table:table-cell office:value-type="string" calcext:value-type="string">
            <text:p>Total AVG</text:p>
          </table:table-cell>
          <table:table-cell table:formula="of:=AVERAGE([.M2:.M37])" office:value-type="float" office:value="77.83775" calcext:value-type="float">
            <text:p>77.83775</text:p>
          </table:table-cell>
          <table:table-cell table:number-columns-repeated="3"/>
          <table:table-cell office:value-type="float" office:value="4992" calcext:value-type="float">
            <text:p>4992</text:p>
          </table:table-cell>
          <table:table-cell office:value-type="float" office:value="1.331" calcext:value-type="float">
            <text:p>1.331</text:p>
          </table:table-cell>
          <table:table-cell office:value-type="float" office:value="406.274" calcext:value-type="float">
            <text:p>406.274</text:p>
          </table:table-cell>
          <table:table-cell office:value-type="float" office:value="17.709" calcext:value-type="float">
            <text:p>17.709</text:p>
          </table:table-cell>
          <table:table-cell office:value-type="string" calcext:value-type="string">
            <text:p>Total AVG</text:p>
          </table:table-cell>
          <table:table-cell table:formula="of:=AVERAGE([.V2:.V31])" office:value-type="float" office:value="73.9733666666667" calcext:value-type="float">
            <text:p>73.9733666667</text:p>
          </table:table-cell>
          <table:table-cell table:number-columns-repeated="1000"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0.255" calcext:value-type="float">
            <text:p>0.255</text:p>
          </table:table-cell>
          <table:table-cell office:value-type="float" office:value="830.155" calcext:value-type="float">
            <text:p>830.155</text:p>
          </table:table-cell>
          <table:table-cell office:value-type="float" office:value="38.753" calcext:value-type="float">
            <text:p>38.753</text:p>
          </table:table-cell>
          <table:table-cell office:value-type="string" calcext:value-type="string">
            <text:p>AVG Min</text:p>
          </table:table-cell>
          <table:table-cell table:formula="of:=AVERAGE([.B2:.B37])" office:value-type="float" office:value="1.08480555555556" calcext:value-type="float">
            <text:p>1.0848055556</text:p>
          </table:table-cell>
          <table:table-cell table:number-columns-repeated="2"/>
          <table:table-cell table:style-name="ce1"/>
          <table:table-cell office:value-type="float" office:value="5988" calcext:value-type="float">
            <text:p>5988</text:p>
          </table:table-cell>
          <table:table-cell office:value-type="float" office:value="1.15" calcext:value-type="float">
            <text:p>1.1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18.372" calcext:value-type="float">
            <text:p>18.372</text:p>
          </table:table-cell>
          <table:table-cell office:value-type="string" calcext:value-type="string">
            <text:p>Min AVG</text:p>
          </table:table-cell>
          <table:table-cell table:formula="of:=AVERAGE([.K2:.K37])" office:value-type="float" office:value="3.25908333333333" calcext:value-type="float">
            <text:p>3.2590833333</text:p>
          </table:table-cell>
          <table:table-cell table:number-columns-repeated="3"/>
          <table:table-cell office:value-type="float" office:value="5988" calcext:value-type="float">
            <text:p>5988</text:p>
          </table:table-cell>
          <table:table-cell office:value-type="float" office:value="1.302" calcext:value-type="float">
            <text:p>1.302</text:p>
          </table:table-cell>
          <table:table-cell office:value-type="float" office:value="423.357" calcext:value-type="float">
            <text:p>423.357</text:p>
          </table:table-cell>
          <table:table-cell office:value-type="float" office:value="33.258" calcext:value-type="float">
            <text:p>33.258</text:p>
          </table:table-cell>
          <table:table-cell office:value-type="string" calcext:value-type="string">
            <text:p>Min AVG</text:p>
          </table:table-cell>
          <table:table-cell table:formula="of:=AVERAGE([.T2:.T31])" office:value-type="float" office:value="3.28486666666667" calcext:value-type="float">
            <text:p>3.2848666667</text:p>
          </table:table-cell>
          <table:table-cell table:number-columns-repeated="1000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0.262" calcext:value-type="float">
            <text:p>0.262</text:p>
          </table:table-cell>
          <table:table-cell office:value-type="float" office:value="428.479" calcext:value-type="float">
            <text:p>428.479</text:p>
          </table:table-cell>
          <table:table-cell office:value-type="float" office:value="34.875" calcext:value-type="float">
            <text:p>34.875</text:p>
          </table:table-cell>
          <table:table-cell office:value-type="string" calcext:value-type="string">
            <text:p>AVG Max</text:p>
          </table:table-cell>
          <table:table-cell table:formula="of:=AVERAGE([.C2:.C37])" office:value-type="float" office:value="1929.03630555556" calcext:value-type="float">
            <text:p>1929.0363055556</text:p>
          </table:table-cell>
          <table:table-cell table:number-columns-repeated="2"/>
          <table:table-cell table:style-name="ce1"/>
          <table:table-cell office:value-type="float" office:value="6984" calcext:value-type="float">
            <text:p>6984</text:p>
          </table:table-cell>
          <table:table-cell office:value-type="float" office:value="1.52" calcext:value-type="float">
            <text:p>1.52</text:p>
          </table:table-cell>
          <table:table-cell office:value-type="float" office:value="425.457" calcext:value-type="float">
            <text:p>425.457</text:p>
          </table:table-cell>
          <table:table-cell office:value-type="float" office:value="32.853" calcext:value-type="float">
            <text:p>32.853</text:p>
          </table:table-cell>
          <table:table-cell office:value-type="string" calcext:value-type="string">
            <text:p>Max AVG</text:p>
          </table:table-cell>
          <table:table-cell table:formula="of:=AVERAGE([.L2:.L37])" office:value-type="float" office:value="1086.44066666667" calcext:value-type="float">
            <text:p>1086.4406666667</text:p>
          </table:table-cell>
          <table:table-cell table:number-columns-repeated="3"/>
          <table:table-cell office:value-type="float" office:value="6984" calcext:value-type="float">
            <text:p>6984</text:p>
          </table:table-cell>
          <table:table-cell office:value-type="float" office:value="1.512" calcext:value-type="float">
            <text:p>1.512</text:p>
          </table:table-cell>
          <table:table-cell office:value-type="float" office:value="624.148" calcext:value-type="float">
            <text:p>624.148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Max AVG</text:p>
          </table:table-cell>
          <table:table-cell table:formula="of:=AVERAGE([.U2:.U31])" office:value-type="float" office:value="2297.53666666667" calcext:value-type="float">
            <text:p>2297.5366666667</text:p>
          </table:table-cell>
          <table:table-cell table:number-columns-repeated="1000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23" calcext:value-type="float">
            <text:p>0.23</text:p>
          </table:table-cell>
          <table:table-cell office:value-type="float" office:value="864.52" calcext:value-type="float">
            <text:p>864.52</text:p>
          </table:table-cell>
          <table:table-cell office:value-type="float" office:value="44.508" calcext:value-type="float">
            <text:p>44.508</text:p>
          </table:table-cell>
          <table:table-cell table:number-columns-repeated="5"/>
          <table:table-cell office:value-type="float" office:value="7980" calcext:value-type="float">
            <text:p>7980</text:p>
          </table:table-cell>
          <table:table-cell office:value-type="float" office:value="1.658" calcext:value-type="float">
            <text:p>1.658</text:p>
          </table:table-cell>
          <table:table-cell office:value-type="float" office:value="439.815" calcext:value-type="float">
            <text:p>439.815</text:p>
          </table:table-cell>
          <table:table-cell office:value-type="float" office:value="29.54" calcext:value-type="float">
            <text:p>29.54</text:p>
          </table:table-cell>
          <table:table-cell table:number-columns-repeated="5"/>
          <table:table-cell office:value-type="float" office:value="7980" calcext:value-type="float">
            <text:p>7980</text:p>
          </table:table-cell>
          <table:table-cell office:value-type="float" office:value="1.729" calcext:value-type="float">
            <text:p>1.729</text:p>
          </table:table-cell>
          <table:table-cell office:value-type="float" office:value="835.938" calcext:value-type="float">
            <text:p>835.938</text:p>
          </table:table-cell>
          <table:table-cell office:value-type="float" office:value="66.345" calcext:value-type="float">
            <text:p>66.345</text:p>
          </table:table-cell>
          <table:table-cell table:number-columns-repeated="1002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0.609" calcext:value-type="float">
            <text:p>0.609</text:p>
          </table:table-cell>
          <table:table-cell office:value-type="float" office:value="486.244" calcext:value-type="float">
            <text:p>486.244</text:p>
          </table:table-cell>
          <table:table-cell office:value-type="float" office:value="39.691" calcext:value-type="float">
            <text:p>39.691</text:p>
          </table:table-cell>
          <table:table-cell/>
          <table:table-cell office:value-type="string" calcext:value-type="string">
            <text:p>Versus LT</text:p>
          </table:table-cell>
          <table:table-cell/>
          <table:table-cell office:value-type="string" calcext:value-type="string">
            <text:p>*percent compared to comp.</text:p>
          </table:table-cell>
          <table:table-cell/>
          <table:table-cell office:value-type="float" office:value="8976" calcext:value-type="float">
            <text:p>8976</text:p>
          </table:table-cell>
          <table:table-cell office:value-type="float" office:value="1.153" calcext:value-type="float">
            <text:p>1.153</text:p>
          </table:table-cell>
          <table:table-cell office:value-type="float" office:value="461.676" calcext:value-type="float">
            <text:p>461.676</text:p>
          </table:table-cell>
          <table:table-cell office:value-type="float" office:value="48.322" calcext:value-type="float">
            <text:p>48.322</text:p>
          </table:table-cell>
          <table:table-cell/>
          <table:table-cell office:value-type="string" calcext:value-type="string">
            <text:p>Versus ETT</text:p>
          </table:table-cell>
          <table:table-cell table:number-columns-repeated="3"/>
          <table:table-cell office:value-type="float" office:value="8976" calcext:value-type="float">
            <text:p>8976</text:p>
          </table:table-cell>
          <table:table-cell office:value-type="float" office:value="0.64" calcext:value-type="float">
            <text:p>0.64</text:p>
          </table:table-cell>
          <table:table-cell office:value-type="float" office:value="849.729" calcext:value-type="float">
            <text:p>849.729</text:p>
          </table:table-cell>
          <table:table-cell office:value-type="float" office:value="28.977" calcext:value-type="float">
            <text:p>28.977</text:p>
          </table:table-cell>
          <table:table-cell table:number-columns-repeated="1002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0.407" calcext:value-type="float">
            <text:p>0.407</text:p>
          </table:table-cell>
          <table:table-cell office:value-type="float" office:value="856.147" calcext:value-type="float">
            <text:p>856.147</text:p>
          </table:table-cell>
          <table:table-cell office:value-type="float" office:value="37.772" calcext:value-type="float">
            <text:p>37.772</text:p>
          </table:table-cell>
          <table:table-cell/>
          <table:table-cell office:value-type="string" calcext:value-type="string">
            <text:p>Min</text:p>
          </table:table-cell>
          <table:table-cell table:formula="of:=[.F3]/[.O3]" office:value-type="float" office:value="0.33285603484279" calcext:value-type="float">
            <text:p>0.3328560348</text:p>
          </table:table-cell>
          <table:table-cell table:formula="of:=[.G7]*100" office:value-type="float" office:value="33.285603484279" calcext:value-type="float">
            <text:p>33.2856034843</text:p>
          </table:table-cell>
          <table:table-cell/>
          <table:table-cell office:value-type="float" office:value="9972" calcext:value-type="float">
            <text:p>9972</text:p>
          </table:table-cell>
          <table:table-cell office:value-type="float" office:value="1.976" calcext:value-type="float">
            <text:p>1.976</text:p>
          </table:table-cell>
          <table:table-cell office:value-type="float" office:value="1713.958" calcext:value-type="float">
            <text:p>1713.958</text:p>
          </table:table-cell>
          <table:table-cell office:value-type="float" office:value="44.004" calcext:value-type="float">
            <text:p>44.004</text:p>
          </table:table-cell>
          <table:table-cell/>
          <table:table-cell office:value-type="string" calcext:value-type="string">
            <text:p>Min</text:p>
          </table:table-cell>
          <table:table-cell table:formula="of:=[.O3]/[.X3]" office:value-type="float" office:value="0.992150873703651" calcext:value-type="float">
            <text:p>0.9921508737</text:p>
          </table:table-cell>
          <table:table-cell table:number-columns-repeated="2"/>
          <table:table-cell office:value-type="float" office:value="9972" calcext:value-type="float">
            <text:p>9972</text:p>
          </table:table-cell>
          <table:table-cell office:value-type="float" office:value="2.454" calcext:value-type="float">
            <text:p>2.454</text:p>
          </table:table-cell>
          <table:table-cell office:value-type="float" office:value="3336.155" calcext:value-type="float">
            <text:p>3336.155</text:p>
          </table:table-cell>
          <table:table-cell office:value-type="float" office:value="50.146" calcext:value-type="float">
            <text:p>50.146</text:p>
          </table:table-cell>
          <table:table-cell table:number-columns-repeated="1002"/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0.432" calcext:value-type="float">
            <text:p>0.432</text:p>
          </table:table-cell>
          <table:table-cell office:value-type="float" office:value="846.851" calcext:value-type="float">
            <text:p>846.851</text:p>
          </table:table-cell>
          <table:table-cell office:value-type="float" office:value="35.865" calcext:value-type="float">
            <text:p>35.865</text:p>
          </table:table-cell>
          <table:table-cell/>
          <table:table-cell office:value-type="string" calcext:value-type="string">
            <text:p>Max</text:p>
          </table:table-cell>
          <table:table-cell table:formula="of:=[.F4]/[.O4]" office:value-type="float" office:value="1.77555605634137" calcext:value-type="float">
            <text:p>1.7755560563</text:p>
          </table:table-cell>
          <table:table-cell table:formula="of:=[.G8]*100" office:value-type="float" office:value="177.555605634137" calcext:value-type="float">
            <text:p>177.5556056341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1.908" calcext:value-type="float">
            <text:p>1.908</text:p>
          </table:table-cell>
          <table:table-cell office:value-type="float" office:value="441.266" calcext:value-type="float">
            <text:p>441.266</text:p>
          </table:table-cell>
          <table:table-cell office:value-type="float" office:value="29.205" calcext:value-type="float">
            <text:p>29.205</text:p>
          </table:table-cell>
          <table:table-cell/>
          <table:table-cell office:value-type="string" calcext:value-type="string">
            <text:p>Max</text:p>
          </table:table-cell>
          <table:table-cell table:formula="of:=[.O4]/[.X4]" office:value-type="float" office:value="0.47287195996872" calcext:value-type="float">
            <text:p>0.47287196</text:p>
          </table:table-cell>
          <table:table-cell table:number-columns-repeated="2"/>
          <table:table-cell office:value-type="float" office:value="10968" calcext:value-type="float">
            <text:p>10968</text:p>
          </table:table-cell>
          <table:table-cell office:value-type="float" office:value="2.768" calcext:value-type="float">
            <text:p>2.768</text:p>
          </table:table-cell>
          <table:table-cell office:value-type="float" office:value="1718.255" calcext:value-type="float">
            <text:p>1718.255</text:p>
          </table:table-cell>
          <table:table-cell office:value-type="float" office:value="69.192" calcext:value-type="float">
            <text:p>69.192</text:p>
          </table:table-cell>
          <table:table-cell table:number-columns-repeated="1002"/>
        </table:table-row>
        <table:table-row table:style-name="ro1">
          <table:table-cell office:value-type="float" office:value="11964" calcext:value-type="float">
            <text:p>11964</text:p>
          </table:table-cell>
          <table:table-cell office:value-type="float" office:value="0.165" calcext:value-type="float">
            <text:p>0.165</text:p>
          </table:table-cell>
          <table:table-cell office:value-type="float" office:value="1698.578" calcext:value-type="float">
            <text:p>1698.578</text:p>
          </table:table-cell>
          <table:table-cell office:value-type="float" office:value="47.503" calcext:value-type="float">
            <text:p>47.503</text:p>
          </table:table-cell>
          <table:table-cell/>
          <table:table-cell office:value-type="string" calcext:value-type="string">
            <text:p>Avg</text:p>
          </table:table-cell>
          <table:table-cell table:formula="of:=[.F2]/[.O2]" office:value-type="float" office:value="1.32305875576654" calcext:value-type="float">
            <text:p>1.3230587558</text:p>
          </table:table-cell>
          <table:table-cell table:formula="of:=[.G9]*100" office:value-type="float" office:value="132.305875576654" calcext:value-type="float">
            <text:p>132.3058755767</text:p>
          </table:table-cell>
          <table:table-cell/>
          <table:table-cell office:value-type="float" office:value="11964" calcext:value-type="float">
            <text:p>11964</text:p>
          </table:table-cell>
          <table:table-cell office:value-type="float" office:value="2.223" calcext:value-type="float">
            <text:p>2.223</text:p>
          </table:table-cell>
          <table:table-cell office:value-type="float" office:value="805.415" calcext:value-type="float">
            <text:p>805.415</text:p>
          </table:table-cell>
          <table:table-cell office:value-type="float" office:value="48.573" calcext:value-type="float">
            <text:p>48.573</text:p>
          </table:table-cell>
          <table:table-cell/>
          <table:table-cell office:value-type="string" calcext:value-type="string">
            <text:p>Avg</text:p>
          </table:table-cell>
          <table:table-cell table:formula="of:=[.O2]/[.X2]" office:value-type="float" office:value="1.05224019816141" calcext:value-type="float">
            <text:p>1.0522401982</text:p>
          </table:table-cell>
          <table:table-cell table:number-columns-repeated="2"/>
          <table:table-cell office:value-type="float" office:value="11964" calcext:value-type="float">
            <text:p>11964</text:p>
          </table:table-cell>
          <table:table-cell office:value-type="float" office:value="2.031" calcext:value-type="float">
            <text:p>2.031</text:p>
          </table:table-cell>
          <table:table-cell office:value-type="float" office:value="864.776" calcext:value-type="float">
            <text:p>864.776</text:p>
          </table:table-cell>
          <table:table-cell office:value-type="float" office:value="55.005" calcext:value-type="float">
            <text:p>55.005</text:p>
          </table:table-cell>
          <table:table-cell table:number-columns-repeated="1002"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0.962" calcext:value-type="float">
            <text:p>0.962</text:p>
          </table:table-cell>
          <table:table-cell office:value-type="float" office:value="3493.907" calcext:value-type="float">
            <text:p>3493.907</text:p>
          </table:table-cell>
          <table:table-cell office:value-type="float" office:value="78.493" calcext:value-type="float">
            <text:p>78.493</text:p>
          </table:table-cell>
          <table:table-cell table:number-columns-repeated="2"/>
          <table:table-cell office:value-type="string" calcext:value-type="string">
            <text:p>Lower Min times</text:p>
          </table:table-cell>
          <table:table-cell table:number-columns-repeated="2"/>
          <table:table-cell office:value-type="float" office:value="12960" calcext:value-type="float">
            <text:p>12960</text:p>
          </table:table-cell>
          <table:table-cell office:value-type="float" office:value="2.413" calcext:value-type="float">
            <text:p>2.413</text:p>
          </table:table-cell>
          <table:table-cell office:value-type="float" office:value="481.513" calcext:value-type="float">
            <text:p>481.513</text:p>
          </table:table-cell>
          <table:table-cell office:value-type="float" office:value="41.292" calcext:value-type="float">
            <text:p>41.292</text:p>
          </table:table-cell>
          <table:table-cell/>
          <table:table-cell office:value-type="string" calcext:value-type="string">
            <text:p>Lower Min and Max times</text:p>
          </table:table-cell>
          <table:table-cell table:number-columns-repeated="3"/>
          <table:table-cell office:value-type="float" office:value="12960" calcext:value-type="float">
            <text:p>12960</text:p>
          </table:table-cell>
          <table:table-cell office:value-type="float" office:value="1.028" calcext:value-type="float">
            <text:p>1.028</text:p>
          </table:table-cell>
          <table:table-cell office:value-type="float" office:value="855.244" calcext:value-type="float">
            <text:p>855.244</text:p>
          </table:table-cell>
          <table:table-cell office:value-type="float" office:value="28.696" calcext:value-type="float">
            <text:p>28.696</text:p>
          </table:table-cell>
          <table:table-cell table:number-columns-repeated="1002"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float" office:value="1.149" calcext:value-type="float">
            <text:p>1.149</text:p>
          </table:table-cell>
          <table:table-cell office:value-type="float" office:value="1735.443" calcext:value-type="float">
            <text:p>1735.443</text:p>
          </table:table-cell>
          <table:table-cell office:value-type="float" office:value="62.579" calcext:value-type="float">
            <text:p>62.579</text:p>
          </table:table-cell>
          <table:table-cell/>
          <table:table-cell office:value-type="string" calcext:value-type="string">
            <text:p>Versus ETT</text:p>
          </table:table-cell>
          <table:table-cell table:number-columns-repeated="3"/>
          <table:table-cell office:value-type="float" office:value="13956" calcext:value-type="float">
            <text:p>13956</text:p>
          </table:table-cell>
          <table:table-cell office:value-type="float" office:value="3.152" calcext:value-type="float">
            <text:p>3.152</text:p>
          </table:table-cell>
          <table:table-cell office:value-type="float" office:value="452.421" calcext:value-type="float">
            <text:p>452.421</text:p>
          </table:table-cell>
          <table:table-cell office:value-type="float" office:value="50.219" calcext:value-type="float">
            <text:p>50.219</text:p>
          </table:table-cell>
          <table:table-cell table:number-columns-repeated="5"/>
          <table:table-cell office:value-type="float" office:value="13956" calcext:value-type="float">
            <text:p>13956</text:p>
          </table:table-cell>
          <table:table-cell office:value-type="float" office:value="4.176" calcext:value-type="float">
            <text:p>4.176</text:p>
          </table:table-cell>
          <table:table-cell office:value-type="float" office:value="3353.464" calcext:value-type="float">
            <text:p>3353.464</text:p>
          </table:table-cell>
          <table:table-cell office:value-type="float" office:value="54.218" calcext:value-type="float">
            <text:p>54.218</text:p>
          </table:table-cell>
          <table:table-cell table:number-columns-repeated="1002"/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float" office:value="0.957" calcext:value-type="float">
            <text:p>0.957</text:p>
          </table:table-cell>
          <table:table-cell office:value-type="float" office:value="1732.464" calcext:value-type="float">
            <text:p>1732.464</text:p>
          </table:table-cell>
          <table:table-cell office:value-type="float" office:value="103.046" calcext:value-type="float">
            <text:p>103.046</text:p>
          </table:table-cell>
          <table:table-cell/>
          <table:table-cell office:value-type="string" calcext:value-type="string">
            <text:p>Min </text:p>
          </table:table-cell>
          <table:table-cell table:formula="of:=[.F3]/[.X3]" office:value-type="float" office:value="0.330243405786807" calcext:value-type="float">
            <text:p>0.3302434058</text:p>
          </table:table-cell>
          <table:table-cell table:formula="of:=[.G12]*100" office:value-type="float" office:value="33.0243405786807" calcext:value-type="float">
            <text:p>33.0243405787</text:p>
          </table:table-cell>
          <table:table-cell/>
          <table:table-cell office:value-type="float" office:value="14952" calcext:value-type="float">
            <text:p>14952</text:p>
          </table:table-cell>
          <table:table-cell office:value-type="float" office:value="2.496" calcext:value-type="float">
            <text:p>2.496</text:p>
          </table:table-cell>
          <table:table-cell office:value-type="float" office:value="447.702" calcext:value-type="float">
            <text:p>447.702</text:p>
          </table:table-cell>
          <table:table-cell office:value-type="float" office:value="34.877" calcext:value-type="float">
            <text:p>34.877</text:p>
          </table:table-cell>
          <table:table-cell table:number-columns-repeated="5"/>
          <table:table-cell office:value-type="float" office:value="14952" calcext:value-type="float">
            <text:p>14952</text:p>
          </table:table-cell>
          <table:table-cell office:value-type="float" office:value="3.671" calcext:value-type="float">
            <text:p>3.671</text:p>
          </table:table-cell>
          <table:table-cell office:value-type="float" office:value="1687.386" calcext:value-type="float">
            <text:p>1687.386</text:p>
          </table:table-cell>
          <table:table-cell office:value-type="float" office:value="86.648" calcext:value-type="float">
            <text:p>86.648</text:p>
          </table:table-cell>
          <table:table-cell table:number-columns-repeated="1002"/>
        </table:table-row>
        <table:table-row table:style-name="ro1">
          <table:table-cell office:value-type="float" office:value="15948" calcext:value-type="float">
            <text:p>15948</text:p>
          </table:table-cell>
          <table:table-cell office:value-type="float" office:value="0.554" calcext:value-type="float">
            <text:p>0.554</text:p>
          </table:table-cell>
          <table:table-cell office:value-type="float" office:value="1738.813" calcext:value-type="float">
            <text:p>1738.813</text:p>
          </table:table-cell>
          <table:table-cell office:value-type="float" office:value="72.984" calcext:value-type="float">
            <text:p>72.984</text:p>
          </table:table-cell>
          <table:table-cell/>
          <table:table-cell office:value-type="string" calcext:value-type="string">
            <text:p>Max</text:p>
          </table:table-cell>
          <table:table-cell table:formula="of:=[.F4]/[.X4]" office:value-type="float" office:value="0.839610672396475" calcext:value-type="float">
            <text:p>0.8396106724</text:p>
          </table:table-cell>
          <table:table-cell table:formula="of:=[.G13]*100" office:value-type="float" office:value="83.9610672396475" calcext:value-type="float">
            <text:p>83.9610672396</text:p>
          </table:table-cell>
          <table:table-cell/>
          <table:table-cell office:value-type="float" office:value="15948" calcext:value-type="float">
            <text:p>15948</text:p>
          </table:table-cell>
          <table:table-cell office:value-type="float" office:value="2.936" calcext:value-type="float">
            <text:p>2.936</text:p>
          </table:table-cell>
          <table:table-cell office:value-type="float" office:value="929.702" calcext:value-type="float">
            <text:p>929.702</text:p>
          </table:table-cell>
          <table:table-cell office:value-type="float" office:value="97.362" calcext:value-type="float">
            <text:p>97.362</text:p>
          </table:table-cell>
          <table:table-cell table:number-columns-repeated="5"/>
          <table:table-cell office:value-type="float" office:value="15948" calcext:value-type="float">
            <text:p>15948</text:p>
          </table:table-cell>
          <table:table-cell office:value-type="float" office:value="2.776" calcext:value-type="float">
            <text:p>2.776</text:p>
          </table:table-cell>
          <table:table-cell office:value-type="float" office:value="3416.7" calcext:value-type="float">
            <text:p>3416.7</text:p>
          </table:table-cell>
          <table:table-cell office:value-type="float" office:value="41.016" calcext:value-type="float">
            <text:p>41.016</text:p>
          </table:table-cell>
          <table:table-cell table:number-columns-repeated="1002"/>
        </table:table-row>
        <table:table-row table:style-name="ro1">
          <table:table-cell office:value-type="float" office:value="16944" calcext:value-type="float">
            <text:p>16944</text:p>
          </table:table-cell>
          <table:table-cell office:value-type="float" office:value="0.524" calcext:value-type="float">
            <text:p>0.524</text:p>
          </table:table-cell>
          <table:table-cell office:value-type="float" office:value="874.913" calcext:value-type="float">
            <text:p>874.913</text:p>
          </table:table-cell>
          <table:table-cell office:value-type="float" office:value="55.666" calcext:value-type="float">
            <text:p>55.666</text:p>
          </table:table-cell>
          <table:table-cell/>
          <table:table-cell office:value-type="string" calcext:value-type="string">
            <text:p>Avg</text:p>
          </table:table-cell>
          <table:table-cell table:formula="of:=[.F2]/[.X2]" office:value-type="float" office:value="1.39217560734697" calcext:value-type="float">
            <text:p>1.3921756073</text:p>
          </table:table-cell>
          <table:table-cell table:formula="of:=[.G14]*100" office:value-type="float" office:value="139.217560734697" calcext:value-type="float">
            <text:p>139.2175607347</text:p>
          </table:table-cell>
          <table:table-cell/>
          <table:table-cell office:value-type="float" office:value="16944" calcext:value-type="float">
            <text:p>16944</text:p>
          </table:table-cell>
          <table:table-cell office:value-type="float" office:value="1.86" calcext:value-type="float">
            <text:p>1.86</text:p>
          </table:table-cell>
          <table:table-cell office:value-type="float" office:value="924.176" calcext:value-type="float">
            <text:p>924.176</text:p>
          </table:table-cell>
          <table:table-cell office:value-type="float" office:value="44.118" calcext:value-type="float">
            <text:p>44.118</text:p>
          </table:table-cell>
          <table:table-cell table:number-columns-repeated="5"/>
          <table:table-cell office:value-type="float" office:value="16944" calcext:value-type="float">
            <text:p>16944</text:p>
          </table:table-cell>
          <table:table-cell office:value-type="float" office:value="2.901" calcext:value-type="float">
            <text:p>2.901</text:p>
          </table:table-cell>
          <table:table-cell office:value-type="float" office:value="3504.768" calcext:value-type="float">
            <text:p>3504.768</text:p>
          </table:table-cell>
          <table:table-cell office:value-type="float" office:value="47.341" calcext:value-type="float">
            <text:p>47.341</text:p>
          </table:table-cell>
          <table:table-cell table:number-columns-repeated="1002"/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1.156" calcext:value-type="float">
            <text:p>1.156</text:p>
          </table:table-cell>
          <table:table-cell office:value-type="float" office:value="1741.972" calcext:value-type="float">
            <text:p>1741.972</text:p>
          </table:table-cell>
          <table:table-cell office:value-type="float" office:value="76.352" calcext:value-type="float">
            <text:p>76.352</text:p>
          </table:table-cell>
          <table:table-cell table:number-columns-repeated="2"/>
          <table:table-cell office:value-type="string" calcext:value-type="string">
            <text:p>Lower Min and Max times</text:p>
          </table:table-cell>
          <table:table-cell table:number-columns-repeated="2"/>
          <table:table-cell office:value-type="float" office:value="17940" calcext:value-type="float">
            <text:p>17940</text:p>
          </table:table-cell>
          <table:table-cell office:value-type="float" office:value="3.633" calcext:value-type="float">
            <text:p>3.633</text:p>
          </table:table-cell>
          <table:table-cell office:value-type="float" office:value="930.303" calcext:value-type="float">
            <text:p>930.303</text:p>
          </table:table-cell>
          <table:table-cell office:value-type="float" office:value="59.461" calcext:value-type="float">
            <text:p>59.461</text:p>
          </table:table-cell>
          <table:table-cell table:number-columns-repeated="5"/>
          <table:table-cell office:value-type="float" office:value="17940" calcext:value-type="float">
            <text:p>17940</text:p>
          </table:table-cell>
          <table:table-cell office:value-type="float" office:value="3.883" calcext:value-type="float">
            <text:p>3.883</text:p>
          </table:table-cell>
          <table:table-cell office:value-type="float" office:value="3493.306" calcext:value-type="float">
            <text:p>3493.306</text:p>
          </table:table-cell>
          <table:table-cell office:value-type="float" office:value="66.75" calcext:value-type="float">
            <text:p>66.75</text:p>
          </table:table-cell>
          <table:table-cell table:number-columns-repeated="1002"/>
        </table:table-row>
        <table:table-row table:style-name="ro1">
          <table:table-cell office:value-type="float" office:value="18936" calcext:value-type="float">
            <text:p>18936</text:p>
          </table:table-cell>
          <table:table-cell office:value-type="float" office:value="0.562" calcext:value-type="float">
            <text:p>0.562</text:p>
          </table:table-cell>
          <table:table-cell office:value-type="float" office:value="1771.893" calcext:value-type="float">
            <text:p>1771.893</text:p>
          </table:table-cell>
          <table:table-cell office:value-type="float" office:value="79.359" calcext:value-type="float">
            <text:p>79.359</text:p>
          </table:table-cell>
          <table:table-cell table:number-columns-repeated="5"/>
          <table:table-cell office:value-type="float" office:value="18936" calcext:value-type="float">
            <text:p>18936</text:p>
          </table:table-cell>
          <table:table-cell office:value-type="float" office:value="1.328" calcext:value-type="float">
            <text:p>1.328</text:p>
          </table:table-cell>
          <table:table-cell office:value-type="float" office:value="904.419" calcext:value-type="float">
            <text:p>904.419</text:p>
          </table:table-cell>
          <table:table-cell office:value-type="float" office:value="48.729" calcext:value-type="float">
            <text:p>48.729</text:p>
          </table:table-cell>
          <table:table-cell table:number-columns-repeated="5"/>
          <table:table-cell office:value-type="float" office:value="18936" calcext:value-type="float">
            <text:p>18936</text:p>
          </table:table-cell>
          <table:table-cell office:value-type="float" office:value="3.767" calcext:value-type="float">
            <text:p>3.767</text:p>
          </table:table-cell>
          <table:table-cell office:value-type="float" office:value="3417.961" calcext:value-type="float">
            <text:p>3417.961</text:p>
          </table:table-cell>
          <table:table-cell office:value-type="float" office:value="91.768" calcext:value-type="float">
            <text:p>91.768</text:p>
          </table:table-cell>
          <table:table-cell table:number-columns-repeated="1002"/>
        </table:table-row>
        <table:table-row table:style-name="ro1">
          <table:table-cell office:value-type="float" office:value="19932" calcext:value-type="float">
            <text:p>19932</text:p>
          </table:table-cell>
          <table:table-cell office:value-type="float" office:value="1.635" calcext:value-type="float">
            <text:p>1.635</text:p>
          </table:table-cell>
          <table:table-cell office:value-type="float" office:value="1754.831" calcext:value-type="float">
            <text:p>1754.831</text:p>
          </table:table-cell>
          <table:table-cell office:value-type="float" office:value="61.436" calcext:value-type="float">
            <text:p>61.436</text:p>
          </table:table-cell>
          <table:table-cell table:number-columns-repeated="5"/>
          <table:table-cell office:value-type="float" office:value="19932" calcext:value-type="float">
            <text:p>19932</text:p>
          </table:table-cell>
          <table:table-cell office:value-type="float" office:value="3.94" calcext:value-type="float">
            <text:p>3.94</text:p>
          </table:table-cell>
          <table:table-cell office:value-type="float" office:value="1723.227" calcext:value-type="float">
            <text:p>1723.227</text:p>
          </table:table-cell>
          <table:table-cell office:value-type="float" office:value="51.379" calcext:value-type="float">
            <text:p>51.379</text:p>
          </table:table-cell>
          <table:table-cell table:number-columns-repeated="5"/>
          <table:table-cell office:value-type="float" office:value="19932" calcext:value-type="float">
            <text:p>19932</text:p>
          </table:table-cell>
          <table:table-cell office:value-type="float" office:value="1.05" calcext:value-type="float">
            <text:p>1.05</text:p>
          </table:table-cell>
          <table:table-cell office:value-type="float" office:value="1761.298" calcext:value-type="float">
            <text:p>1761.298</text:p>
          </table:table-cell>
          <table:table-cell office:value-type="float" office:value="57.619" calcext:value-type="float">
            <text:p>57.619</text:p>
          </table:table-cell>
          <table:table-cell table:number-columns-repeated="1002"/>
        </table:table-row>
        <table:table-row table:style-name="ro1">
          <table:table-cell office:value-type="float" office:value="20928" calcext:value-type="float">
            <text:p>20928</text:p>
          </table:table-cell>
          <table:table-cell office:value-type="float" office:value="0.998" calcext:value-type="float">
            <text:p>0.998</text:p>
          </table:table-cell>
          <table:table-cell office:value-type="float" office:value="1749.181" calcext:value-type="float">
            <text:p>1749.181</text:p>
          </table:table-cell>
          <table:table-cell office:value-type="float" office:value="106.685" calcext:value-type="float">
            <text:p>106.685</text:p>
          </table:table-cell>
          <table:table-cell table:number-columns-repeated="5"/>
          <table:table-cell office:value-type="float" office:value="20928" calcext:value-type="float">
            <text:p>20928</text:p>
          </table:table-cell>
          <table:table-cell office:value-type="float" office:value="1.932" calcext:value-type="float">
            <text:p>1.932</text:p>
          </table:table-cell>
          <table:table-cell office:value-type="float" office:value="674.934" calcext:value-type="float">
            <text:p>674.934</text:p>
          </table:table-cell>
          <table:table-cell office:value-type="float" office:value="46.769" calcext:value-type="float">
            <text:p>46.769</text:p>
          </table:table-cell>
          <table:table-cell table:number-columns-repeated="5"/>
          <table:table-cell office:value-type="float" office:value="20928" calcext:value-type="float">
            <text:p>20928</text:p>
          </table:table-cell>
          <table:table-cell office:value-type="float" office:value="5.256" calcext:value-type="float">
            <text:p>5.256</text:p>
          </table:table-cell>
          <table:table-cell office:value-type="float" office:value="3383.613" calcext:value-type="float">
            <text:p>3383.613</text:p>
          </table:table-cell>
          <table:table-cell office:value-type="float" office:value="125.142" calcext:value-type="float">
            <text:p>125.142</text:p>
          </table:table-cell>
          <table:table-cell table:number-columns-repeated="1002"/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float" office:value="1.374" calcext:value-type="float">
            <text:p>1.374</text:p>
          </table:table-cell>
          <table:table-cell office:value-type="float" office:value="914.175" calcext:value-type="float">
            <text:p>914.175</text:p>
          </table:table-cell>
          <table:table-cell office:value-type="float" office:value="63.18" calcext:value-type="float">
            <text:p>63.18</text:p>
          </table:table-cell>
          <table:table-cell table:number-columns-repeated="5"/>
          <table:table-cell office:value-type="float" office:value="21924" calcext:value-type="float">
            <text:p>21924</text:p>
          </table:table-cell>
          <table:table-cell office:value-type="float" office:value="2.763" calcext:value-type="float">
            <text:p>2.763</text:p>
          </table:table-cell>
          <table:table-cell office:value-type="float" office:value="907.408" calcext:value-type="float">
            <text:p>907.408</text:p>
          </table:table-cell>
          <table:table-cell office:value-type="float" office:value="54.918" calcext:value-type="float">
            <text:p>54.918</text:p>
          </table:table-cell>
          <table:table-cell table:number-columns-repeated="5"/>
          <table:table-cell office:value-type="float" office:value="21924" calcext:value-type="float">
            <text:p>21924</text:p>
          </table:table-cell>
          <table:table-cell office:value-type="float" office:value="3.767" calcext:value-type="float">
            <text:p>3.767</text:p>
          </table:table-cell>
          <table:table-cell office:value-type="float" office:value="3496.793" calcext:value-type="float">
            <text:p>3496.793</text:p>
          </table:table-cell>
          <table:table-cell office:value-type="float" office:value="119.163" calcext:value-type="float">
            <text:p>119.163</text:p>
          </table:table-cell>
          <table:table-cell table:number-columns-repeated="1002"/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1.125" calcext:value-type="float">
            <text:p>1.125</text:p>
          </table:table-cell>
          <table:table-cell office:value-type="float" office:value="1796.144" calcext:value-type="float">
            <text:p>1796.144</text:p>
          </table:table-cell>
          <table:table-cell office:value-type="float" office:value="116.185" calcext:value-type="float">
            <text:p>116.185</text:p>
          </table:table-cell>
          <table:table-cell table:number-columns-repeated="5"/>
          <table:table-cell office:value-type="float" office:value="22920" calcext:value-type="float">
            <text:p>22920</text:p>
          </table:table-cell>
          <table:table-cell office:value-type="float" office:value="2.99" calcext:value-type="float">
            <text:p>2.99</text:p>
          </table:table-cell>
          <table:table-cell office:value-type="float" office:value="973.81" calcext:value-type="float">
            <text:p>973.81</text:p>
          </table:table-cell>
          <table:table-cell office:value-type="float" office:value="78.635" calcext:value-type="float">
            <text:p>78.635</text:p>
          </table:table-cell>
          <table:table-cell table:number-columns-repeated="5"/>
          <table:table-cell office:value-type="float" office:value="22920" calcext:value-type="float">
            <text:p>22920</text:p>
          </table:table-cell>
          <table:table-cell office:value-type="float" office:value="4.26" calcext:value-type="float">
            <text:p>4.26</text:p>
          </table:table-cell>
          <table:table-cell office:value-type="float" office:value="1701.704" calcext:value-type="float">
            <text:p>1701.704</text:p>
          </table:table-cell>
          <table:table-cell office:value-type="float" office:value="62.995" calcext:value-type="float">
            <text:p>62.995</text:p>
          </table:table-cell>
          <table:table-cell table:number-columns-repeated="1002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float" office:value="1.279" calcext:value-type="float">
            <text:p>1.279</text:p>
          </table:table-cell>
          <table:table-cell office:value-type="float" office:value="1832.467" calcext:value-type="float">
            <text:p>1832.467</text:p>
          </table:table-cell>
          <table:table-cell office:value-type="float" office:value="133.727" calcext:value-type="float">
            <text:p>133.727</text:p>
          </table:table-cell>
          <table:table-cell table:number-columns-repeated="5"/>
          <table:table-cell office:value-type="float" office:value="23916" calcext:value-type="float">
            <text:p>23916</text:p>
          </table:table-cell>
          <table:table-cell office:value-type="float" office:value="5.459" calcext:value-type="float">
            <text:p>5.459</text:p>
          </table:table-cell>
          <table:table-cell office:value-type="float" office:value="961.606" calcext:value-type="float">
            <text:p>961.606</text:p>
          </table:table-cell>
          <table:table-cell office:value-type="float" office:value="74.166" calcext:value-type="float">
            <text:p>74.166</text:p>
          </table:table-cell>
          <table:table-cell table:number-columns-repeated="5"/>
          <table:table-cell office:value-type="float" office:value="23916" calcext:value-type="float">
            <text:p>23916</text:p>
          </table:table-cell>
          <table:table-cell office:value-type="float" office:value="1.399" calcext:value-type="float">
            <text:p>1.399</text:p>
          </table:table-cell>
          <table:table-cell office:value-type="float" office:value="3544.397" calcext:value-type="float">
            <text:p>3544.397</text:p>
          </table:table-cell>
          <table:table-cell office:value-type="float" office:value="58.252" calcext:value-type="float">
            <text:p>58.252</text:p>
          </table:table-cell>
          <table:table-cell table:number-columns-repeated="1002"/>
        </table:table-row>
        <table:table-row table:style-name="ro1">
          <table:table-cell office:value-type="float" office:value="24912" calcext:value-type="float">
            <text:p>24912</text:p>
          </table:table-cell>
          <table:table-cell office:value-type="float" office:value="1.426" calcext:value-type="float">
            <text:p>1.426</text:p>
          </table:table-cell>
          <table:table-cell office:value-type="float" office:value="1690.591" calcext:value-type="float">
            <text:p>1690.591</text:p>
          </table:table-cell>
          <table:table-cell office:value-type="float" office:value="109.745" calcext:value-type="float">
            <text:p>109.745</text:p>
          </table:table-cell>
          <table:table-cell table:number-columns-repeated="5"/>
          <table:table-cell office:value-type="float" office:value="24912" calcext:value-type="float">
            <text:p>24912</text:p>
          </table:table-cell>
          <table:table-cell office:value-type="float" office:value="3.057" calcext:value-type="float">
            <text:p>3.057</text:p>
          </table:table-cell>
          <table:table-cell office:value-type="float" office:value="868.005" calcext:value-type="float">
            <text:p>868.005</text:p>
          </table:table-cell>
          <table:table-cell office:value-type="float" office:value="72.276" calcext:value-type="float">
            <text:p>72.276</text:p>
          </table:table-cell>
          <table:table-cell table:number-columns-repeated="5"/>
          <table:table-cell office:value-type="float" office:value="24912" calcext:value-type="float">
            <text:p>24912</text:p>
          </table:table-cell>
          <table:table-cell office:value-type="float" office:value="1.291" calcext:value-type="float">
            <text:p>1.291</text:p>
          </table:table-cell>
          <table:table-cell office:value-type="float" office:value="1738.53" calcext:value-type="float">
            <text:p>1738.53</text:p>
          </table:table-cell>
          <table:table-cell office:value-type="float" office:value="90.835" calcext:value-type="float">
            <text:p>90.835</text:p>
          </table:table-cell>
          <table:table-cell table:number-columns-repeated="1002"/>
        </table:table-row>
        <table:table-row table:style-name="ro1">
          <table:table-cell office:value-type="float" office:value="25908" calcext:value-type="float">
            <text:p>25908</text:p>
          </table:table-cell>
          <table:table-cell office:value-type="float" office:value="0.755" calcext:value-type="float">
            <text:p>0.755</text:p>
          </table:table-cell>
          <table:table-cell office:value-type="float" office:value="1757.123" calcext:value-type="float">
            <text:p>1757.123</text:p>
          </table:table-cell>
          <table:table-cell office:value-type="float" office:value="84.623" calcext:value-type="float">
            <text:p>84.623</text:p>
          </table:table-cell>
          <table:table-cell table:number-columns-repeated="5"/>
          <table:table-cell office:value-type="float" office:value="25908" calcext:value-type="float">
            <text:p>25908</text:p>
          </table:table-cell>
          <table:table-cell office:value-type="float" office:value="3.036" calcext:value-type="float">
            <text:p>3.036</text:p>
          </table:table-cell>
          <table:table-cell office:value-type="float" office:value="915.3" calcext:value-type="float">
            <text:p>915.3</text:p>
          </table:table-cell>
          <table:table-cell office:value-type="float" office:value="71.478" calcext:value-type="float">
            <text:p>71.478</text:p>
          </table:table-cell>
          <table:table-cell table:number-columns-repeated="5"/>
          <table:table-cell office:value-type="float" office:value="25908" calcext:value-type="float">
            <text:p>25908</text:p>
          </table:table-cell>
          <table:table-cell office:value-type="float" office:value="4.451" calcext:value-type="float">
            <text:p>4.451</text:p>
          </table:table-cell>
          <table:table-cell office:value-type="float" office:value="1780.805" calcext:value-type="float">
            <text:p>1780.805</text:p>
          </table:table-cell>
          <table:table-cell office:value-type="float" office:value="118.935" calcext:value-type="float">
            <text:p>118.935</text:p>
          </table:table-cell>
          <table:table-cell table:number-columns-repeated="1002"/>
        </table:table-row>
        <table:table-row table:style-name="ro1">
          <table:table-cell office:value-type="float" office:value="26904" calcext:value-type="float">
            <text:p>26904</text:p>
          </table:table-cell>
          <table:table-cell office:value-type="float" office:value="1.612" calcext:value-type="float">
            <text:p>1.612</text:p>
          </table:table-cell>
          <table:table-cell office:value-type="float" office:value="3494.096" calcext:value-type="float">
            <text:p>3494.096</text:p>
          </table:table-cell>
          <table:table-cell office:value-type="float" office:value="139.157" calcext:value-type="float">
            <text:p>139.157</text:p>
          </table:table-cell>
          <table:table-cell table:number-columns-repeated="5"/>
          <table:table-cell office:value-type="float" office:value="26904" calcext:value-type="float">
            <text:p>26904</text:p>
          </table:table-cell>
          <table:table-cell office:value-type="float" office:value="3.22" calcext:value-type="float">
            <text:p>3.22</text:p>
          </table:table-cell>
          <table:table-cell office:value-type="float" office:value="1825.799" calcext:value-type="float">
            <text:p>1825.799</text:p>
          </table:table-cell>
          <table:table-cell office:value-type="float" office:value="99.665" calcext:value-type="float">
            <text:p>99.665</text:p>
          </table:table-cell>
          <table:table-cell table:number-columns-repeated="5"/>
          <table:table-cell office:value-type="float" office:value="26904" calcext:value-type="float">
            <text:p>26904</text:p>
          </table:table-cell>
          <table:table-cell office:value-type="float" office:value="6.177" calcext:value-type="float">
            <text:p>6.177</text:p>
          </table:table-cell>
          <table:table-cell office:value-type="float" office:value="3479.83" calcext:value-type="float">
            <text:p>3479.83</text:p>
          </table:table-cell>
          <table:table-cell office:value-type="float" office:value="123.481" calcext:value-type="float">
            <text:p>123.481</text:p>
          </table:table-cell>
          <table:table-cell table:number-columns-repeated="1002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.531" calcext:value-type="float">
            <text:p>1.531</text:p>
          </table:table-cell>
          <table:table-cell office:value-type="float" office:value="932.272" calcext:value-type="float">
            <text:p>932.272</text:p>
          </table:table-cell>
          <table:table-cell office:value-type="float" office:value="68.155" calcext:value-type="float">
            <text:p>68.155</text:p>
          </table:table-cell>
          <table:table-cell table:number-columns-repeated="5"/>
          <table:table-cell office:value-type="float" office:value="27900" calcext:value-type="float">
            <text:p>27900</text:p>
          </table:table-cell>
          <table:table-cell office:value-type="float" office:value="5.115" calcext:value-type="float">
            <text:p>5.115</text:p>
          </table:table-cell>
          <table:table-cell office:value-type="float" office:value="936.43" calcext:value-type="float">
            <text:p>936.43</text:p>
          </table:table-cell>
          <table:table-cell office:value-type="float" office:value="101.632" calcext:value-type="float">
            <text:p>101.632</text:p>
          </table:table-cell>
          <table:table-cell table:number-columns-repeated="5"/>
          <table:table-cell office:value-type="float" office:value="27900" calcext:value-type="float">
            <text:p>27900</text:p>
          </table:table-cell>
          <table:table-cell office:value-type="float" office:value="5.014" calcext:value-type="float">
            <text:p>5.014</text:p>
          </table:table-cell>
          <table:table-cell office:value-type="float" office:value="1708.557" calcext:value-type="float">
            <text:p>1708.557</text:p>
          </table:table-cell>
          <table:table-cell office:value-type="float" office:value="99.393" calcext:value-type="float">
            <text:p>99.393</text:p>
          </table:table-cell>
          <table:table-cell table:number-columns-repeated="1002"/>
        </table:table-row>
        <table:table-row table:style-name="ro1">
          <table:table-cell office:value-type="float" office:value="28896" calcext:value-type="float">
            <text:p>28896</text:p>
          </table:table-cell>
          <table:table-cell office:value-type="float" office:value="1.514" calcext:value-type="float">
            <text:p>1.514</text:p>
          </table:table-cell>
          <table:table-cell office:value-type="float" office:value="943.071" calcext:value-type="float">
            <text:p>943.071</text:p>
          </table:table-cell>
          <table:table-cell office:value-type="float" office:value="157.848" calcext:value-type="float">
            <text:p>157.848</text:p>
          </table:table-cell>
          <table:table-cell table:number-columns-repeated="5"/>
          <table:table-cell office:value-type="float" office:value="28896" calcext:value-type="float">
            <text:p>28896</text:p>
          </table:table-cell>
          <table:table-cell office:value-type="float" office:value="3.535" calcext:value-type="float">
            <text:p>3.535</text:p>
          </table:table-cell>
          <table:table-cell office:value-type="float" office:value="943.255" calcext:value-type="float">
            <text:p>943.255</text:p>
          </table:table-cell>
          <table:table-cell office:value-type="float" office:value="150.811" calcext:value-type="float">
            <text:p>150.811</text:p>
          </table:table-cell>
          <table:table-cell table:number-columns-repeated="5"/>
          <table:table-cell office:value-type="float" office:value="28896" calcext:value-type="float">
            <text:p>28896</text:p>
          </table:table-cell>
          <table:table-cell office:value-type="float" office:value="5.21" calcext:value-type="float">
            <text:p>5.21</text:p>
          </table:table-cell>
          <table:table-cell office:value-type="float" office:value="1727.861" calcext:value-type="float">
            <text:p>1727.861</text:p>
          </table:table-cell>
          <table:table-cell office:value-type="float" office:value="102.292" calcext:value-type="float">
            <text:p>102.292</text:p>
          </table:table-cell>
          <table:table-cell table:number-columns-repeated="1002"/>
        </table:table-row>
        <table:table-row table:style-name="ro1">
          <table:table-cell office:value-type="float" office:value="29892" calcext:value-type="float">
            <text:p>29892</text:p>
          </table:table-cell>
          <table:table-cell office:value-type="float" office:value="1.539" calcext:value-type="float">
            <text:p>1.539</text:p>
          </table:table-cell>
          <table:table-cell office:value-type="float" office:value="3513.332" calcext:value-type="float">
            <text:p>3513.332</text:p>
          </table:table-cell>
          <table:table-cell office:value-type="float" office:value="186.602" calcext:value-type="float">
            <text:p>186.602</text:p>
          </table:table-cell>
          <table:table-cell table:number-columns-repeated="5"/>
          <table:table-cell office:value-type="float" office:value="29892" calcext:value-type="float">
            <text:p>29892</text:p>
          </table:table-cell>
          <table:table-cell office:value-type="float" office:value="4.712" calcext:value-type="float">
            <text:p>4.712</text:p>
          </table:table-cell>
          <table:table-cell office:value-type="float" office:value="914.003" calcext:value-type="float">
            <text:p>914.003</text:p>
          </table:table-cell>
          <table:table-cell office:value-type="float" office:value="86.255" calcext:value-type="float">
            <text:p>86.255</text:p>
          </table:table-cell>
          <table:table-cell table:number-columns-repeated="5"/>
          <table:table-cell office:value-type="float" office:value="29892" calcext:value-type="float">
            <text:p>29892</text:p>
          </table:table-cell>
          <table:table-cell office:value-type="float" office:value="1.608" calcext:value-type="float">
            <text:p>1.608</text:p>
          </table:table-cell>
          <table:table-cell office:value-type="float" office:value="3528.214" calcext:value-type="float">
            <text:p>3528.214</text:p>
          </table:table-cell>
          <table:table-cell office:value-type="float" office:value="85.729" calcext:value-type="float">
            <text:p>85.729</text:p>
          </table:table-cell>
          <table:table-cell table:number-columns-repeated="1002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float" office:value="1.396" calcext:value-type="float">
            <text:p>1.396</text:p>
          </table:table-cell>
          <table:table-cell office:value-type="float" office:value="7122.603" calcext:value-type="float">
            <text:p>7122.603</text:p>
          </table:table-cell>
          <table:table-cell office:value-type="float" office:value="127.348" calcext:value-type="float">
            <text:p>127.348</text:p>
          </table:table-cell>
          <table:table-cell table:number-columns-repeated="5"/>
          <table:table-cell office:value-type="float" office:value="30888" calcext:value-type="float">
            <text:p>30888</text:p>
          </table:table-cell>
          <table:table-cell office:value-type="float" office:value="3.03" calcext:value-type="float">
            <text:p>3.03</text:p>
          </table:table-cell>
          <table:table-cell office:value-type="float" office:value="1791.893" calcext:value-type="float">
            <text:p>1791.893</text:p>
          </table:table-cell>
          <table:table-cell office:value-type="float" office:value="93.236" calcext:value-type="float">
            <text:p>93.236</text:p>
          </table:table-cell>
          <table:table-cell table:number-columns-repeated="5"/>
          <table:table-cell office:value-type="float" office:value="30888" calcext:value-type="float">
            <text:p>30888</text:p>
          </table:table-cell>
          <table:table-cell office:value-type="float" office:value="7.076" calcext:value-type="float">
            <text:p>7.076</text:p>
          </table:table-cell>
          <table:table-cell office:value-type="float" office:value="3535.578" calcext:value-type="float">
            <text:p>3535.578</text:p>
          </table:table-cell>
          <table:table-cell office:value-type="float" office:value="83.318" calcext:value-type="float">
            <text:p>83.318</text:p>
          </table:table-cell>
          <table:table-cell table:number-columns-repeated="1002"/>
        </table:table-row>
        <table:table-row table:style-name="ro1">
          <table:table-cell office:value-type="float" office:value="31884" calcext:value-type="float">
            <text:p>31884</text:p>
          </table:table-cell>
          <table:table-cell office:value-type="float" office:value="1.352" calcext:value-type="float">
            <text:p>1.352</text:p>
          </table:table-cell>
          <table:table-cell office:value-type="float" office:value="1844.126" calcext:value-type="float">
            <text:p>1844.126</text:p>
          </table:table-cell>
          <table:table-cell office:value-type="float" office:value="161.407" calcext:value-type="float">
            <text:p>161.407</text:p>
          </table:table-cell>
          <table:table-cell table:number-columns-repeated="5"/>
          <table:table-cell office:value-type="float" office:value="31884" calcext:value-type="float">
            <text:p>31884</text:p>
          </table:table-cell>
          <table:table-cell office:value-type="float" office:value="6.44" calcext:value-type="float">
            <text:p>6.44</text:p>
          </table:table-cell>
          <table:table-cell office:value-type="float" office:value="1846.981" calcext:value-type="float">
            <text:p>1846.981</text:p>
          </table:table-cell>
          <table:table-cell office:value-type="float" office:value="115.989" calcext:value-type="float">
            <text:p>115.989</text:p>
          </table:table-cell>
          <table:table-cell table:number-columns-repeated="5"/>
          <table:table-cell office:value-type="float" office:value="31884" calcext:value-type="float">
            <text:p>31884</text:p>
          </table:table-cell>
          <table:table-cell office:value-type="float" office:value="6.518" calcext:value-type="float">
            <text:p>6.518</text:p>
          </table:table-cell>
          <table:table-cell office:value-type="float" office:value="3445.447" calcext:value-type="float">
            <text:p>3445.447</text:p>
          </table:table-cell>
          <table:table-cell office:value-type="float" office:value="89.517" calcext:value-type="float">
            <text:p>89.517</text:p>
          </table:table-cell>
          <table:table-cell table:number-columns-repeated="1002"/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1.382" calcext:value-type="float">
            <text:p>1.382</text:p>
          </table:table-cell>
          <table:table-cell office:value-type="float" office:value="3619.843" calcext:value-type="float">
            <text:p>3619.843</text:p>
          </table:table-cell>
          <table:table-cell office:value-type="float" office:value="142.709" calcext:value-type="float">
            <text:p>142.709</text:p>
          </table:table-cell>
          <table:table-cell table:number-columns-repeated="5"/>
          <table:table-cell office:value-type="float" office:value="32880" calcext:value-type="float">
            <text:p>32880</text:p>
          </table:table-cell>
          <table:table-cell office:value-type="float" office:value="2.159" calcext:value-type="float">
            <text:p>2.159</text:p>
          </table:table-cell>
          <table:table-cell office:value-type="float" office:value="942.303" calcext:value-type="float">
            <text:p>942.303</text:p>
          </table:table-cell>
          <table:table-cell office:value-type="float" office:value="89.866" calcext:value-type="float">
            <text:p>89.866</text:p>
          </table:table-cell>
          <table:table-cell table:number-columns-repeated="5"/>
          <table:table-cell office:value-type="float" office:value="32880" calcext:value-type="float">
            <text:p>32880</text:p>
          </table:table-cell>
          <table:table-cell office:value-type="float" office:value="1.854" calcext:value-type="float">
            <text:p>1.854</text:p>
          </table:table-cell>
          <table:table-cell office:value-type="float" office:value="3533.674" calcext:value-type="float">
            <text:p>3533.674</text:p>
          </table:table-cell>
          <table:table-cell office:value-type="float" office:value="95.896" calcext:value-type="float">
            <text:p>95.896</text:p>
          </table:table-cell>
          <table:table-cell table:number-columns-repeated="1002"/>
        </table:table-row>
        <table:table-row table:style-name="ro1">
          <table:table-cell office:value-type="float" office:value="33876" calcext:value-type="float">
            <text:p>33876</text:p>
          </table:table-cell>
          <table:table-cell office:value-type="float" office:value="1.237" calcext:value-type="float">
            <text:p>1.237</text:p>
          </table:table-cell>
          <table:table-cell office:value-type="float" office:value="3534.474" calcext:value-type="float">
            <text:p>3534.474</text:p>
          </table:table-cell>
          <table:table-cell office:value-type="float" office:value="105.814" calcext:value-type="float">
            <text:p>105.814</text:p>
          </table:table-cell>
          <table:table-cell table:number-columns-repeated="5"/>
          <table:table-cell office:value-type="float" office:value="33876" calcext:value-type="float">
            <text:p>33876</text:p>
          </table:table-cell>
          <table:table-cell office:value-type="float" office:value="4.568" calcext:value-type="float">
            <text:p>4.568</text:p>
          </table:table-cell>
          <table:table-cell office:value-type="float" office:value="1790.807" calcext:value-type="float">
            <text:p>1790.807</text:p>
          </table:table-cell>
          <table:table-cell office:value-type="float" office:value="155.148" calcext:value-type="float">
            <text:p>155.148</text:p>
          </table:table-cell>
          <table:table-cell table:number-columns-repeated="5"/>
          <table:table-cell office:value-type="float" office:value="33876" calcext:value-type="float">
            <text:p>33876</text:p>
          </table:table-cell>
          <table:table-cell office:value-type="float" office:value="7.646" calcext:value-type="float">
            <text:p>7.646</text:p>
          </table:table-cell>
          <table:table-cell office:value-type="float" office:value="1772.338" calcext:value-type="float">
            <text:p>1772.338</text:p>
          </table:table-cell>
          <table:table-cell office:value-type="float" office:value="141.965" calcext:value-type="float">
            <text:p>141.965</text:p>
          </table:table-cell>
          <table:table-cell table:number-columns-repeated="1002"/>
        </table:table-row>
        <table:table-row table:style-name="ro1">
          <table:table-cell office:value-type="float" office:value="34872" calcext:value-type="float">
            <text:p>34872</text:p>
          </table:table-cell>
          <table:table-cell office:value-type="float" office:value="1.653" calcext:value-type="float">
            <text:p>1.653</text:p>
          </table:table-cell>
          <table:table-cell office:value-type="float" office:value="1773.514" calcext:value-type="float">
            <text:p>1773.514</text:p>
          </table:table-cell>
          <table:table-cell office:value-type="float" office:value="212.998" calcext:value-type="float">
            <text:p>212.998</text:p>
          </table:table-cell>
          <table:table-cell table:number-columns-repeated="5"/>
          <table:table-cell office:value-type="float" office:value="34872" calcext:value-type="float">
            <text:p>34872</text:p>
          </table:table-cell>
          <table:table-cell office:value-type="float" office:value="3.968" calcext:value-type="float">
            <text:p>3.968</text:p>
          </table:table-cell>
          <table:table-cell office:value-type="float" office:value="1803.609" calcext:value-type="float">
            <text:p>1803.609</text:p>
          </table:table-cell>
          <table:table-cell office:value-type="float" office:value="127.493" calcext:value-type="float">
            <text:p>127.493</text:p>
          </table:table-cell>
          <table:table-cell table:number-columns-repeated="5"/>
          <table:table-cell office:value-type="float" office:value="34872" calcext:value-type="float">
            <text:p>34872</text:p>
          </table:table-cell>
          <table:table-cell office:value-type="float" office:value="7.364" calcext:value-type="float">
            <text:p>7.364</text:p>
          </table:table-cell>
          <table:table-cell office:value-type="float" office:value="3559.145" calcext:value-type="float">
            <text:p>3559.145</text:p>
          </table:table-cell>
          <table:table-cell office:value-type="float" office:value="91.479" calcext:value-type="float">
            <text:p>91.479</text:p>
          </table:table-cell>
          <table:table-cell table:number-columns-repeated="1002"/>
        </table:table-row>
        <table:table-row table:style-name="ro1">
          <table:table-cell office:value-type="float" office:value="35868" calcext:value-type="float">
            <text:p>35868</text:p>
          </table:table-cell>
          <table:table-cell office:value-type="float" office:value="1.52" calcext:value-type="float">
            <text:p>1.52</text:p>
          </table:table-cell>
          <table:table-cell office:value-type="float" office:value="3577.423" calcext:value-type="float">
            <text:p>3577.423</text:p>
          </table:table-cell>
          <table:table-cell office:value-type="float" office:value="182.615" calcext:value-type="float">
            <text:p>182.615</text:p>
          </table:table-cell>
          <table:table-cell table:number-columns-repeated="5"/>
          <table:table-cell office:value-type="float" office:value="35868" calcext:value-type="float">
            <text:p>35868</text:p>
          </table:table-cell>
          <table:table-cell office:value-type="float" office:value="7.448" calcext:value-type="float">
            <text:p>7.448</text:p>
          </table:table-cell>
          <table:table-cell office:value-type="float" office:value="937.103" calcext:value-type="float">
            <text:p>937.103</text:p>
          </table:table-cell>
          <table:table-cell office:value-type="float" office:value="72.534" calcext:value-type="float">
            <text:p>72.534</text:p>
          </table:table-cell>
          <table:table-cell table:number-columns-repeated="5"/>
          <table:table-cell office:value-type="float" office:value="35868" calcext:value-type="float">
            <text:p>35868</text:p>
          </table:table-cell>
          <table:table-cell office:value-type="float" office:value="7.555" calcext:value-type="float">
            <text:p>7.555</text:p>
          </table:table-cell>
          <table:table-cell office:value-type="float" office:value="3543.355" calcext:value-type="float">
            <text:p>3543.355</text:p>
          </table:table-cell>
          <table:table-cell office:value-type="float" office:value="140.595" calcext:value-type="float">
            <text:p>140.595</text:p>
          </table:table-cell>
          <table:table-cell table:number-columns-repeated="1002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.649" calcext:value-type="float">
            <text:p>1.649</text:p>
          </table:table-cell>
          <table:table-cell office:value-type="float" office:value="1825.647" calcext:value-type="float">
            <text:p>1825.647</text:p>
          </table:table-cell>
          <table:table-cell office:value-type="float" office:value="165.536" calcext:value-type="float">
            <text:p>165.536</text:p>
          </table:table-cell>
          <table:table-cell table:number-columns-repeated="5"/>
          <table:table-cell office:value-type="float" office:value="36864" calcext:value-type="float">
            <text:p>36864</text:p>
          </table:table-cell>
          <table:table-cell office:value-type="float" office:value="5.039" calcext:value-type="float">
            <text:p>5.039</text:p>
          </table:table-cell>
          <table:table-cell office:value-type="float" office:value="1818.85" calcext:value-type="float">
            <text:p>1818.85</text:p>
          </table:table-cell>
          <table:table-cell office:value-type="float" office:value="99.51" calcext:value-type="float">
            <text:p>99.51</text:p>
          </table:table-cell>
          <table:table-cell table:number-columns-repeated="5"/>
          <table:table-cell office:value-type="float" office:value="36864" calcext:value-type="float">
            <text:p>36864</text:p>
          </table:table-cell>
          <table:table-cell office:value-type="float" office:value="7.922" calcext:value-type="float">
            <text:p>7.922</text:p>
          </table:table-cell>
          <table:table-cell office:value-type="float" office:value="3526.54" calcext:value-type="float">
            <text:p>3526.54</text:p>
          </table:table-cell>
          <table:table-cell office:value-type="float" office:value="118.701" calcext:value-type="float">
            <text:p>118.701</text:p>
          </table:table-cell>
          <table:table-cell table:number-columns-repeated="1002"/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2.297" calcext:value-type="float">
            <text:p>2.297</text:p>
          </table:table-cell>
          <table:table-cell office:value-type="float" office:value="1820.382" calcext:value-type="float">
            <text:p>1820.382</text:p>
          </table:table-cell>
          <table:table-cell office:value-type="float" office:value="190.367" calcext:value-type="float">
            <text:p>190.367</text:p>
          </table:table-cell>
          <table:table-cell table:number-columns-repeated="5"/>
          <table:table-cell office:value-type="float" office:value="37860" calcext:value-type="float">
            <text:p>37860</text:p>
          </table:table-cell>
          <table:table-cell office:value-type="float" office:value="4.48" calcext:value-type="float">
            <text:p>4.48</text:p>
          </table:table-cell>
          <table:table-cell office:value-type="float" office:value="1863.6" calcext:value-type="float">
            <text:p>1863.6</text:p>
          </table:table-cell>
          <table:table-cell office:value-type="float" office:value="138.45" calcext:value-type="float">
            <text:p>138.45</text:p>
          </table:table-cell>
          <table:table-cell table:number-columns-repeated="5"/>
          <table:table-cell office:value-type="float" office:value="37860" calcext:value-type="float">
            <text:p>37860</text:p>
          </table:table-cell>
          <table:table-cell office:value-type="float" office:value="10.076" calcext:value-type="float">
            <text:p>10.076</text:p>
          </table:table-cell>
          <table:table-cell office:value-type="float" office:value="3529.621" calcext:value-type="float">
            <text:p>3529.621</text:p>
          </table:table-cell>
          <table:table-cell office:value-type="float" office:value="117.168" calcext:value-type="float">
            <text:p>117.168</text:p>
          </table:table-cell>
          <table:table-cell table:number-columns-repeated="1002"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1.541" calcext:value-type="float">
            <text:p>1.541</text:p>
          </table:table-cell>
          <table:table-cell office:value-type="float" office:value="963.49" calcext:value-type="float">
            <text:p>963.49</text:p>
          </table:table-cell>
          <table:table-cell office:value-type="float" office:value="162.425" calcext:value-type="float">
            <text:p>162.425</text:p>
          </table:table-cell>
          <table:table-cell table:number-columns-repeated="5"/>
          <table:table-cell office:value-type="float" office:value="38856" calcext:value-type="float">
            <text:p>38856</text:p>
          </table:table-cell>
          <table:table-cell office:value-type="float" office:value="3.036" calcext:value-type="float">
            <text:p>3.036</text:p>
          </table:table-cell>
          <table:table-cell office:value-type="float" office:value="3567.801" calcext:value-type="float">
            <text:p>3567.801</text:p>
          </table:table-cell>
          <table:table-cell office:value-type="float" office:value="136.576" calcext:value-type="float">
            <text:p>136.576</text:p>
          </table:table-cell>
          <table:table-cell table:number-columns-repeated="5"/>
          <table:table-cell office:value-type="float" office:value="38856" calcext:value-type="float">
            <text:p>38856</text:p>
          </table:table-cell>
          <table:table-cell office:value-type="float" office:value="7.756" calcext:value-type="float">
            <text:p>7.756</text:p>
          </table:table-cell>
          <table:table-cell office:value-type="float" office:value="3415.965" calcext:value-type="float">
            <text:p>3415.965</text:p>
          </table:table-cell>
          <table:table-cell office:value-type="float" office:value="138.059" calcext:value-type="float">
            <text:p>138.059</text:p>
          </table:table-cell>
          <table:table-cell table:number-columns-repeated="1002"/>
        </table:table-row>
        <table:table-row table:style-name="ro1">
          <table:table-cell office:value-type="float" office:value="39852" calcext:value-type="float">
            <text:p>39852</text:p>
          </table:table-cell>
          <table:table-cell office:value-type="float" office:value="1.871" calcext:value-type="float">
            <text:p>1.871</text:p>
          </table:table-cell>
          <table:table-cell office:value-type="float" office:value="3465.296" calcext:value-type="float">
            <text:p>3465.296</text:p>
          </table:table-cell>
          <table:table-cell office:value-type="float" office:value="194.928" calcext:value-type="float">
            <text:p>194.928</text:p>
          </table:table-cell>
          <table:table-cell table:number-columns-repeated="5"/>
          <table:table-cell office:value-type="float" office:value="39852" calcext:value-type="float">
            <text:p>39852</text:p>
          </table:table-cell>
          <table:table-cell office:value-type="float" office:value="7.152" calcext:value-type="float">
            <text:p>7.152</text:p>
          </table:table-cell>
          <table:table-cell office:value-type="float" office:value="1111.093" calcext:value-type="float">
            <text:p>1111.093</text:p>
          </table:table-cell>
          <table:table-cell office:value-type="float" office:value="243.818" calcext:value-type="float">
            <text:p>243.818</text:p>
          </table:table-cell>
          <table:table-cell table:number-columns-repeated="5"/>
          <table:table-cell office:value-type="float" office:value="39852" calcext:value-type="float">
            <text:p>39852</text:p>
          </table:table-cell>
          <table:table-cell office:value-type="float" office:value="9.444" calcext:value-type="float">
            <text:p>9.444</text:p>
          </table:table-cell>
          <table:table-cell office:value-type="float" office:value="3558.055" calcext:value-type="float">
            <text:p>3558.055</text:p>
          </table:table-cell>
          <table:table-cell office:value-type="float" office:value="145.714" calcext:value-type="float">
            <text:p>145.7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hreaded Level Triggered Server</text:p>
          </table:table-cell>
          <table:table-cell table:number-columns-repeated="8"/>
          <table:table-cell office:value-type="string" calcext:value-type="string">
            <text:p>Non Threaded Level Triggered Server</text:p>
          </table:table-cell>
          <table:table-cell table:number-columns-repeated="8"/>
          <table:table-cell office:value-type="string" calcext:value-type="string">
            <text:p>Edge Triggered</text:p>
          </table:table-cell>
          <table:table-cell table:number-columns-repeated="1005"/>
        </table:table-row>
        <table:table-row table:style-name="ro1">
          <table:table-cell>
            <draw:frame table:end-cell-address="'Low Load'.G54" table:end-x="0.6961in" table:end-y="0.1043in" draw:z-index="2" draw:name="Chart 3" draw:style-name="gr1" draw:text-style-name="P1" svg:width="5.0752in" svg:height="2.9996in" svg:x="0.4776in" svg:y="0.0795in">
              <draw:object draw:notify-on-update-of-ranges="'Low Load'.M2:'Low Load'.M37 'Low Load'.J2:'Low Load'.J37 'Low Load'.D2:'Low Load'.D37 'Low Load'.A2:'Low Load'.A37 'Low Load'.V2:'Low Load'.V31 'Low Load'.S2:'Low Load'.S3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Low Load'.N54" table:end-x="0.5189in" table:end-y="0.1146in" draw:z-index="0" draw:name="Chart 1" draw:style-name="gr1" draw:text-style-name="P1" svg:width="4.9094in" svg:height="2.9996in" svg:x="0.1547in" svg:y="0.0898in">
              <draw:object draw:notify-on-update-of-ranges="'Low Load'.B2:'Low Load'.B37 'Low Load'.A2:'Low Load'.A37 'Low Load'.K2:'Low Load'.K37 'Low Load'.J2:'Low Load'.J37 'Low Load'.T2:'Low Load'.T31 'Low Load'.S2:'Low Load'.S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Low Load'.U54" table:end-x="0.4563in" table:end-y="0.0937in" draw:z-index="1" draw:name="Chart 2" draw:style-name="gr1" draw:text-style-name="P1" svg:width="4.8539in" svg:height="2.9996in" svg:x="0.7067in" svg:y="0.0689in">
              <draw:object draw:notify-on-update-of-ranges="'High Load'.C2:'High Load'.C37 'High Load'.A2:'High Load'.A37 'Low Load'.L2:'Low Load'.L37 'Low Load'.J2:'Low Load'.J37 'Low Load'.U2:'Low Load'.U31 'Low Load'.S2:'Low Load'.S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Microsoft YaHei" style:font-family-asian="'Microsoft YaHei'" style:font-family-generic-asian="system" style:font-pitch-asian="variable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gh_20_Load" style:display-name="PageStyle_High Loa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w_20_Load" style:display-name="PageStyle_Low Loa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4</meta:editing-cycles>
    <meta:creation-date>2015-02-23T12:26:17</meta:creation-date>
    <dc:date>2015-02-23T08:02:46.099000000</dc:date>
    <meta:editing-duration>PT8M21S</meta:editing-duration>
    <meta:generator>LibreOffice/4.3.4.1$Windows_x86 LibreOffice_project/bc356b2f991740509f321d70e4512a6a54c5f243</meta:generator>
    <meta:document-statistic meta:table-count="2" meta:cell-count="968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471cm" svg:height="7.62cm" xlink:href=".." xlink:type="simple" chart:class="chart:scatter" chart:style-name="ch1">
        <chart:title svg:x="5.318cm" svg:y="0.288cm" chart:style-name="ch2">
          <text:p>MIN RTT</text:p>
        </chart:title>
        <chart:legend chart:legend-position="end" svg:x="8.984cm" svg:y="3.013cm" style:legend-expansion="high" chart:style-name="ch3"/>
        <chart:plot-area chart:style-name="ch4" table:cell-range-address="'High Load'.A2:'High Load'.B37 'High Load'.K2:'High Load'.K37 'High Load'.T2:'High Load'.T31" chart:data-source-has-labels="row" svg:x="1.332cm" svg:y="1.219cm" svg:width="7.403cm" svg:height="5.219cm">
          <chartooo:coordinate-region svg:x="1.768cm" svg:y="1.418cm" svg:width="6.502cm" svg:height="4.373cm"/>
          <chart:axis chart:dimension="x" chart:name="primary-x" chart:style-name="ch5">
            <chart:title svg:x="3.646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High Load'.B2:'High Load'.B37" loext:label-string="&quot;Level Threaded&quot;" chart:class="chart:scatter">
            <chart:domain table:cell-range-address="'High Load'.A2:'High Load'.A37"/>
            <chart:data-point chart:repeated="36"/>
          </chart:series>
          <chart:series chart:style-name="ch9" chart:values-cell-range-address="'High Load'.K2:'High Load'.K37" loext:label-string="&quot;Level&quot;" chart:class="chart:scatter">
            <chart:domain table:cell-range-address="'High Load'.J2:'High Load'.J37"/>
            <chart:data-point chart:repeated="36"/>
          </chart:series>
          <chart:series chart:style-name="ch10" chart:values-cell-range-address="'High Load'.T2:'High Load'.T31" loext:label-string="&quot;Edge Threaded&quot;" chart:class="chart:scatter">
            <chart:domain table:cell-range-address="'High Load'.S2:'High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S</text:p>
              </table:table-cell>
              <table:table-cell office:value-type="string">
                <text:p>Edge Threa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High Load'.A2:'High Load'.A37</svg:desc>
                </draw:g>
              </table:table-cell>
              <table:table-cell office:value-type="float" office:value="0.146">
                <text:p>0.146</text:p>
                <draw:g>
                  <svg:desc>'High Load'.B2:'High Load'.B37</svg:desc>
                </draw:g>
              </table:table-cell>
              <table:table-cell office:value-type="float" office:value="4992">
                <text:p>4992</text:p>
                <draw:g>
                  <svg:desc>'High Load'.J2:'High Load'.J37</svg:desc>
                </draw:g>
              </table:table-cell>
              <table:table-cell office:value-type="float" office:value="0.662">
                <text:p>0.662</text:p>
                <draw:g>
                  <svg:desc>'High Load'.K2:'High Load'.K37</svg:desc>
                </draw:g>
              </table:table-cell>
              <table:table-cell office:value-type="float" office:value="4992">
                <text:p>4992</text:p>
                <draw:g>
                  <svg:desc>'High Load'.S2:'High Load'.S31</svg:desc>
                </draw:g>
              </table:table-cell>
              <table:table-cell office:value-type="float" office:value="0.567">
                <text:p>0.567</text:p>
                <draw:g>
                  <svg:desc>'High Load'.T2:'High Load'.T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0.158">
                <text:p>0.158</text:p>
              </table:table-cell>
              <table:table-cell office:value-type="float" office:value="5988">
                <text:p>5988</text:p>
              </table:table-cell>
              <table:table-cell office:value-type="float" office:value="0.631">
                <text:p>0.631</text:p>
              </table:table-cell>
              <table:table-cell office:value-type="float" office:value="5988">
                <text:p>598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0.217">
                <text:p>0.217</text:p>
              </table:table-cell>
              <table:table-cell office:value-type="float" office:value="6984">
                <text:p>6984</text:p>
              </table:table-cell>
              <table:table-cell office:value-type="float" office:value="0.477">
                <text:p>0.477</text:p>
              </table:table-cell>
              <table:table-cell office:value-type="float" office:value="6984">
                <text:p>698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0.205">
                <text:p>0.205</text:p>
              </table:table-cell>
              <table:table-cell office:value-type="float" office:value="7980">
                <text:p>7980</text:p>
              </table:table-cell>
              <table:table-cell office:value-type="float" office:value="0.475">
                <text:p>0.475</text:p>
              </table:table-cell>
              <table:table-cell office:value-type="float" office:value="7980">
                <text:p>798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0.152">
                <text:p>0.152</text:p>
              </table:table-cell>
              <table:table-cell office:value-type="float" office:value="8976">
                <text:p>8976</text:p>
              </table:table-cell>
              <table:table-cell office:value-type="float" office:value="0.667">
                <text:p>0.667</text:p>
              </table:table-cell>
              <table:table-cell office:value-type="float" office:value="8976">
                <text:p>8976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0.302">
                <text:p>0.302</text:p>
              </table:table-cell>
              <table:table-cell office:value-type="float" office:value="9972">
                <text:p>9972</text:p>
              </table:table-cell>
              <table:table-cell office:value-type="float" office:value="1.227">
                <text:p>1.227</text:p>
              </table:table-cell>
              <table:table-cell office:value-type="float" office:value="9972">
                <text:p>9972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0.163">
                <text:p>0.163</text:p>
              </table:table-cell>
              <table:table-cell office:value-type="float" office:value="10968">
                <text:p>10968</text:p>
              </table:table-cell>
              <table:table-cell office:value-type="float" office:value="0.689">
                <text:p>0.689</text:p>
              </table:table-cell>
              <table:table-cell office:value-type="float" office:value="10968">
                <text:p>10968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0.183">
                <text:p>0.183</text:p>
              </table:table-cell>
              <table:table-cell office:value-type="float" office:value="11964">
                <text:p>11964</text:p>
              </table:table-cell>
              <table:table-cell office:value-type="float" office:value="1.107">
                <text:p>1.107</text:p>
              </table:table-cell>
              <table:table-cell office:value-type="float" office:value="11964">
                <text:p>11964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0.352">
                <text:p>0.352</text:p>
              </table:table-cell>
              <table:table-cell office:value-type="float" office:value="12960">
                <text:p>12960</text:p>
              </table:table-cell>
              <table:table-cell office:value-type="float" office:value="0.99">
                <text:p>0.99</text:p>
              </table:table-cell>
              <table:table-cell office:value-type="float" office:value="12960">
                <text:p>12960</text:p>
              </table:table-cell>
              <table:table-cell office:value-type="float" office:value="1.759">
                <text:p>1.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0.188">
                <text:p>0.188</text:p>
              </table:table-cell>
              <table:table-cell office:value-type="float" office:value="13956">
                <text:p>13956</text:p>
              </table:table-cell>
              <table:table-cell office:value-type="float" office:value="1.574">
                <text:p>1.574</text:p>
              </table:table-cell>
              <table:table-cell office:value-type="float" office:value="13956">
                <text:p>13956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0.224">
                <text:p>0.224</text:p>
              </table:table-cell>
              <table:table-cell office:value-type="float" office:value="14952">
                <text:p>14952</text:p>
              </table:table-cell>
              <table:table-cell office:value-type="float" office:value="1.438">
                <text:p>1.438</text:p>
              </table:table-cell>
              <table:table-cell office:value-type="float" office:value="14952">
                <text:p>14952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0.154">
                <text:p>0.154</text:p>
              </table:table-cell>
              <table:table-cell office:value-type="float" office:value="15948">
                <text:p>15948</text:p>
              </table:table-cell>
              <table:table-cell office:value-type="float" office:value="1.654">
                <text:p>1.654</text:p>
              </table:table-cell>
              <table:table-cell office:value-type="float" office:value="15948">
                <text:p>15948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0.207">
                <text:p>0.207</text:p>
              </table:table-cell>
              <table:table-cell office:value-type="float" office:value="16944">
                <text:p>16944</text:p>
              </table:table-cell>
              <table:table-cell office:value-type="float" office:value="1.431">
                <text:p>1.431</text:p>
              </table:table-cell>
              <table:table-cell office:value-type="float" office:value="16944">
                <text:p>16944</text:p>
              </table:table-cell>
              <table:table-cell office:value-type="float" office:value="2.438">
                <text:p>2.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0.429">
                <text:p>0.429</text:p>
              </table:table-cell>
              <table:table-cell office:value-type="float" office:value="17940">
                <text:p>17940</text:p>
              </table:table-cell>
              <table:table-cell office:value-type="float" office:value="1.879">
                <text:p>1.879</text:p>
              </table:table-cell>
              <table:table-cell office:value-type="float" office:value="17940">
                <text:p>17940</text:p>
              </table:table-cell>
              <table:table-cell office:value-type="float" office:value="2.609">
                <text:p>2.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0.127">
                <text:p>0.127</text:p>
              </table:table-cell>
              <table:table-cell office:value-type="float" office:value="18936">
                <text:p>18936</text:p>
              </table:table-cell>
              <table:table-cell office:value-type="float" office:value="1.442">
                <text:p>1.442</text:p>
              </table:table-cell>
              <table:table-cell office:value-type="float" office:value="18936">
                <text:p>18936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0.157">
                <text:p>0.157</text:p>
              </table:table-cell>
              <table:table-cell office:value-type="float" office:value="19932">
                <text:p>19932</text:p>
              </table:table-cell>
              <table:table-cell office:value-type="float" office:value="0.766">
                <text:p>0.766</text:p>
              </table:table-cell>
              <table:table-cell office:value-type="float" office:value="19932">
                <text:p>19932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0.177">
                <text:p>0.177</text:p>
              </table:table-cell>
              <table:table-cell office:value-type="float" office:value="20928">
                <text:p>20928</text:p>
              </table:table-cell>
              <table:table-cell office:value-type="float" office:value="1.957">
                <text:p>1.957</text:p>
              </table:table-cell>
              <table:table-cell office:value-type="float" office:value="20928">
                <text:p>20928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0.344">
                <text:p>0.344</text:p>
              </table:table-cell>
              <table:table-cell office:value-type="float" office:value="21924">
                <text:p>21924</text:p>
              </table:table-cell>
              <table:table-cell office:value-type="float" office:value="1.658">
                <text:p>1.658</text:p>
              </table:table-cell>
              <table:table-cell office:value-type="float" office:value="21924">
                <text:p>21924</text:p>
              </table:table-cell>
              <table:table-cell office:value-type="float" office:value="3.358">
                <text:p>3.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0.183">
                <text:p>0.183</text:p>
              </table:table-cell>
              <table:table-cell office:value-type="float" office:value="22920">
                <text:p>22920</text:p>
              </table:table-cell>
              <table:table-cell office:value-type="float" office:value="1.307">
                <text:p>1.307</text:p>
              </table:table-cell>
              <table:table-cell office:value-type="float" office:value="22920">
                <text:p>2292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0.282">
                <text:p>0.282</text:p>
              </table:table-cell>
              <table:table-cell office:value-type="float" office:value="23916">
                <text:p>23916</text:p>
              </table:table-cell>
              <table:table-cell office:value-type="float" office:value="2.224">
                <text:p>2.224</text:p>
              </table:table-cell>
              <table:table-cell office:value-type="float" office:value="23916">
                <text:p>23916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0.168">
                <text:p>0.168</text:p>
              </table:table-cell>
              <table:table-cell office:value-type="float" office:value="24912">
                <text:p>24912</text:p>
              </table:table-cell>
              <table:table-cell office:value-type="float" office:value="2.114">
                <text:p>2.114</text:p>
              </table:table-cell>
              <table:table-cell office:value-type="float" office:value="24912">
                <text:p>24912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0.527">
                <text:p>0.527</text:p>
              </table:table-cell>
              <table:table-cell office:value-type="float" office:value="25908">
                <text:p>25908</text:p>
              </table:table-cell>
              <table:table-cell office:value-type="float" office:value="1.62">
                <text:p>1.62</text:p>
              </table:table-cell>
              <table:table-cell office:value-type="float" office:value="25908">
                <text:p>25908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0.883">
                <text:p>0.883</text:p>
              </table:table-cell>
              <table:table-cell office:value-type="float" office:value="26904">
                <text:p>26904</text:p>
              </table:table-cell>
              <table:table-cell office:value-type="float" office:value="1.562">
                <text:p>1.562</text:p>
              </table:table-cell>
              <table:table-cell office:value-type="float" office:value="26904">
                <text:p>2690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0.205">
                <text:p>0.205</text:p>
              </table:table-cell>
              <table:table-cell office:value-type="float" office:value="27900">
                <text:p>27900</text:p>
              </table:table-cell>
              <table:table-cell office:value-type="float" office:value="2.821">
                <text:p>2.821</text:p>
              </table:table-cell>
              <table:table-cell office:value-type="float" office:value="27900">
                <text:p>27900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0.688">
                <text:p>0.688</text:p>
              </table:table-cell>
              <table:table-cell office:value-type="float" office:value="28896">
                <text:p>28896</text:p>
              </table:table-cell>
              <table:table-cell office:value-type="float" office:value="2.368">
                <text:p>2.368</text:p>
              </table:table-cell>
              <table:table-cell office:value-type="float" office:value="28896">
                <text:p>28896</text:p>
              </table:table-cell>
              <table:table-cell office:value-type="float" office:value="5.332">
                <text:p>5.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0.573">
                <text:p>0.573</text:p>
              </table:table-cell>
              <table:table-cell office:value-type="float" office:value="29892">
                <text:p>29892</text:p>
              </table:table-cell>
              <table:table-cell office:value-type="float" office:value="2.004">
                <text:p>2.004</text:p>
              </table:table-cell>
              <table:table-cell office:value-type="float" office:value="29892">
                <text:p>29892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0.702">
                <text:p>0.702</text:p>
              </table:table-cell>
              <table:table-cell office:value-type="float" office:value="30888">
                <text:p>30888</text:p>
              </table:table-cell>
              <table:table-cell office:value-type="float" office:value="3.11">
                <text:p>3.11</text:p>
              </table:table-cell>
              <table:table-cell office:value-type="float" office:value="30888">
                <text:p>30888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0.171">
                <text:p>0.171</text:p>
              </table:table-cell>
              <table:table-cell office:value-type="float" office:value="31884">
                <text:p>31884</text:p>
              </table:table-cell>
              <table:table-cell office:value-type="float" office:value="3.027">
                <text:p>3.027</text:p>
              </table:table-cell>
              <table:table-cell office:value-type="float" office:value="31884">
                <text:p>31884</text:p>
              </table:table-cell>
              <table:table-cell office:value-type="float" office:value="6.261">
                <text:p>6.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0.759">
                <text:p>0.759</text:p>
              </table:table-cell>
              <table:table-cell office:value-type="float" office:value="32880">
                <text:p>32880</text:p>
              </table:table-cell>
              <table:table-cell office:value-type="float" office:value="2.5">
                <text:p>2.5</text:p>
              </table:table-cell>
              <table:table-cell office:value-type="float" office:value="32880">
                <text:p>32880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0.357">
                <text:p>0.357</text:p>
              </table:table-cell>
              <table:table-cell office:value-type="float" office:value="33876">
                <text:p>33876</text:p>
              </table:table-cell>
              <table:table-cell office:value-type="float" office:value="2.599">
                <text:p>2.599</text:p>
              </table:table-cell>
              <table:table-cell office:value-type="float" office:value="33876">
                <text:p>33876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0.493">
                <text:p>0.493</text:p>
              </table:table-cell>
              <table:table-cell office:value-type="float" office:value="34872">
                <text:p>34872</text:p>
              </table:table-cell>
              <table:table-cell office:value-type="float" office:value="2.147">
                <text:p>2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0.479">
                <text:p>0.479</text:p>
              </table:table-cell>
              <table:table-cell office:value-type="float" office:value="35868">
                <text:p>35868</text:p>
              </table:table-cell>
              <table:table-cell office:value-type="float" office:value="3.931">
                <text:p>3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0.998">
                <text:p>0.998</text:p>
              </table:table-cell>
              <table:table-cell office:value-type="float" office:value="36864">
                <text:p>36864</text:p>
              </table:table-cell>
              <table:table-cell office:value-type="float" office:value="2.919">
                <text:p>2.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1.016">
                <text:p>1.016</text:p>
              </table:table-cell>
              <table:table-cell office:value-type="float" office:value="37860">
                <text:p>37860</text:p>
              </table:table-cell>
              <table:table-cell office:value-type="float" office:value="2.44">
                <text:p>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1.083">
                <text:p>1.083</text:p>
              </table:table-cell>
              <table:table-cell office:value-type="float" office:value="38856">
                <text:p>38856</text:p>
              </table:table-cell>
              <table:table-cell office:value-type="float" office:value="2.555">
                <text:p>2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1.228">
                <text:p>1.228</text:p>
              </table:table-cell>
              <table:table-cell office:value-type="float" office:value="39852">
                <text:p>39852</text:p>
              </table:table-cell>
              <table:table-cell office:value-type="float" office:value="2.991">
                <text:p>2.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3cm" svg:height="7.62cm" xlink:href=".." xlink:type="simple" chart:class="chart:scatter" chart:style-name="ch1">
        <chart:title svg:x="5.169cm" svg:y="0.288cm" chart:style-name="ch2">
          <text:p>MAX RTT</text:p>
        </chart:title>
        <chart:legend chart:legend-position="end" svg:x="8.843cm" svg:y="3.013cm" style:legend-expansion="high" chart:style-name="ch3"/>
        <chart:plot-area chart:style-name="ch4" table:cell-range-address="'High Load'.A2:'High Load'.A37 'High Load'.C2:'High Load'.C37 'High Load'.L2:'High Load'.L37 'High Load'.U2:'High Load'.U31" chart:data-source-has-labels="row" svg:x="1.329cm" svg:y="1.219cm" svg:width="7.268cm" svg:height="5.219cm">
          <chartooo:coordinate-region svg:x="2.506cm" svg:y="1.418cm" svg:width="5.626cm" svg:height="4.373cm"/>
          <chart:axis chart:dimension="x" chart:name="primary-x" chart:style-name="ch5">
            <chart:title svg:x="3.576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High Load'.C2:'High Load'.C37" loext:label-string="&quot;Level Threaded&quot;" chart:class="chart:scatter">
            <chart:domain table:cell-range-address="'High Load'.A2:'High Load'.A37"/>
            <chart:data-point chart:repeated="36"/>
          </chart:series>
          <chart:series chart:style-name="ch9" chart:values-cell-range-address="'High Load'.L2:'High Load'.L37" loext:label-string="&quot;Level&quot;" chart:class="chart:scatter">
            <chart:domain table:cell-range-address="'High Load'.J2:'High Load'.J37"/>
            <chart:data-point chart:repeated="36"/>
          </chart:series>
          <chart:series chart:style-name="ch10" chart:values-cell-range-address="'High Load'.U2:'High Load'.U31" loext:label-string="&quot;Edge Threaded&quot;" chart:class="chart:scatter">
            <chart:domain table:cell-range-address="'High Load'.S2:'High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S</text:p>
              </table:table-cell>
              <table:table-cell office:value-type="string">
                <text:p>Edge Threa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High Load'.A2:'High Load'.A37</svg:desc>
                </draw:g>
              </table:table-cell>
              <table:table-cell office:value-type="float" office:value="856.233">
                <text:p>856.233</text:p>
                <draw:g>
                  <svg:desc>'High Load'.C2:'High Load'.C37</svg:desc>
                </draw:g>
              </table:table-cell>
              <table:table-cell office:value-type="float" office:value="4992">
                <text:p>4992</text:p>
                <draw:g>
                  <svg:desc>'High Load'.J2:'High Load'.J37</svg:desc>
                </draw:g>
              </table:table-cell>
              <table:table-cell office:value-type="float" office:value="425.968">
                <text:p>425.968</text:p>
                <draw:g>
                  <svg:desc>'High Load'.L2:'High Load'.L37</svg:desc>
                </draw:g>
              </table:table-cell>
              <table:table-cell office:value-type="float" office:value="4992">
                <text:p>4992</text:p>
                <draw:g>
                  <svg:desc>'High Load'.S2:'High Load'.S31</svg:desc>
                </draw:g>
              </table:table-cell>
              <table:table-cell office:value-type="float" office:value="830.043">
                <text:p>830.043</text:p>
                <draw:g>
                  <svg:desc>'High Load'.U2:'High Load'.U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991.145">
                <text:p>991.145</text:p>
              </table:table-cell>
              <table:table-cell office:value-type="float" office:value="5988">
                <text:p>5988</text:p>
              </table:table-cell>
              <table:table-cell office:value-type="float" office:value="625.522">
                <text:p>625.522</text:p>
              </table:table-cell>
              <table:table-cell office:value-type="float" office:value="5988">
                <text:p>5988</text:p>
              </table:table-cell>
              <table:table-cell office:value-type="float" office:value="1655.979">
                <text:p>1655.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1677.111">
                <text:p>1677.111</text:p>
              </table:table-cell>
              <table:table-cell office:value-type="float" office:value="6984">
                <text:p>6984</text:p>
              </table:table-cell>
              <table:table-cell office:value-type="float" office:value="912.219">
                <text:p>912.219</text:p>
              </table:table-cell>
              <table:table-cell office:value-type="float" office:value="6984">
                <text:p>6984</text:p>
              </table:table-cell>
              <table:table-cell office:value-type="float" office:value="864.013">
                <text:p>864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1680.147">
                <text:p>1680.147</text:p>
              </table:table-cell>
              <table:table-cell office:value-type="float" office:value="7980">
                <text:p>7980</text:p>
              </table:table-cell>
              <table:table-cell office:value-type="float" office:value="892.395">
                <text:p>892.395</text:p>
              </table:table-cell>
              <table:table-cell office:value-type="float" office:value="7980">
                <text:p>7980</text:p>
              </table:table-cell>
              <table:table-cell office:value-type="float" office:value="1680.956">
                <text:p>1680.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1716.123">
                <text:p>1716.123</text:p>
              </table:table-cell>
              <table:table-cell office:value-type="float" office:value="8976">
                <text:p>8976</text:p>
              </table:table-cell>
              <table:table-cell office:value-type="float" office:value="1747.45">
                <text:p>1747.45</text:p>
              </table:table-cell>
              <table:table-cell office:value-type="float" office:value="8976">
                <text:p>8976</text:p>
              </table:table-cell>
              <table:table-cell office:value-type="float" office:value="1690.195">
                <text:p>1690.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1803.585">
                <text:p>1803.585</text:p>
              </table:table-cell>
              <table:table-cell office:value-type="float" office:value="9972">
                <text:p>9972</text:p>
              </table:table-cell>
              <table:table-cell office:value-type="float" office:value="1796.399">
                <text:p>1796.399</text:p>
              </table:table-cell>
              <table:table-cell office:value-type="float" office:value="9972">
                <text:p>9972</text:p>
              </table:table-cell>
              <table:table-cell office:value-type="float" office:value="1694.643">
                <text:p>1694.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1740.466">
                <text:p>1740.466</text:p>
              </table:table-cell>
              <table:table-cell office:value-type="float" office:value="10968">
                <text:p>10968</text:p>
              </table:table-cell>
              <table:table-cell office:value-type="float" office:value="1742.248">
                <text:p>1742.248</text:p>
              </table:table-cell>
              <table:table-cell office:value-type="float" office:value="10968">
                <text:p>10968</text:p>
              </table:table-cell>
              <table:table-cell office:value-type="float" office:value="1940.057">
                <text:p>1940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1724.244">
                <text:p>1724.244</text:p>
              </table:table-cell>
              <table:table-cell office:value-type="float" office:value="11964">
                <text:p>11964</text:p>
              </table:table-cell>
              <table:table-cell office:value-type="float" office:value="1811.183">
                <text:p>1811.183</text:p>
              </table:table-cell>
              <table:table-cell office:value-type="float" office:value="11964">
                <text:p>11964</text:p>
              </table:table-cell>
              <table:table-cell office:value-type="float" office:value="3366.077">
                <text:p>3366.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3464.163">
                <text:p>3464.163</text:p>
              </table:table-cell>
              <table:table-cell office:value-type="float" office:value="12960">
                <text:p>12960</text:p>
              </table:table-cell>
              <table:table-cell office:value-type="float" office:value="1808.369">
                <text:p>1808.369</text:p>
              </table:table-cell>
              <table:table-cell office:value-type="float" office:value="12960">
                <text:p>12960</text:p>
              </table:table-cell>
              <table:table-cell office:value-type="float" office:value="1715.219">
                <text:p>1715.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3514.939">
                <text:p>3514.939</text:p>
              </table:table-cell>
              <table:table-cell office:value-type="float" office:value="13956">
                <text:p>13956</text:p>
              </table:table-cell>
              <table:table-cell office:value-type="float" office:value="1871.823">
                <text:p>1871.823</text:p>
              </table:table-cell>
              <table:table-cell office:value-type="float" office:value="13956">
                <text:p>13956</text:p>
              </table:table-cell>
              <table:table-cell office:value-type="float" office:value="3397.212">
                <text:p>339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3459.089">
                <text:p>3459.089</text:p>
              </table:table-cell>
              <table:table-cell office:value-type="float" office:value="14952">
                <text:p>14952</text:p>
              </table:table-cell>
              <table:table-cell office:value-type="float" office:value="1840.518">
                <text:p>1840.518</text:p>
              </table:table-cell>
              <table:table-cell office:value-type="float" office:value="14952">
                <text:p>14952</text:p>
              </table:table-cell>
              <table:table-cell office:value-type="float" office:value="3414.143">
                <text:p>3414.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3444.406">
                <text:p>3444.406</text:p>
              </table:table-cell>
              <table:table-cell office:value-type="float" office:value="15948">
                <text:p>15948</text:p>
              </table:table-cell>
              <table:table-cell office:value-type="float" office:value="1807.736">
                <text:p>1807.736</text:p>
              </table:table-cell>
              <table:table-cell office:value-type="float" office:value="15948">
                <text:p>15948</text:p>
              </table:table-cell>
              <table:table-cell office:value-type="float" office:value="6859.592">
                <text:p>6859.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3542.353">
                <text:p>3542.353</text:p>
              </table:table-cell>
              <table:table-cell office:value-type="float" office:value="16944">
                <text:p>16944</text:p>
              </table:table-cell>
              <table:table-cell office:value-type="float" office:value="1797.239">
                <text:p>1797.239</text:p>
              </table:table-cell>
              <table:table-cell office:value-type="float" office:value="16944">
                <text:p>16944</text:p>
              </table:table-cell>
              <table:table-cell office:value-type="float" office:value="3368.809">
                <text:p>3368.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3500.135">
                <text:p>3500.135</text:p>
              </table:table-cell>
              <table:table-cell office:value-type="float" office:value="17940">
                <text:p>17940</text:p>
              </table:table-cell>
              <table:table-cell office:value-type="float" office:value="1792.497">
                <text:p>1792.497</text:p>
              </table:table-cell>
              <table:table-cell office:value-type="float" office:value="17940">
                <text:p>17940</text:p>
              </table:table-cell>
              <table:table-cell office:value-type="float" office:value="6828.999">
                <text:p>6828.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3485.301">
                <text:p>3485.301</text:p>
              </table:table-cell>
              <table:table-cell office:value-type="float" office:value="18936">
                <text:p>18936</text:p>
              </table:table-cell>
              <table:table-cell office:value-type="float" office:value="3461.034">
                <text:p>3461.034</text:p>
              </table:table-cell>
              <table:table-cell office:value-type="float" office:value="18936">
                <text:p>18936</text:p>
              </table:table-cell>
              <table:table-cell office:value-type="float" office:value="3416.858">
                <text:p>3416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3518.649">
                <text:p>3518.649</text:p>
              </table:table-cell>
              <table:table-cell office:value-type="float" office:value="19932">
                <text:p>19932</text:p>
              </table:table-cell>
              <table:table-cell office:value-type="float" office:value="6961.613">
                <text:p>6961.613</text:p>
              </table:table-cell>
              <table:table-cell office:value-type="float" office:value="19932">
                <text:p>19932</text:p>
              </table:table-cell>
              <table:table-cell office:value-type="float" office:value="3530.208">
                <text:p>3530.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6904.343">
                <text:p>6904.343</text:p>
              </table:table-cell>
              <table:table-cell office:value-type="float" office:value="20928">
                <text:p>20928</text:p>
              </table:table-cell>
              <table:table-cell office:value-type="float" office:value="3517.302">
                <text:p>3517.302</text:p>
              </table:table-cell>
              <table:table-cell office:value-type="float" office:value="20928">
                <text:p>20928</text:p>
              </table:table-cell>
              <table:table-cell office:value-type="float" office:value="6990.598">
                <text:p>6990.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6992.433">
                <text:p>6992.433</text:p>
              </table:table-cell>
              <table:table-cell office:value-type="float" office:value="21924">
                <text:p>21924</text:p>
              </table:table-cell>
              <table:table-cell office:value-type="float" office:value="3603.679">
                <text:p>3603.679</text:p>
              </table:table-cell>
              <table:table-cell office:value-type="float" office:value="21924">
                <text:p>21924</text:p>
              </table:table-cell>
              <table:table-cell office:value-type="float" office:value="3444.659">
                <text:p>3444.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13912.608">
                <text:p>13912.608</text:p>
              </table:table-cell>
              <table:table-cell office:value-type="float" office:value="22920">
                <text:p>22920</text:p>
              </table:table-cell>
              <table:table-cell office:value-type="float" office:value="1893.087">
                <text:p>1893.087</text:p>
              </table:table-cell>
              <table:table-cell office:value-type="float" office:value="22920">
                <text:p>22920</text:p>
              </table:table-cell>
              <table:table-cell office:value-type="float" office:value="3535.846">
                <text:p>3535.8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3592.713">
                <text:p>3592.713</text:p>
              </table:table-cell>
              <table:table-cell office:value-type="float" office:value="23916">
                <text:p>23916</text:p>
              </table:table-cell>
              <table:table-cell office:value-type="float" office:value="6795.167">
                <text:p>6795.167</text:p>
              </table:table-cell>
              <table:table-cell office:value-type="float" office:value="23916">
                <text:p>23916</text:p>
              </table:table-cell>
              <table:table-cell office:value-type="float" office:value="3560.295">
                <text:p>3560.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3575.454">
                <text:p>3575.454</text:p>
              </table:table-cell>
              <table:table-cell office:value-type="float" office:value="24912">
                <text:p>24912</text:p>
              </table:table-cell>
              <table:table-cell office:value-type="float" office:value="1809.093">
                <text:p>1809.093</text:p>
              </table:table-cell>
              <table:table-cell office:value-type="float" office:value="24912">
                <text:p>24912</text:p>
              </table:table-cell>
              <table:table-cell office:value-type="float" office:value="7084.471">
                <text:p>7084.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7062.185">
                <text:p>7062.185</text:p>
              </table:table-cell>
              <table:table-cell office:value-type="float" office:value="25908">
                <text:p>25908</text:p>
              </table:table-cell>
              <table:table-cell office:value-type="float" office:value="2014.682">
                <text:p>2014.682</text:p>
              </table:table-cell>
              <table:table-cell office:value-type="float" office:value="25908">
                <text:p>25908</text:p>
              </table:table-cell>
              <table:table-cell office:value-type="float" office:value="7029.43">
                <text:p>7029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3559.969">
                <text:p>3559.969</text:p>
              </table:table-cell>
              <table:table-cell office:value-type="float" office:value="26904">
                <text:p>26904</text:p>
              </table:table-cell>
              <table:table-cell office:value-type="float" office:value="3534.822">
                <text:p>3534.822</text:p>
              </table:table-cell>
              <table:table-cell office:value-type="float" office:value="26904">
                <text:p>26904</text:p>
              </table:table-cell>
              <table:table-cell office:value-type="float" office:value="7116.784">
                <text:p>7116.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7246.812">
                <text:p>7246.812</text:p>
              </table:table-cell>
              <table:table-cell office:value-type="float" office:value="27900">
                <text:p>27900</text:p>
              </table:table-cell>
              <table:table-cell office:value-type="float" office:value="3702.688">
                <text:p>3702.688</text:p>
              </table:table-cell>
              <table:table-cell office:value-type="float" office:value="27900">
                <text:p>27900</text:p>
              </table:table-cell>
              <table:table-cell office:value-type="float" office:value="7202.318">
                <text:p>7202.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13923.432">
                <text:p>13923.432</text:p>
              </table:table-cell>
              <table:table-cell office:value-type="float" office:value="28896">
                <text:p>28896</text:p>
              </table:table-cell>
              <table:table-cell office:value-type="float" office:value="3633.096">
                <text:p>3633.096</text:p>
              </table:table-cell>
              <table:table-cell office:value-type="float" office:value="28896">
                <text:p>28896</text:p>
              </table:table-cell>
              <table:table-cell office:value-type="float" office:value="7121.92">
                <text:p>7121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6993.087">
                <text:p>6993.087</text:p>
              </table:table-cell>
              <table:table-cell office:value-type="float" office:value="29892">
                <text:p>29892</text:p>
              </table:table-cell>
              <table:table-cell office:value-type="float" office:value="3683.4">
                <text:p>3683.4</text:p>
              </table:table-cell>
              <table:table-cell office:value-type="float" office:value="29892">
                <text:p>29892</text:p>
              </table:table-cell>
              <table:table-cell office:value-type="float" office:value="7085.082">
                <text:p>7085.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7181.283">
                <text:p>7181.283</text:p>
              </table:table-cell>
              <table:table-cell office:value-type="float" office:value="30888">
                <text:p>30888</text:p>
              </table:table-cell>
              <table:table-cell office:value-type="float" office:value="14025.47">
                <text:p>14025.47</text:p>
              </table:table-cell>
              <table:table-cell office:value-type="float" office:value="30888">
                <text:p>30888</text:p>
              </table:table-cell>
              <table:table-cell office:value-type="float" office:value="7184.869">
                <text:p>7184.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7203.143">
                <text:p>7203.143</text:p>
              </table:table-cell>
              <table:table-cell office:value-type="float" office:value="31884">
                <text:p>31884</text:p>
              </table:table-cell>
              <table:table-cell office:value-type="float" office:value="6854.547">
                <text:p>6854.547</text:p>
              </table:table-cell>
              <table:table-cell office:value-type="float" office:value="31884">
                <text:p>31884</text:p>
              </table:table-cell>
              <table:table-cell office:value-type="float" office:value="7160.047">
                <text:p>7160.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13855.643">
                <text:p>13855.643</text:p>
              </table:table-cell>
              <table:table-cell office:value-type="float" office:value="32880">
                <text:p>32880</text:p>
              </table:table-cell>
              <table:table-cell office:value-type="float" office:value="6956.48">
                <text:p>6956.48</text:p>
              </table:table-cell>
              <table:table-cell office:value-type="float" office:value="32880">
                <text:p>32880</text:p>
              </table:table-cell>
              <table:table-cell office:value-type="float" office:value="6853.502">
                <text:p>6853.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14243.459">
                <text:p>14243.459</text:p>
              </table:table-cell>
              <table:table-cell office:value-type="float" office:value="33876">
                <text:p>33876</text:p>
              </table:table-cell>
              <table:table-cell office:value-type="float" office:value="3520.134">
                <text:p>3520.134</text:p>
              </table:table-cell>
              <table:table-cell office:value-type="float" office:value="33876">
                <text:p>33876</text:p>
              </table:table-cell>
              <table:table-cell office:value-type="float" office:value="7059.673">
                <text:p>7059.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3763.157">
                <text:p>3763.157</text:p>
              </table:table-cell>
              <table:table-cell office:value-type="float" office:value="34872">
                <text:p>34872</text:p>
              </table:table-cell>
              <table:table-cell office:value-type="float" office:value="6921.593">
                <text:p>6921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7215.495">
                <text:p>7215.495</text:p>
              </table:table-cell>
              <table:table-cell office:value-type="float" office:value="35868">
                <text:p>35868</text:p>
              </table:table-cell>
              <table:table-cell office:value-type="float" office:value="6622.301">
                <text:p>6622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3659.349">
                <text:p>3659.349</text:p>
              </table:table-cell>
              <table:table-cell office:value-type="float" office:value="36864">
                <text:p>36864</text:p>
              </table:table-cell>
              <table:table-cell office:value-type="float" office:value="13670.914">
                <text:p>13670.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14591.183">
                <text:p>14591.183</text:p>
              </table:table-cell>
              <table:table-cell office:value-type="float" office:value="37860">
                <text:p>37860</text:p>
              </table:table-cell>
              <table:table-cell office:value-type="float" office:value="3601.079">
                <text:p>3601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7027.753">
                <text:p>7027.753</text:p>
              </table:table-cell>
              <table:table-cell office:value-type="float" office:value="38856">
                <text:p>38856</text:p>
              </table:table-cell>
              <table:table-cell office:value-type="float" office:value="6857.424">
                <text:p>6857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7186.849">
                <text:p>7186.849</text:p>
              </table:table-cell>
              <table:table-cell office:value-type="float" office:value="39852">
                <text:p>39852</text:p>
              </table:table-cell>
              <table:table-cell office:value-type="float" office:value="3696.189">
                <text:p>3696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92cm" svg:height="7.62cm" xlink:href=".." xlink:type="simple" chart:class="chart:scatter" chart:style-name="ch1">
        <chart:title svg:x="5.463cm" svg:y="0.288cm" chart:style-name="ch2">
          <text:p>AVG RTT</text:p>
        </chart:title>
        <chart:legend chart:legend-position="end" svg:x="9.405cm" svg:y="3.013cm" style:legend-expansion="high" chart:style-name="ch3"/>
        <chart:plot-area chart:style-name="ch4" table:cell-range-address="'High Load'.J2:'High Load'.J37 'High Load'.M2:'High Load'.M37 'High Load'.D2:'High Load'.D37 'High Load'.V2:'High Load'.V31" chart:data-source-has-labels="row" svg:x="1.34cm" svg:y="1.219cm" svg:width="7.808cm" svg:height="5.219cm">
          <chartooo:coordinate-region svg:x="2.147cm" svg:y="1.418cm" svg:width="6.536cm" svg:height="4.373cm"/>
          <chart:axis chart:dimension="x" chart:name="primary-x" chart:style-name="ch5">
            <chart:title svg:x="3.857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High Load'.M2:'High Load'.M37" loext:label-string="&quot;Level&quot;" chart:class="chart:scatter">
            <chart:domain table:cell-range-address="'High Load'.J2:'High Load'.J37"/>
            <chart:data-point chart:repeated="36"/>
          </chart:series>
          <chart:series chart:style-name="ch9" chart:values-cell-range-address="'High Load'.D2:'High Load'.D37" loext:label-string="&quot;Level Threaded&quot;" chart:class="chart:scatter">
            <chart:domain table:cell-range-address="'High Load'.A2:'High Load'.A37"/>
            <chart:data-point chart:repeated="36"/>
          </chart:series>
          <chart:series chart:style-name="ch10" chart:values-cell-range-address="'High Load'.V2:'High Load'.V31" loext:label-string="&quot;Edge&quot;" chart:class="chart:scatter">
            <chart:domain table:cell-range-address="'High Load'.S2:'High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S</text:p>
              </table:table-cell>
              <table:table-cell office:value-type="string">
                <text:p>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High Load'.J2:'High Load'.J37</svg:desc>
                </draw:g>
              </table:table-cell>
              <table:table-cell office:value-type="float" office:value="9.104">
                <text:p>9.104</text:p>
                <draw:g>
                  <svg:desc>'High Load'.M2:'High Load'.M37</svg:desc>
                </draw:g>
              </table:table-cell>
              <table:table-cell office:value-type="float" office:value="4992">
                <text:p>4992</text:p>
                <draw:g>
                  <svg:desc>'High Load'.A2:'High Load'.A37</svg:desc>
                </draw:g>
              </table:table-cell>
              <table:table-cell office:value-type="float" office:value="16.044">
                <text:p>16.044</text:p>
                <draw:g>
                  <svg:desc>'High Load'.D2:'High Load'.D37</svg:desc>
                </draw:g>
              </table:table-cell>
              <table:table-cell office:value-type="float" office:value="4992">
                <text:p>4992</text:p>
                <draw:g>
                  <svg:desc>'High Load'.S2:'High Load'.S31</svg:desc>
                </draw:g>
              </table:table-cell>
              <table:table-cell office:value-type="float" office:value="8.846">
                <text:p>8.846</text:p>
                <draw:g>
                  <svg:desc>'High Load'.V2:'High Load'.V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13.38">
                <text:p>13.38</text:p>
              </table:table-cell>
              <table:table-cell office:value-type="float" office:value="5988">
                <text:p>5988</text:p>
              </table:table-cell>
              <table:table-cell office:value-type="float" office:value="38.297">
                <text:p>38.297</text:p>
              </table:table-cell>
              <table:table-cell office:value-type="float" office:value="5988">
                <text:p>5988</text:p>
              </table:table-cell>
              <table:table-cell office:value-type="float" office:value="12.415">
                <text:p>12.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26.424">
                <text:p>26.424</text:p>
              </table:table-cell>
              <table:table-cell office:value-type="float" office:value="6984">
                <text:p>6984</text:p>
              </table:table-cell>
              <table:table-cell office:value-type="float" office:value="21.35">
                <text:p>21.35</text:p>
              </table:table-cell>
              <table:table-cell office:value-type="float" office:value="6984">
                <text:p>6984</text:p>
              </table:table-cell>
              <table:table-cell office:value-type="float" office:value="16.674">
                <text:p>16.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26.906">
                <text:p>26.906</text:p>
              </table:table-cell>
              <table:table-cell office:value-type="float" office:value="7980">
                <text:p>7980</text:p>
              </table:table-cell>
              <table:table-cell office:value-type="float" office:value="37.386">
                <text:p>37.386</text:p>
              </table:table-cell>
              <table:table-cell office:value-type="float" office:value="7980">
                <text:p>79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30.019">
                <text:p>30.019</text:p>
              </table:table-cell>
              <table:table-cell office:value-type="float" office:value="8976">
                <text:p>8976</text:p>
              </table:table-cell>
              <table:table-cell office:value-type="float" office:value="29.22">
                <text:p>29.22</text:p>
              </table:table-cell>
              <table:table-cell office:value-type="float" office:value="8976">
                <text:p>8976</text:p>
              </table:table-cell>
              <table:table-cell office:value-type="float" office:value="22.933">
                <text:p>22.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38.365">
                <text:p>38.365</text:p>
              </table:table-cell>
              <table:table-cell office:value-type="float" office:value="9972">
                <text:p>9972</text:p>
              </table:table-cell>
              <table:table-cell office:value-type="float" office:value="81.053">
                <text:p>81.053</text:p>
              </table:table-cell>
              <table:table-cell office:value-type="float" office:value="9972">
                <text:p>9972</text:p>
              </table:table-cell>
              <table:table-cell office:value-type="float" office:value="22.829">
                <text:p>22.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46.65">
                <text:p>46.65</text:p>
              </table:table-cell>
              <table:table-cell office:value-type="float" office:value="10968">
                <text:p>10968</text:p>
              </table:table-cell>
              <table:table-cell office:value-type="float" office:value="43.52">
                <text:p>43.52</text:p>
              </table:table-cell>
              <table:table-cell office:value-type="float" office:value="10968">
                <text:p>10968</text:p>
              </table:table-cell>
              <table:table-cell office:value-type="float" office:value="32.689">
                <text:p>32.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48.552">
                <text:p>48.552</text:p>
              </table:table-cell>
              <table:table-cell office:value-type="float" office:value="11964">
                <text:p>11964</text:p>
              </table:table-cell>
              <table:table-cell office:value-type="float" office:value="45.503">
                <text:p>45.503</text:p>
              </table:table-cell>
              <table:table-cell office:value-type="float" office:value="11964">
                <text:p>11964</text:p>
              </table:table-cell>
              <table:table-cell office:value-type="float" office:value="31.893">
                <text:p>31.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54.021">
                <text:p>54.021</text:p>
              </table:table-cell>
              <table:table-cell office:value-type="float" office:value="12960">
                <text:p>12960</text:p>
              </table:table-cell>
              <table:table-cell office:value-type="float" office:value="49.957">
                <text:p>49.957</text:p>
              </table:table-cell>
              <table:table-cell office:value-type="float" office:value="12960">
                <text:p>12960</text:p>
              </table:table-cell>
              <table:table-cell office:value-type="float" office:value="41.701">
                <text:p>41.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63.192">
                <text:p>63.192</text:p>
              </table:table-cell>
              <table:table-cell office:value-type="float" office:value="13956">
                <text:p>13956</text:p>
              </table:table-cell>
              <table:table-cell office:value-type="float" office:value="46.499">
                <text:p>46.499</text:p>
              </table:table-cell>
              <table:table-cell office:value-type="float" office:value="13956">
                <text:p>13956</text:p>
              </table:table-cell>
              <table:table-cell office:value-type="float" office:value="39.681">
                <text:p>39.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73.469">
                <text:p>73.469</text:p>
              </table:table-cell>
              <table:table-cell office:value-type="float" office:value="14952">
                <text:p>14952</text:p>
              </table:table-cell>
              <table:table-cell office:value-type="float" office:value="50.204">
                <text:p>50.204</text:p>
              </table:table-cell>
              <table:table-cell office:value-type="float" office:value="14952">
                <text:p>14952</text:p>
              </table:table-cell>
              <table:table-cell office:value-type="float" office:value="39.468">
                <text:p>39.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76.215">
                <text:p>76.215</text:p>
              </table:table-cell>
              <table:table-cell office:value-type="float" office:value="15948">
                <text:p>15948</text:p>
              </table:table-cell>
              <table:table-cell office:value-type="float" office:value="56.891">
                <text:p>56.891</text:p>
              </table:table-cell>
              <table:table-cell office:value-type="float" office:value="15948">
                <text:p>15948</text:p>
              </table:table-cell>
              <table:table-cell office:value-type="float" office:value="44.899">
                <text:p>44.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69.199">
                <text:p>69.199</text:p>
              </table:table-cell>
              <table:table-cell office:value-type="float" office:value="16944">
                <text:p>16944</text:p>
              </table:table-cell>
              <table:table-cell office:value-type="float" office:value="57.63">
                <text:p>57.63</text:p>
              </table:table-cell>
              <table:table-cell office:value-type="float" office:value="16944">
                <text:p>16944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81.55">
                <text:p>81.55</text:p>
              </table:table-cell>
              <table:table-cell office:value-type="float" office:value="17940">
                <text:p>17940</text:p>
              </table:table-cell>
              <table:table-cell office:value-type="float" office:value="77.822">
                <text:p>77.822</text:p>
              </table:table-cell>
              <table:table-cell office:value-type="float" office:value="17940">
                <text:p>17940</text:p>
              </table:table-cell>
              <table:table-cell office:value-type="float" office:value="49.656">
                <text:p>49.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85.15">
                <text:p>85.15</text:p>
              </table:table-cell>
              <table:table-cell office:value-type="float" office:value="18936">
                <text:p>18936</text:p>
              </table:table-cell>
              <table:table-cell office:value-type="float" office:value="68.413">
                <text:p>68.413</text:p>
              </table:table-cell>
              <table:table-cell office:value-type="float" office:value="18936">
                <text:p>18936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96.44">
                <text:p>96.44</text:p>
              </table:table-cell>
              <table:table-cell office:value-type="float" office:value="19932">
                <text:p>19932</text:p>
              </table:table-cell>
              <table:table-cell office:value-type="float" office:value="72.741">
                <text:p>72.741</text:p>
              </table:table-cell>
              <table:table-cell office:value-type="float" office:value="19932">
                <text:p>19932</text:p>
              </table:table-cell>
              <table:table-cell office:value-type="float" office:value="66.907">
                <text:p>66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94.633">
                <text:p>94.633</text:p>
              </table:table-cell>
              <table:table-cell office:value-type="float" office:value="20928">
                <text:p>20928</text:p>
              </table:table-cell>
              <table:table-cell office:value-type="float" office:value="78.689">
                <text:p>78.689</text:p>
              </table:table-cell>
              <table:table-cell office:value-type="float" office:value="20928">
                <text:p>20928</text:p>
              </table:table-cell>
              <table:table-cell office:value-type="float" office:value="67.366">
                <text:p>67.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98.999">
                <text:p>98.999</text:p>
              </table:table-cell>
              <table:table-cell office:value-type="float" office:value="21924">
                <text:p>21924</text:p>
              </table:table-cell>
              <table:table-cell office:value-type="float" office:value="72.758">
                <text:p>72.758</text:p>
              </table:table-cell>
              <table:table-cell office:value-type="float" office:value="21924">
                <text:p>21924</text:p>
              </table:table-cell>
              <table:table-cell office:value-type="float" office:value="64.587">
                <text:p>64.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109.083">
                <text:p>109.083</text:p>
              </table:table-cell>
              <table:table-cell office:value-type="float" office:value="22920">
                <text:p>22920</text:p>
              </table:table-cell>
              <table:table-cell office:value-type="float" office:value="83.226">
                <text:p>83.226</text:p>
              </table:table-cell>
              <table:table-cell office:value-type="float" office:value="22920">
                <text:p>22920</text:p>
              </table:table-cell>
              <table:table-cell office:value-type="float" office:value="71.012">
                <text:p>71.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111.049">
                <text:p>111.049</text:p>
              </table:table-cell>
              <table:table-cell office:value-type="float" office:value="23916">
                <text:p>23916</text:p>
              </table:table-cell>
              <table:table-cell office:value-type="float" office:value="82.628">
                <text:p>82.628</text:p>
              </table:table-cell>
              <table:table-cell office:value-type="float" office:value="23916">
                <text:p>23916</text:p>
              </table:table-cell>
              <table:table-cell office:value-type="float" office:value="71.638">
                <text:p>71.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137.318">
                <text:p>137.318</text:p>
              </table:table-cell>
              <table:table-cell office:value-type="float" office:value="24912">
                <text:p>24912</text:p>
              </table:table-cell>
              <table:table-cell office:value-type="float" office:value="90.889">
                <text:p>90.889</text:p>
              </table:table-cell>
              <table:table-cell office:value-type="float" office:value="24912">
                <text:p>24912</text:p>
              </table:table-cell>
              <table:table-cell office:value-type="float" office:value="84.401">
                <text:p>84.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127.669">
                <text:p>127.669</text:p>
              </table:table-cell>
              <table:table-cell office:value-type="float" office:value="25908">
                <text:p>25908</text:p>
              </table:table-cell>
              <table:table-cell office:value-type="float" office:value="87.169">
                <text:p>87.169</text:p>
              </table:table-cell>
              <table:table-cell office:value-type="float" office:value="25908">
                <text:p>25908</text:p>
              </table:table-cell>
              <table:table-cell office:value-type="float" office:value="76.609">
                <text:p>76.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121.652">
                <text:p>121.652</text:p>
              </table:table-cell>
              <table:table-cell office:value-type="float" office:value="26904">
                <text:p>26904</text:p>
              </table:table-cell>
              <table:table-cell office:value-type="float" office:value="88.319">
                <text:p>88.319</text:p>
              </table:table-cell>
              <table:table-cell office:value-type="float" office:value="26904">
                <text:p>26904</text:p>
              </table:table-cell>
              <table:table-cell office:value-type="float" office:value="77.899">
                <text:p>77.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113.773">
                <text:p>113.773</text:p>
              </table:table-cell>
              <table:table-cell office:value-type="float" office:value="27900">
                <text:p>27900</text:p>
              </table:table-cell>
              <table:table-cell office:value-type="float" office:value="103.206">
                <text:p>103.206</text:p>
              </table:table-cell>
              <table:table-cell office:value-type="float" office:value="27900">
                <text:p>27900</text:p>
              </table:table-cell>
              <table:table-cell office:value-type="float" office:value="91.684">
                <text:p>91.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122.393">
                <text:p>122.393</text:p>
              </table:table-cell>
              <table:table-cell office:value-type="float" office:value="28896">
                <text:p>28896</text:p>
              </table:table-cell>
              <table:table-cell office:value-type="float" office:value="99.238">
                <text:p>99.238</text:p>
              </table:table-cell>
              <table:table-cell office:value-type="float" office:value="28896">
                <text:p>28896</text:p>
              </table:table-cell>
              <table:table-cell office:value-type="float" office:value="86.824">
                <text:p>86.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135.407">
                <text:p>135.407</text:p>
              </table:table-cell>
              <table:table-cell office:value-type="float" office:value="29892">
                <text:p>29892</text:p>
              </table:table-cell>
              <table:table-cell office:value-type="float" office:value="99.251">
                <text:p>99.251</text:p>
              </table:table-cell>
              <table:table-cell office:value-type="float" office:value="29892">
                <text:p>29892</text:p>
              </table:table-cell>
              <table:table-cell office:value-type="float" office:value="87.636">
                <text:p>87.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146.455">
                <text:p>146.455</text:p>
              </table:table-cell>
              <table:table-cell office:value-type="float" office:value="30888">
                <text:p>30888</text:p>
              </table:table-cell>
              <table:table-cell office:value-type="float" office:value="112.406">
                <text:p>112.406</text:p>
              </table:table-cell>
              <table:table-cell office:value-type="float" office:value="30888">
                <text:p>30888</text:p>
              </table:table-cell>
              <table:table-cell office:value-type="float" office:value="94.563">
                <text:p>94.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136.823">
                <text:p>136.823</text:p>
              </table:table-cell>
              <table:table-cell office:value-type="float" office:value="31884">
                <text:p>31884</text:p>
              </table:table-cell>
              <table:table-cell office:value-type="float" office:value="111.413">
                <text:p>111.413</text:p>
              </table:table-cell>
              <table:table-cell office:value-type="float" office:value="31884">
                <text:p>31884</text:p>
              </table:table-cell>
              <table:table-cell office:value-type="float" office:value="102.52">
                <text:p>102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144.206">
                <text:p>144.206</text:p>
              </table:table-cell>
              <table:table-cell office:value-type="float" office:value="32880">
                <text:p>32880</text:p>
              </table:table-cell>
              <table:table-cell office:value-type="float" office:value="117.607">
                <text:p>117.607</text:p>
              </table:table-cell>
              <table:table-cell office:value-type="float" office:value="32880">
                <text:p>32880</text:p>
              </table:table-cell>
              <table:table-cell office:value-type="float" office:value="103.544">
                <text:p>103.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143.857">
                <text:p>143.857</text:p>
              </table:table-cell>
              <table:table-cell office:value-type="float" office:value="33876">
                <text:p>33876</text:p>
              </table:table-cell>
              <table:table-cell office:value-type="float" office:value="114.83">
                <text:p>114.83</text:p>
              </table:table-cell>
              <table:table-cell office:value-type="float" office:value="33876">
                <text:p>33876</text:p>
              </table:table-cell>
              <table:table-cell office:value-type="float" office:value="97.679">
                <text:p>97.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166.856">
                <text:p>166.856</text:p>
              </table:table-cell>
              <table:table-cell office:value-type="float" office:value="34872">
                <text:p>34872</text:p>
              </table:table-cell>
              <table:table-cell office:value-type="float" office:value="123.295">
                <text:p>123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168.198">
                <text:p>168.198</text:p>
              </table:table-cell>
              <table:table-cell office:value-type="float" office:value="35868">
                <text:p>35868</text:p>
              </table:table-cell>
              <table:table-cell office:value-type="float" office:value="110.01">
                <text:p>11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156.803">
                <text:p>156.803</text:p>
              </table:table-cell>
              <table:table-cell office:value-type="float" office:value="36864">
                <text:p>36864</text:p>
              </table:table-cell>
              <table:table-cell office:value-type="float" office:value="140.536">
                <text:p>14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183.257">
                <text:p>183.257</text:p>
              </table:table-cell>
              <table:table-cell office:value-type="float" office:value="37860">
                <text:p>37860</text:p>
              </table:table-cell>
              <table:table-cell office:value-type="float" office:value="137.703">
                <text:p>137.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183.333">
                <text:p>183.333</text:p>
              </table:table-cell>
              <table:table-cell office:value-type="float" office:value="38856">
                <text:p>38856</text:p>
              </table:table-cell>
              <table:table-cell office:value-type="float" office:value="119.784">
                <text:p>119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187.221">
                <text:p>187.221</text:p>
              </table:table-cell>
              <table:table-cell office:value-type="float" office:value="39852">
                <text:p>39852</text:p>
              </table:table-cell>
              <table:table-cell office:value-type="float" office:value="131.549">
                <text:p>131.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471cm" svg:height="7.62cm" xlink:href=".." xlink:type="simple" chart:class="chart:scatter" chart:style-name="ch1">
        <chart:title svg:x="5.318cm" svg:y="0.288cm" chart:style-name="ch2">
          <text:p>MIN RTT</text:p>
        </chart:title>
        <chart:legend chart:legend-position="end" svg:x="8.984cm" svg:y="3.013cm" style:legend-expansion="high" chart:style-name="ch3"/>
        <chart:plot-area chart:style-name="ch4" table:cell-range-address="'Low Load'.A2:'Low Load'.B37 'Low Load'.K2:'Low Load'.K37 'Low Load'.T2:'Low Load'.T31" chart:data-source-has-labels="row" svg:x="1.332cm" svg:y="1.219cm" svg:width="7.403cm" svg:height="5.219cm">
          <chartooo:coordinate-region svg:x="1.768cm" svg:y="1.418cm" svg:width="6.502cm" svg:height="4.373cm"/>
          <chart:axis chart:dimension="x" chart:name="primary-x" chart:style-name="ch5">
            <chart:title svg:x="3.646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Low Load'.B2:'Low Load'.B37" loext:label-string="&quot;Level Threaded&quot;" chart:class="chart:scatter">
            <chart:domain table:cell-range-address="'Low Load'.A2:'Low Load'.A37"/>
            <chart:data-point chart:repeated="36"/>
          </chart:series>
          <chart:series chart:style-name="ch9" chart:values-cell-range-address="'Low Load'.K2:'Low Load'.K37" loext:label-string="&quot;Level&quot;" chart:class="chart:scatter">
            <chart:domain table:cell-range-address="'Low Load'.J2:'Low Load'.J37"/>
            <chart:data-point chart:repeated="36"/>
          </chart:series>
          <chart:series chart:style-name="ch10" chart:values-cell-range-address="'Low Load'.T2:'Low Load'.T31" loext:label-string="&quot;Edge Threaded&quot;" chart:class="chart:scatter">
            <chart:domain table:cell-range-address="'Low Load'.S2:'Low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S</text:p>
              </table:table-cell>
              <table:table-cell office:value-type="string">
                <text:p>Edge Threa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Low Load'.A2:'Low Load'.A37</svg:desc>
                </draw:g>
              </table:table-cell>
              <table:table-cell office:value-type="float" office:value="0.143">
                <text:p>0.143</text:p>
                <draw:g>
                  <svg:desc>'Low Load'.B2:'Low Load'.B37</svg:desc>
                </draw:g>
              </table:table-cell>
              <table:table-cell office:value-type="float" office:value="4992">
                <text:p>4992</text:p>
                <draw:g>
                  <svg:desc>'Low Load'.J2:'Low Load'.J37</svg:desc>
                </draw:g>
              </table:table-cell>
              <table:table-cell office:value-type="float" office:value="0.842">
                <text:p>0.842</text:p>
                <draw:g>
                  <svg:desc>'Low Load'.K2:'Low Load'.K37</svg:desc>
                </draw:g>
              </table:table-cell>
              <table:table-cell office:value-type="float" office:value="4992">
                <text:p>4992</text:p>
                <draw:g>
                  <svg:desc>'Low Load'.S2:'Low Load'.S31</svg:desc>
                </draw:g>
              </table:table-cell>
              <table:table-cell office:value-type="float" office:value="1.331">
                <text:p>1.331</text:p>
                <draw:g>
                  <svg:desc>'Low Load'.T2:'Low Load'.T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0.255">
                <text:p>0.255</text:p>
              </table:table-cell>
              <table:table-cell office:value-type="float" office:value="5988">
                <text:p>5988</text:p>
              </table:table-cell>
              <table:table-cell office:value-type="float" office:value="1.15">
                <text:p>1.15</text:p>
              </table:table-cell>
              <table:table-cell office:value-type="float" office:value="5988">
                <text:p>5988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0.262">
                <text:p>0.262</text:p>
              </table:table-cell>
              <table:table-cell office:value-type="float" office:value="6984">
                <text:p>6984</text:p>
              </table:table-cell>
              <table:table-cell office:value-type="float" office:value="1.52">
                <text:p>1.52</text:p>
              </table:table-cell>
              <table:table-cell office:value-type="float" office:value="6984">
                <text:p>6984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0.23">
                <text:p>0.23</text:p>
              </table:table-cell>
              <table:table-cell office:value-type="float" office:value="7980">
                <text:p>7980</text:p>
              </table:table-cell>
              <table:table-cell office:value-type="float" office:value="1.658">
                <text:p>1.658</text:p>
              </table:table-cell>
              <table:table-cell office:value-type="float" office:value="7980">
                <text:p>7980</text:p>
              </table:table-cell>
              <table:table-cell office:value-type="float" office:value="1.729">
                <text:p>1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0.609">
                <text:p>0.609</text:p>
              </table:table-cell>
              <table:table-cell office:value-type="float" office:value="8976">
                <text:p>8976</text:p>
              </table:table-cell>
              <table:table-cell office:value-type="float" office:value="1.153">
                <text:p>1.153</text:p>
              </table:table-cell>
              <table:table-cell office:value-type="float" office:value="8976">
                <text:p>89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0.407">
                <text:p>0.407</text:p>
              </table:table-cell>
              <table:table-cell office:value-type="float" office:value="9972">
                <text:p>9972</text:p>
              </table:table-cell>
              <table:table-cell office:value-type="float" office:value="1.976">
                <text:p>1.976</text:p>
              </table:table-cell>
              <table:table-cell office:value-type="float" office:value="9972">
                <text:p>9972</text:p>
              </table:table-cell>
              <table:table-cell office:value-type="float" office:value="2.454">
                <text:p>2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0.432">
                <text:p>0.432</text:p>
              </table:table-cell>
              <table:table-cell office:value-type="float" office:value="10968">
                <text:p>10968</text:p>
              </table:table-cell>
              <table:table-cell office:value-type="float" office:value="1.908">
                <text:p>1.908</text:p>
              </table:table-cell>
              <table:table-cell office:value-type="float" office:value="10968">
                <text:p>10968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0.165">
                <text:p>0.165</text:p>
              </table:table-cell>
              <table:table-cell office:value-type="float" office:value="11964">
                <text:p>11964</text:p>
              </table:table-cell>
              <table:table-cell office:value-type="float" office:value="2.223">
                <text:p>2.223</text:p>
              </table:table-cell>
              <table:table-cell office:value-type="float" office:value="11964">
                <text:p>11964</text:p>
              </table:table-cell>
              <table:table-cell office:value-type="float" office:value="2.031">
                <text:p>2.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0.962">
                <text:p>0.962</text:p>
              </table:table-cell>
              <table:table-cell office:value-type="float" office:value="12960">
                <text:p>12960</text:p>
              </table:table-cell>
              <table:table-cell office:value-type="float" office:value="2.413">
                <text:p>2.413</text:p>
              </table:table-cell>
              <table:table-cell office:value-type="float" office:value="12960">
                <text:p>12960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1.149">
                <text:p>1.149</text:p>
              </table:table-cell>
              <table:table-cell office:value-type="float" office:value="13956">
                <text:p>13956</text:p>
              </table:table-cell>
              <table:table-cell office:value-type="float" office:value="3.152">
                <text:p>3.152</text:p>
              </table:table-cell>
              <table:table-cell office:value-type="float" office:value="13956">
                <text:p>13956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0.957">
                <text:p>0.957</text:p>
              </table:table-cell>
              <table:table-cell office:value-type="float" office:value="14952">
                <text:p>14952</text:p>
              </table:table-cell>
              <table:table-cell office:value-type="float" office:value="2.496">
                <text:p>2.496</text:p>
              </table:table-cell>
              <table:table-cell office:value-type="float" office:value="14952">
                <text:p>14952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0.554">
                <text:p>0.554</text:p>
              </table:table-cell>
              <table:table-cell office:value-type="float" office:value="15948">
                <text:p>15948</text:p>
              </table:table-cell>
              <table:table-cell office:value-type="float" office:value="2.936">
                <text:p>2.936</text:p>
              </table:table-cell>
              <table:table-cell office:value-type="float" office:value="15948">
                <text:p>15948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0.524">
                <text:p>0.524</text:p>
              </table:table-cell>
              <table:table-cell office:value-type="float" office:value="16944">
                <text:p>16944</text:p>
              </table:table-cell>
              <table:table-cell office:value-type="float" office:value="1.86">
                <text:p>1.86</text:p>
              </table:table-cell>
              <table:table-cell office:value-type="float" office:value="16944">
                <text:p>16944</text:p>
              </table:table-cell>
              <table:table-cell office:value-type="float" office:value="2.901">
                <text:p>2.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1.156">
                <text:p>1.156</text:p>
              </table:table-cell>
              <table:table-cell office:value-type="float" office:value="17940">
                <text:p>17940</text:p>
              </table:table-cell>
              <table:table-cell office:value-type="float" office:value="3.633">
                <text:p>3.633</text:p>
              </table:table-cell>
              <table:table-cell office:value-type="float" office:value="17940">
                <text:p>17940</text:p>
              </table:table-cell>
              <table:table-cell office:value-type="float" office:value="3.883">
                <text:p>3.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0.562">
                <text:p>0.562</text:p>
              </table:table-cell>
              <table:table-cell office:value-type="float" office:value="18936">
                <text:p>18936</text:p>
              </table:table-cell>
              <table:table-cell office:value-type="float" office:value="1.328">
                <text:p>1.328</text:p>
              </table:table-cell>
              <table:table-cell office:value-type="float" office:value="18936">
                <text:p>18936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1.635">
                <text:p>1.635</text:p>
              </table:table-cell>
              <table:table-cell office:value-type="float" office:value="19932">
                <text:p>19932</text:p>
              </table:table-cell>
              <table:table-cell office:value-type="float" office:value="3.94">
                <text:p>3.94</text:p>
              </table:table-cell>
              <table:table-cell office:value-type="float" office:value="19932">
                <text:p>199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0.998">
                <text:p>0.998</text:p>
              </table:table-cell>
              <table:table-cell office:value-type="float" office:value="20928">
                <text:p>20928</text:p>
              </table:table-cell>
              <table:table-cell office:value-type="float" office:value="1.932">
                <text:p>1.932</text:p>
              </table:table-cell>
              <table:table-cell office:value-type="float" office:value="20928">
                <text:p>20928</text:p>
              </table:table-cell>
              <table:table-cell office:value-type="float" office:value="5.256">
                <text:p>5.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1.374">
                <text:p>1.374</text:p>
              </table:table-cell>
              <table:table-cell office:value-type="float" office:value="21924">
                <text:p>21924</text:p>
              </table:table-cell>
              <table:table-cell office:value-type="float" office:value="2.763">
                <text:p>2.763</text:p>
              </table:table-cell>
              <table:table-cell office:value-type="float" office:value="21924">
                <text:p>21924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1.125">
                <text:p>1.125</text:p>
              </table:table-cell>
              <table:table-cell office:value-type="float" office:value="22920">
                <text:p>22920</text:p>
              </table:table-cell>
              <table:table-cell office:value-type="float" office:value="2.99">
                <text:p>2.99</text:p>
              </table:table-cell>
              <table:table-cell office:value-type="float" office:value="22920">
                <text:p>2292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1.279">
                <text:p>1.279</text:p>
              </table:table-cell>
              <table:table-cell office:value-type="float" office:value="23916">
                <text:p>23916</text:p>
              </table:table-cell>
              <table:table-cell office:value-type="float" office:value="5.459">
                <text:p>5.459</text:p>
              </table:table-cell>
              <table:table-cell office:value-type="float" office:value="23916">
                <text:p>23916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1.426">
                <text:p>1.426</text:p>
              </table:table-cell>
              <table:table-cell office:value-type="float" office:value="24912">
                <text:p>24912</text:p>
              </table:table-cell>
              <table:table-cell office:value-type="float" office:value="3.057">
                <text:p>3.057</text:p>
              </table:table-cell>
              <table:table-cell office:value-type="float" office:value="24912">
                <text:p>2491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0.755">
                <text:p>0.755</text:p>
              </table:table-cell>
              <table:table-cell office:value-type="float" office:value="25908">
                <text:p>25908</text:p>
              </table:table-cell>
              <table:table-cell office:value-type="float" office:value="3.036">
                <text:p>3.036</text:p>
              </table:table-cell>
              <table:table-cell office:value-type="float" office:value="25908">
                <text:p>25908</text:p>
              </table:table-cell>
              <table:table-cell office:value-type="float" office:value="4.451">
                <text:p>4.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1.612">
                <text:p>1.612</text:p>
              </table:table-cell>
              <table:table-cell office:value-type="float" office:value="26904">
                <text:p>26904</text:p>
              </table:table-cell>
              <table:table-cell office:value-type="float" office:value="3.22">
                <text:p>3.22</text:p>
              </table:table-cell>
              <table:table-cell office:value-type="float" office:value="26904">
                <text:p>26904</text:p>
              </table:table-cell>
              <table:table-cell office:value-type="float" office:value="6.177">
                <text:p>6.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1.531">
                <text:p>1.531</text:p>
              </table:table-cell>
              <table:table-cell office:value-type="float" office:value="27900">
                <text:p>27900</text:p>
              </table:table-cell>
              <table:table-cell office:value-type="float" office:value="5.115">
                <text:p>5.115</text:p>
              </table:table-cell>
              <table:table-cell office:value-type="float" office:value="27900">
                <text:p>27900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1.514">
                <text:p>1.514</text:p>
              </table:table-cell>
              <table:table-cell office:value-type="float" office:value="28896">
                <text:p>28896</text:p>
              </table:table-cell>
              <table:table-cell office:value-type="float" office:value="3.535">
                <text:p>3.535</text:p>
              </table:table-cell>
              <table:table-cell office:value-type="float" office:value="28896">
                <text:p>2889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1.539">
                <text:p>1.539</text:p>
              </table:table-cell>
              <table:table-cell office:value-type="float" office:value="29892">
                <text:p>29892</text:p>
              </table:table-cell>
              <table:table-cell office:value-type="float" office:value="4.712">
                <text:p>4.712</text:p>
              </table:table-cell>
              <table:table-cell office:value-type="float" office:value="29892">
                <text:p>2989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1.396">
                <text:p>1.396</text:p>
              </table:table-cell>
              <table:table-cell office:value-type="float" office:value="30888">
                <text:p>30888</text:p>
              </table:table-cell>
              <table:table-cell office:value-type="float" office:value="3.03">
                <text:p>3.03</text:p>
              </table:table-cell>
              <table:table-cell office:value-type="float" office:value="30888">
                <text:p>30888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1.352">
                <text:p>1.352</text:p>
              </table:table-cell>
              <table:table-cell office:value-type="float" office:value="31884">
                <text:p>31884</text:p>
              </table:table-cell>
              <table:table-cell office:value-type="float" office:value="6.44">
                <text:p>6.44</text:p>
              </table:table-cell>
              <table:table-cell office:value-type="float" office:value="31884">
                <text:p>31884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1.382">
                <text:p>1.382</text:p>
              </table:table-cell>
              <table:table-cell office:value-type="float" office:value="32880">
                <text:p>32880</text:p>
              </table:table-cell>
              <table:table-cell office:value-type="float" office:value="2.159">
                <text:p>2.159</text:p>
              </table:table-cell>
              <table:table-cell office:value-type="float" office:value="32880">
                <text:p>32880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1.237">
                <text:p>1.237</text:p>
              </table:table-cell>
              <table:table-cell office:value-type="float" office:value="33876">
                <text:p>33876</text:p>
              </table:table-cell>
              <table:table-cell office:value-type="float" office:value="4.568">
                <text:p>4.568</text:p>
              </table:table-cell>
              <table:table-cell office:value-type="float" office:value="33876">
                <text:p>33876</text:p>
              </table:table-cell>
              <table:table-cell office:value-type="float" office:value="7.646">
                <text:p>7.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1.653">
                <text:p>1.653</text:p>
              </table:table-cell>
              <table:table-cell office:value-type="float" office:value="34872">
                <text:p>34872</text:p>
              </table:table-cell>
              <table:table-cell office:value-type="float" office:value="3.968">
                <text:p>3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1.52">
                <text:p>1.52</text:p>
              </table:table-cell>
              <table:table-cell office:value-type="float" office:value="35868">
                <text:p>35868</text:p>
              </table:table-cell>
              <table:table-cell office:value-type="float" office:value="7.448">
                <text:p>7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1.649">
                <text:p>1.649</text:p>
              </table:table-cell>
              <table:table-cell office:value-type="float" office:value="36864">
                <text:p>36864</text:p>
              </table:table-cell>
              <table:table-cell office:value-type="float" office:value="5.039">
                <text:p>5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2.297">
                <text:p>2.297</text:p>
              </table:table-cell>
              <table:table-cell office:value-type="float" office:value="37860">
                <text:p>37860</text:p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1.541">
                <text:p>1.541</text:p>
              </table:table-cell>
              <table:table-cell office:value-type="float" office:value="38856">
                <text:p>38856</text:p>
              </table:table-cell>
              <table:table-cell office:value-type="float" office:value="3.036">
                <text:p>3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1.871">
                <text:p>1.871</text:p>
              </table:table-cell>
              <table:table-cell office:value-type="float" office:value="39852">
                <text:p>39852</text:p>
              </table:table-cell>
              <table:table-cell office:value-type="float" office:value="7.152">
                <text:p>7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33cm" svg:height="7.62cm" xlink:href=".." xlink:type="simple" chart:class="chart:scatter" chart:style-name="ch1">
        <chart:title svg:x="5.169cm" svg:y="0.288cm" chart:style-name="ch2">
          <text:p>MAX RTT</text:p>
        </chart:title>
        <chart:legend chart:legend-position="end" svg:x="8.843cm" svg:y="3.013cm" style:legend-expansion="high" chart:style-name="ch3"/>
        <chart:plot-area chart:style-name="ch4" table:cell-range-address="'High Load'.A2:'High Load'.A37 'High Load'.C2:'High Load'.C37 'Low Load'.L2:'Low Load'.L37 'Low Load'.U2:'Low Load'.U31" chart:data-source-has-labels="row" svg:x="1.329cm" svg:y="1.219cm" svg:width="7.268cm" svg:height="5.219cm">
          <chartooo:coordinate-region svg:x="2.506cm" svg:y="1.418cm" svg:width="5.626cm" svg:height="4.373cm"/>
          <chart:axis chart:dimension="x" chart:name="primary-x" chart:style-name="ch5">
            <chart:title svg:x="3.576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High Load'.C2:'High Load'.C37" loext:label-string="&quot;Level Threaded&quot;" chart:class="chart:scatter">
            <chart:domain table:cell-range-address="'High Load'.A2:'High Load'.A37"/>
            <chart:data-point chart:repeated="36"/>
          </chart:series>
          <chart:series chart:style-name="ch9" chart:values-cell-range-address="'Low Load'.L2:'Low Load'.L37" loext:label-string="&quot;Level&quot;" chart:class="chart:scatter">
            <chart:domain table:cell-range-address="'Low Load'.J2:'Low Load'.J37"/>
            <chart:data-point chart:repeated="36"/>
          </chart:series>
          <chart:series chart:style-name="ch10" chart:values-cell-range-address="'Low Load'.U2:'Low Load'.U31" loext:label-string="&quot;Edge Threaded&quot;" chart:class="chart:scatter">
            <chart:domain table:cell-range-address="'Low Load'.S2:'Low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S</text:p>
              </table:table-cell>
              <table:table-cell office:value-type="string">
                <text:p>Edge Threa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High Load'.A2:'High Load'.A37</svg:desc>
                </draw:g>
              </table:table-cell>
              <table:table-cell office:value-type="float" office:value="856.233">
                <text:p>856.233</text:p>
                <draw:g>
                  <svg:desc>'High Load'.C2:'High Load'.C37</svg:desc>
                </draw:g>
              </table:table-cell>
              <table:table-cell office:value-type="float" office:value="4992">
                <text:p>4992</text:p>
                <draw:g>
                  <svg:desc>'Low Load'.J2:'Low Load'.J37</svg:desc>
                </draw:g>
              </table:table-cell>
              <table:table-cell office:value-type="float" office:value="405.709">
                <text:p>405.709</text:p>
                <draw:g>
                  <svg:desc>'Low Load'.L2:'Low Load'.L37</svg:desc>
                </draw:g>
              </table:table-cell>
              <table:table-cell office:value-type="float" office:value="4992">
                <text:p>4992</text:p>
                <draw:g>
                  <svg:desc>'Low Load'.S2:'Low Load'.S31</svg:desc>
                </draw:g>
              </table:table-cell>
              <table:table-cell office:value-type="float" office:value="406.274">
                <text:p>406.274</text:p>
                <draw:g>
                  <svg:desc>'Low Load'.U2:'Low Load'.U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991.145">
                <text:p>991.145</text:p>
              </table:table-cell>
              <table:table-cell office:value-type="float" office:value="5988">
                <text:p>5988</text:p>
              </table:table-cell>
              <table:table-cell office:value-type="float" office:value="230.515">
                <text:p>230.515</text:p>
              </table:table-cell>
              <table:table-cell office:value-type="float" office:value="5988">
                <text:p>5988</text:p>
              </table:table-cell>
              <table:table-cell office:value-type="float" office:value="423.357">
                <text:p>423.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1677.111">
                <text:p>1677.111</text:p>
              </table:table-cell>
              <table:table-cell office:value-type="float" office:value="6984">
                <text:p>6984</text:p>
              </table:table-cell>
              <table:table-cell office:value-type="float" office:value="425.457">
                <text:p>425.457</text:p>
              </table:table-cell>
              <table:table-cell office:value-type="float" office:value="6984">
                <text:p>6984</text:p>
              </table:table-cell>
              <table:table-cell office:value-type="float" office:value="624.148">
                <text:p>624.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1680.147">
                <text:p>1680.147</text:p>
              </table:table-cell>
              <table:table-cell office:value-type="float" office:value="7980">
                <text:p>7980</text:p>
              </table:table-cell>
              <table:table-cell office:value-type="float" office:value="439.815">
                <text:p>439.815</text:p>
              </table:table-cell>
              <table:table-cell office:value-type="float" office:value="7980">
                <text:p>7980</text:p>
              </table:table-cell>
              <table:table-cell office:value-type="float" office:value="835.938">
                <text:p>835.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1716.123">
                <text:p>1716.123</text:p>
              </table:table-cell>
              <table:table-cell office:value-type="float" office:value="8976">
                <text:p>8976</text:p>
              </table:table-cell>
              <table:table-cell office:value-type="float" office:value="461.676">
                <text:p>461.676</text:p>
              </table:table-cell>
              <table:table-cell office:value-type="float" office:value="8976">
                <text:p>8976</text:p>
              </table:table-cell>
              <table:table-cell office:value-type="float" office:value="849.729">
                <text:p>849.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1803.585">
                <text:p>1803.585</text:p>
              </table:table-cell>
              <table:table-cell office:value-type="float" office:value="9972">
                <text:p>9972</text:p>
              </table:table-cell>
              <table:table-cell office:value-type="float" office:value="1713.958">
                <text:p>1713.958</text:p>
              </table:table-cell>
              <table:table-cell office:value-type="float" office:value="9972">
                <text:p>9972</text:p>
              </table:table-cell>
              <table:table-cell office:value-type="float" office:value="3336.155">
                <text:p>3336.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1740.466">
                <text:p>1740.466</text:p>
              </table:table-cell>
              <table:table-cell office:value-type="float" office:value="10968">
                <text:p>10968</text:p>
              </table:table-cell>
              <table:table-cell office:value-type="float" office:value="441.266">
                <text:p>441.266</text:p>
              </table:table-cell>
              <table:table-cell office:value-type="float" office:value="10968">
                <text:p>10968</text:p>
              </table:table-cell>
              <table:table-cell office:value-type="float" office:value="1718.255">
                <text:p>1718.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1724.244">
                <text:p>1724.244</text:p>
              </table:table-cell>
              <table:table-cell office:value-type="float" office:value="11964">
                <text:p>11964</text:p>
              </table:table-cell>
              <table:table-cell office:value-type="float" office:value="805.415">
                <text:p>805.415</text:p>
              </table:table-cell>
              <table:table-cell office:value-type="float" office:value="11964">
                <text:p>11964</text:p>
              </table:table-cell>
              <table:table-cell office:value-type="float" office:value="864.776">
                <text:p>864.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3464.163">
                <text:p>3464.163</text:p>
              </table:table-cell>
              <table:table-cell office:value-type="float" office:value="12960">
                <text:p>12960</text:p>
              </table:table-cell>
              <table:table-cell office:value-type="float" office:value="481.513">
                <text:p>481.513</text:p>
              </table:table-cell>
              <table:table-cell office:value-type="float" office:value="12960">
                <text:p>12960</text:p>
              </table:table-cell>
              <table:table-cell office:value-type="float" office:value="855.244">
                <text:p>855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3514.939">
                <text:p>3514.939</text:p>
              </table:table-cell>
              <table:table-cell office:value-type="float" office:value="13956">
                <text:p>13956</text:p>
              </table:table-cell>
              <table:table-cell office:value-type="float" office:value="452.421">
                <text:p>452.421</text:p>
              </table:table-cell>
              <table:table-cell office:value-type="float" office:value="13956">
                <text:p>13956</text:p>
              </table:table-cell>
              <table:table-cell office:value-type="float" office:value="3353.464">
                <text:p>3353.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3459.089">
                <text:p>3459.089</text:p>
              </table:table-cell>
              <table:table-cell office:value-type="float" office:value="14952">
                <text:p>14952</text:p>
              </table:table-cell>
              <table:table-cell office:value-type="float" office:value="447.702">
                <text:p>447.702</text:p>
              </table:table-cell>
              <table:table-cell office:value-type="float" office:value="14952">
                <text:p>14952</text:p>
              </table:table-cell>
              <table:table-cell office:value-type="float" office:value="1687.386">
                <text:p>1687.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3444.406">
                <text:p>3444.406</text:p>
              </table:table-cell>
              <table:table-cell office:value-type="float" office:value="15948">
                <text:p>15948</text:p>
              </table:table-cell>
              <table:table-cell office:value-type="float" office:value="929.702">
                <text:p>929.702</text:p>
              </table:table-cell>
              <table:table-cell office:value-type="float" office:value="15948">
                <text:p>15948</text:p>
              </table:table-cell>
              <table:table-cell office:value-type="float" office:value="3416.7">
                <text:p>341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3542.353">
                <text:p>3542.353</text:p>
              </table:table-cell>
              <table:table-cell office:value-type="float" office:value="16944">
                <text:p>16944</text:p>
              </table:table-cell>
              <table:table-cell office:value-type="float" office:value="924.176">
                <text:p>924.176</text:p>
              </table:table-cell>
              <table:table-cell office:value-type="float" office:value="16944">
                <text:p>16944</text:p>
              </table:table-cell>
              <table:table-cell office:value-type="float" office:value="3504.768">
                <text:p>3504.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3500.135">
                <text:p>3500.135</text:p>
              </table:table-cell>
              <table:table-cell office:value-type="float" office:value="17940">
                <text:p>17940</text:p>
              </table:table-cell>
              <table:table-cell office:value-type="float" office:value="930.303">
                <text:p>930.303</text:p>
              </table:table-cell>
              <table:table-cell office:value-type="float" office:value="17940">
                <text:p>17940</text:p>
              </table:table-cell>
              <table:table-cell office:value-type="float" office:value="3493.306">
                <text:p>3493.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3485.301">
                <text:p>3485.301</text:p>
              </table:table-cell>
              <table:table-cell office:value-type="float" office:value="18936">
                <text:p>18936</text:p>
              </table:table-cell>
              <table:table-cell office:value-type="float" office:value="904.419">
                <text:p>904.419</text:p>
              </table:table-cell>
              <table:table-cell office:value-type="float" office:value="18936">
                <text:p>18936</text:p>
              </table:table-cell>
              <table:table-cell office:value-type="float" office:value="3417.961">
                <text:p>3417.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3518.649">
                <text:p>3518.649</text:p>
              </table:table-cell>
              <table:table-cell office:value-type="float" office:value="19932">
                <text:p>19932</text:p>
              </table:table-cell>
              <table:table-cell office:value-type="float" office:value="1723.227">
                <text:p>1723.227</text:p>
              </table:table-cell>
              <table:table-cell office:value-type="float" office:value="19932">
                <text:p>19932</text:p>
              </table:table-cell>
              <table:table-cell office:value-type="float" office:value="1761.298">
                <text:p>1761.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6904.343">
                <text:p>6904.343</text:p>
              </table:table-cell>
              <table:table-cell office:value-type="float" office:value="20928">
                <text:p>20928</text:p>
              </table:table-cell>
              <table:table-cell office:value-type="float" office:value="674.934">
                <text:p>674.934</text:p>
              </table:table-cell>
              <table:table-cell office:value-type="float" office:value="20928">
                <text:p>20928</text:p>
              </table:table-cell>
              <table:table-cell office:value-type="float" office:value="3383.613">
                <text:p>3383.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6992.433">
                <text:p>6992.433</text:p>
              </table:table-cell>
              <table:table-cell office:value-type="float" office:value="21924">
                <text:p>21924</text:p>
              </table:table-cell>
              <table:table-cell office:value-type="float" office:value="907.408">
                <text:p>907.408</text:p>
              </table:table-cell>
              <table:table-cell office:value-type="float" office:value="21924">
                <text:p>21924</text:p>
              </table:table-cell>
              <table:table-cell office:value-type="float" office:value="3496.793">
                <text:p>3496.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13912.608">
                <text:p>13912.608</text:p>
              </table:table-cell>
              <table:table-cell office:value-type="float" office:value="22920">
                <text:p>22920</text:p>
              </table:table-cell>
              <table:table-cell office:value-type="float" office:value="973.81">
                <text:p>973.81</text:p>
              </table:table-cell>
              <table:table-cell office:value-type="float" office:value="22920">
                <text:p>22920</text:p>
              </table:table-cell>
              <table:table-cell office:value-type="float" office:value="1701.704">
                <text:p>1701.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3592.713">
                <text:p>3592.713</text:p>
              </table:table-cell>
              <table:table-cell office:value-type="float" office:value="23916">
                <text:p>23916</text:p>
              </table:table-cell>
              <table:table-cell office:value-type="float" office:value="961.606">
                <text:p>961.606</text:p>
              </table:table-cell>
              <table:table-cell office:value-type="float" office:value="23916">
                <text:p>23916</text:p>
              </table:table-cell>
              <table:table-cell office:value-type="float" office:value="3544.397">
                <text:p>3544.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3575.454">
                <text:p>3575.454</text:p>
              </table:table-cell>
              <table:table-cell office:value-type="float" office:value="24912">
                <text:p>24912</text:p>
              </table:table-cell>
              <table:table-cell office:value-type="float" office:value="868.005">
                <text:p>868.005</text:p>
              </table:table-cell>
              <table:table-cell office:value-type="float" office:value="24912">
                <text:p>24912</text:p>
              </table:table-cell>
              <table:table-cell office:value-type="float" office:value="1738.53">
                <text:p>1738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7062.185">
                <text:p>7062.185</text:p>
              </table:table-cell>
              <table:table-cell office:value-type="float" office:value="25908">
                <text:p>25908</text:p>
              </table:table-cell>
              <table:table-cell office:value-type="float" office:value="915.3">
                <text:p>915.3</text:p>
              </table:table-cell>
              <table:table-cell office:value-type="float" office:value="25908">
                <text:p>25908</text:p>
              </table:table-cell>
              <table:table-cell office:value-type="float" office:value="1780.805">
                <text:p>1780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3559.969">
                <text:p>3559.969</text:p>
              </table:table-cell>
              <table:table-cell office:value-type="float" office:value="26904">
                <text:p>26904</text:p>
              </table:table-cell>
              <table:table-cell office:value-type="float" office:value="1825.799">
                <text:p>1825.799</text:p>
              </table:table-cell>
              <table:table-cell office:value-type="float" office:value="26904">
                <text:p>26904</text:p>
              </table:table-cell>
              <table:table-cell office:value-type="float" office:value="3479.83">
                <text:p>3479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7246.812">
                <text:p>7246.812</text:p>
              </table:table-cell>
              <table:table-cell office:value-type="float" office:value="27900">
                <text:p>27900</text:p>
              </table:table-cell>
              <table:table-cell office:value-type="float" office:value="936.43">
                <text:p>936.43</text:p>
              </table:table-cell>
              <table:table-cell office:value-type="float" office:value="27900">
                <text:p>27900</text:p>
              </table:table-cell>
              <table:table-cell office:value-type="float" office:value="1708.557">
                <text:p>1708.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13923.432">
                <text:p>13923.432</text:p>
              </table:table-cell>
              <table:table-cell office:value-type="float" office:value="28896">
                <text:p>28896</text:p>
              </table:table-cell>
              <table:table-cell office:value-type="float" office:value="943.255">
                <text:p>943.255</text:p>
              </table:table-cell>
              <table:table-cell office:value-type="float" office:value="28896">
                <text:p>28896</text:p>
              </table:table-cell>
              <table:table-cell office:value-type="float" office:value="1727.861">
                <text:p>1727.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6993.087">
                <text:p>6993.087</text:p>
              </table:table-cell>
              <table:table-cell office:value-type="float" office:value="29892">
                <text:p>29892</text:p>
              </table:table-cell>
              <table:table-cell office:value-type="float" office:value="914.003">
                <text:p>914.003</text:p>
              </table:table-cell>
              <table:table-cell office:value-type="float" office:value="29892">
                <text:p>29892</text:p>
              </table:table-cell>
              <table:table-cell office:value-type="float" office:value="3528.214">
                <text:p>3528.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7181.283">
                <text:p>7181.283</text:p>
              </table:table-cell>
              <table:table-cell office:value-type="float" office:value="30888">
                <text:p>30888</text:p>
              </table:table-cell>
              <table:table-cell office:value-type="float" office:value="1791.893">
                <text:p>1791.893</text:p>
              </table:table-cell>
              <table:table-cell office:value-type="float" office:value="30888">
                <text:p>30888</text:p>
              </table:table-cell>
              <table:table-cell office:value-type="float" office:value="3535.578">
                <text:p>3535.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7203.143">
                <text:p>7203.143</text:p>
              </table:table-cell>
              <table:table-cell office:value-type="float" office:value="31884">
                <text:p>31884</text:p>
              </table:table-cell>
              <table:table-cell office:value-type="float" office:value="1846.981">
                <text:p>1846.981</text:p>
              </table:table-cell>
              <table:table-cell office:value-type="float" office:value="31884">
                <text:p>31884</text:p>
              </table:table-cell>
              <table:table-cell office:value-type="float" office:value="3445.447">
                <text:p>3445.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13855.643">
                <text:p>13855.643</text:p>
              </table:table-cell>
              <table:table-cell office:value-type="float" office:value="32880">
                <text:p>32880</text:p>
              </table:table-cell>
              <table:table-cell office:value-type="float" office:value="942.303">
                <text:p>942.303</text:p>
              </table:table-cell>
              <table:table-cell office:value-type="float" office:value="32880">
                <text:p>32880</text:p>
              </table:table-cell>
              <table:table-cell office:value-type="float" office:value="3533.674">
                <text:p>3533.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14243.459">
                <text:p>14243.459</text:p>
              </table:table-cell>
              <table:table-cell office:value-type="float" office:value="33876">
                <text:p>33876</text:p>
              </table:table-cell>
              <table:table-cell office:value-type="float" office:value="1790.807">
                <text:p>1790.807</text:p>
              </table:table-cell>
              <table:table-cell office:value-type="float" office:value="33876">
                <text:p>33876</text:p>
              </table:table-cell>
              <table:table-cell office:value-type="float" office:value="1772.338">
                <text:p>1772.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3763.157">
                <text:p>3763.157</text:p>
              </table:table-cell>
              <table:table-cell office:value-type="float" office:value="34872">
                <text:p>34872</text:p>
              </table:table-cell>
              <table:table-cell office:value-type="float" office:value="1803.609">
                <text:p>1803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7215.495">
                <text:p>7215.495</text:p>
              </table:table-cell>
              <table:table-cell office:value-type="float" office:value="35868">
                <text:p>35868</text:p>
              </table:table-cell>
              <table:table-cell office:value-type="float" office:value="937.103">
                <text:p>937.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3659.349">
                <text:p>3659.349</text:p>
              </table:table-cell>
              <table:table-cell office:value-type="float" office:value="36864">
                <text:p>36864</text:p>
              </table:table-cell>
              <table:table-cell office:value-type="float" office:value="1818.85">
                <text:p>181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14591.183">
                <text:p>14591.183</text:p>
              </table:table-cell>
              <table:table-cell office:value-type="float" office:value="37860">
                <text:p>37860</text:p>
              </table:table-cell>
              <table:table-cell office:value-type="float" office:value="1863.6">
                <text:p>18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7027.753">
                <text:p>7027.753</text:p>
              </table:table-cell>
              <table:table-cell office:value-type="float" office:value="38856">
                <text:p>38856</text:p>
              </table:table-cell>
              <table:table-cell office:value-type="float" office:value="3567.801">
                <text:p>3567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7186.849">
                <text:p>7186.849</text:p>
              </table:table-cell>
              <table:table-cell office:value-type="float" office:value="39852">
                <text:p>39852</text:p>
              </table:table-cell>
              <table:table-cell office:value-type="float" office:value="1111.093">
                <text:p>1111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92cm" svg:height="7.62cm" xlink:href=".." xlink:type="simple" chart:class="chart:scatter" chart:style-name="ch1">
        <chart:title svg:x="5.463cm" svg:y="0.288cm" chart:style-name="ch2">
          <text:p>AVG RTT</text:p>
        </chart:title>
        <chart:legend chart:legend-position="end" svg:x="9.405cm" svg:y="3.013cm" style:legend-expansion="high" chart:style-name="ch3"/>
        <chart:plot-area chart:style-name="ch4" table:cell-range-address="'Low Load'.J2:'Low Load'.J37 'Low Load'.M2:'Low Load'.M37 'Low Load'.D2:'Low Load'.D37 'Low Load'.V2:'Low Load'.V31" chart:data-source-has-labels="row" svg:x="1.34cm" svg:y="1.219cm" svg:width="7.808cm" svg:height="5.219cm">
          <chartooo:coordinate-region svg:x="2.147cm" svg:y="1.419cm" svg:width="6.536cm" svg:height="4.372cm"/>
          <chart:axis chart:dimension="x" chart:name="primary-x" chart:style-name="ch5">
            <chart:title svg:x="3.857cm" svg:y="6.591cm" chart:style-name="ch6">
              <text:p>Number of Clients</text:p>
            </chart:title>
          </chart:axis>
          <chart:axis chart:dimension="y" chart:name="primary-y" chart:style-name="ch5">
            <chart:title svg:x="0.451cm" svg:y="3.524cm" chart:style-name="ch6">
              <text:p>RTT</text:p>
            </chart:title>
            <chart:grid chart:style-name="ch7" chart:class="major"/>
          </chart:axis>
          <chart:series chart:style-name="ch8" chart:values-cell-range-address="'Low Load'.M2:'Low Load'.M37" loext:label-string="&quot;Level&quot;" chart:class="chart:scatter">
            <chart:domain table:cell-range-address="'Low Load'.J2:'Low Load'.J37"/>
            <chart:data-point chart:repeated="36"/>
          </chart:series>
          <chart:series chart:style-name="ch9" chart:values-cell-range-address="'Low Load'.D2:'Low Load'.D37" loext:label-string="&quot;Level Threaded&quot;" chart:class="chart:scatter">
            <chart:domain table:cell-range-address="'Low Load'.A2:'Low Load'.A37"/>
            <chart:data-point chart:repeated="36"/>
          </chart:series>
          <chart:series chart:style-name="ch10" chart:values-cell-range-address="'Low Load'.V2:'Low Load'.V31" loext:label-string="&quot;Edge&quot;" chart:class="chart:scatter">
            <chart:domain table:cell-range-address="'Low Load'.S2:'Low Load'.S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evel</text:p>
              </table:table-cell>
              <table:table-cell office:value-type="string">
                <text:p>Column A</text:p>
              </table:table-cell>
              <table:table-cell office:value-type="string">
                <text:p>Level Threaded</text:p>
              </table:table-cell>
              <table:table-cell office:value-type="string">
                <text:p>Column S</text:p>
              </table:table-cell>
              <table:table-cell office:value-type="string">
                <text:p>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2">
                <text:p>4992</text:p>
                <draw:g>
                  <svg:desc>'Low Load'.J2:'Low Load'.J37</svg:desc>
                </draw:g>
              </table:table-cell>
              <table:table-cell office:value-type="float" office:value="14.628">
                <text:p>14.628</text:p>
                <draw:g>
                  <svg:desc>'Low Load'.M2:'Low Load'.M37</svg:desc>
                </draw:g>
              </table:table-cell>
              <table:table-cell office:value-type="float" office:value="4992">
                <text:p>4992</text:p>
                <draw:g>
                  <svg:desc>'Low Load'.A2:'Low Load'.A37</svg:desc>
                </draw:g>
              </table:table-cell>
              <table:table-cell office:value-type="float" office:value="26.485">
                <text:p>26.485</text:p>
                <draw:g>
                  <svg:desc>'Low Load'.D2:'Low Load'.D37</svg:desc>
                </draw:g>
              </table:table-cell>
              <table:table-cell office:value-type="float" office:value="4992">
                <text:p>4992</text:p>
                <draw:g>
                  <svg:desc>'Low Load'.S2:'Low Load'.S31</svg:desc>
                </draw:g>
              </table:table-cell>
              <table:table-cell office:value-type="float" office:value="17.709">
                <text:p>17.709</text:p>
                <draw:g>
                  <svg:desc>'Low Load'.V2:'Low Load'.V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8">
                <text:p>5988</text:p>
              </table:table-cell>
              <table:table-cell office:value-type="float" office:value="18.372">
                <text:p>18.372</text:p>
              </table:table-cell>
              <table:table-cell office:value-type="float" office:value="5988">
                <text:p>5988</text:p>
              </table:table-cell>
              <table:table-cell office:value-type="float" office:value="38.753">
                <text:p>38.753</text:p>
              </table:table-cell>
              <table:table-cell office:value-type="float" office:value="5988">
                <text:p>5988</text:p>
              </table:table-cell>
              <table:table-cell office:value-type="float" office:value="33.258">
                <text:p>33.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84">
                <text:p>6984</text:p>
              </table:table-cell>
              <table:table-cell office:value-type="float" office:value="32.853">
                <text:p>32.853</text:p>
              </table:table-cell>
              <table:table-cell office:value-type="float" office:value="6984">
                <text:p>6984</text:p>
              </table:table-cell>
              <table:table-cell office:value-type="float" office:value="34.875">
                <text:p>34.875</text:p>
              </table:table-cell>
              <table:table-cell office:value-type="float" office:value="6984">
                <text:p>698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0">
                <text:p>7980</text:p>
              </table:table-cell>
              <table:table-cell office:value-type="float" office:value="29.54">
                <text:p>29.54</text:p>
              </table:table-cell>
              <table:table-cell office:value-type="float" office:value="7980">
                <text:p>7980</text:p>
              </table:table-cell>
              <table:table-cell office:value-type="float" office:value="44.508">
                <text:p>44.508</text:p>
              </table:table-cell>
              <table:table-cell office:value-type="float" office:value="7980">
                <text:p>7980</text:p>
              </table:table-cell>
              <table:table-cell office:value-type="float" office:value="66.345">
                <text:p>66.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76">
                <text:p>8976</text:p>
              </table:table-cell>
              <table:table-cell office:value-type="float" office:value="48.322">
                <text:p>48.322</text:p>
              </table:table-cell>
              <table:table-cell office:value-type="float" office:value="8976">
                <text:p>8976</text:p>
              </table:table-cell>
              <table:table-cell office:value-type="float" office:value="39.691">
                <text:p>39.691</text:p>
              </table:table-cell>
              <table:table-cell office:value-type="float" office:value="8976">
                <text:p>8976</text:p>
              </table:table-cell>
              <table:table-cell office:value-type="float" office:value="28.977">
                <text:p>28.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2">
                <text:p>9972</text:p>
              </table:table-cell>
              <table:table-cell office:value-type="float" office:value="44.004">
                <text:p>44.004</text:p>
              </table:table-cell>
              <table:table-cell office:value-type="float" office:value="9972">
                <text:p>9972</text:p>
              </table:table-cell>
              <table:table-cell office:value-type="float" office:value="37.772">
                <text:p>37.772</text:p>
              </table:table-cell>
              <table:table-cell office:value-type="float" office:value="9972">
                <text:p>9972</text:p>
              </table:table-cell>
              <table:table-cell office:value-type="float" office:value="50.146">
                <text:p>50.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8">
                <text:p>10968</text:p>
              </table:table-cell>
              <table:table-cell office:value-type="float" office:value="29.205">
                <text:p>29.205</text:p>
              </table:table-cell>
              <table:table-cell office:value-type="float" office:value="10968">
                <text:p>10968</text:p>
              </table:table-cell>
              <table:table-cell office:value-type="float" office:value="35.865">
                <text:p>35.865</text:p>
              </table:table-cell>
              <table:table-cell office:value-type="float" office:value="10968">
                <text:p>10968</text:p>
              </table:table-cell>
              <table:table-cell office:value-type="float" office:value="69.192">
                <text:p>69.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64">
                <text:p>11964</text:p>
              </table:table-cell>
              <table:table-cell office:value-type="float" office:value="48.573">
                <text:p>48.573</text:p>
              </table:table-cell>
              <table:table-cell office:value-type="float" office:value="11964">
                <text:p>11964</text:p>
              </table:table-cell>
              <table:table-cell office:value-type="float" office:value="47.503">
                <text:p>47.503</text:p>
              </table:table-cell>
              <table:table-cell office:value-type="float" office:value="11964">
                <text:p>11964</text:p>
              </table:table-cell>
              <table:table-cell office:value-type="float" office:value="55.005">
                <text:p>55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41.292">
                <text:p>41.292</text:p>
              </table:table-cell>
              <table:table-cell office:value-type="float" office:value="12960">
                <text:p>12960</text:p>
              </table:table-cell>
              <table:table-cell office:value-type="float" office:value="78.493">
                <text:p>78.493</text:p>
              </table:table-cell>
              <table:table-cell office:value-type="float" office:value="12960">
                <text:p>12960</text:p>
              </table:table-cell>
              <table:table-cell office:value-type="float" office:value="28.696">
                <text:p>28.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6">
                <text:p>13956</text:p>
              </table:table-cell>
              <table:table-cell office:value-type="float" office:value="50.219">
                <text:p>50.219</text:p>
              </table:table-cell>
              <table:table-cell office:value-type="float" office:value="13956">
                <text:p>13956</text:p>
              </table:table-cell>
              <table:table-cell office:value-type="float" office:value="62.579">
                <text:p>62.579</text:p>
              </table:table-cell>
              <table:table-cell office:value-type="float" office:value="13956">
                <text:p>13956</text:p>
              </table:table-cell>
              <table:table-cell office:value-type="float" office:value="54.218">
                <text:p>54.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2">
                <text:p>14952</text:p>
              </table:table-cell>
              <table:table-cell office:value-type="float" office:value="34.877">
                <text:p>34.877</text:p>
              </table:table-cell>
              <table:table-cell office:value-type="float" office:value="14952">
                <text:p>14952</text:p>
              </table:table-cell>
              <table:table-cell office:value-type="float" office:value="103.046">
                <text:p>103.046</text:p>
              </table:table-cell>
              <table:table-cell office:value-type="float" office:value="14952">
                <text:p>14952</text:p>
              </table:table-cell>
              <table:table-cell office:value-type="float" office:value="86.648">
                <text:p>86.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48">
                <text:p>15948</text:p>
              </table:table-cell>
              <table:table-cell office:value-type="float" office:value="97.362">
                <text:p>97.362</text:p>
              </table:table-cell>
              <table:table-cell office:value-type="float" office:value="15948">
                <text:p>15948</text:p>
              </table:table-cell>
              <table:table-cell office:value-type="float" office:value="72.984">
                <text:p>72.984</text:p>
              </table:table-cell>
              <table:table-cell office:value-type="float" office:value="15948">
                <text:p>15948</text:p>
              </table:table-cell>
              <table:table-cell office:value-type="float" office:value="41.016">
                <text:p>41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44">
                <text:p>16944</text:p>
              </table:table-cell>
              <table:table-cell office:value-type="float" office:value="44.118">
                <text:p>44.118</text:p>
              </table:table-cell>
              <table:table-cell office:value-type="float" office:value="16944">
                <text:p>16944</text:p>
              </table:table-cell>
              <table:table-cell office:value-type="float" office:value="55.666">
                <text:p>55.666</text:p>
              </table:table-cell>
              <table:table-cell office:value-type="float" office:value="16944">
                <text:p>16944</text:p>
              </table:table-cell>
              <table:table-cell office:value-type="float" office:value="47.341">
                <text:p>47.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0">
                <text:p>17940</text:p>
              </table:table-cell>
              <table:table-cell office:value-type="float" office:value="59.461">
                <text:p>59.461</text:p>
              </table:table-cell>
              <table:table-cell office:value-type="float" office:value="17940">
                <text:p>17940</text:p>
              </table:table-cell>
              <table:table-cell office:value-type="float" office:value="76.352">
                <text:p>76.352</text:p>
              </table:table-cell>
              <table:table-cell office:value-type="float" office:value="17940">
                <text:p>17940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36">
                <text:p>18936</text:p>
              </table:table-cell>
              <table:table-cell office:value-type="float" office:value="48.729">
                <text:p>48.729</text:p>
              </table:table-cell>
              <table:table-cell office:value-type="float" office:value="18936">
                <text:p>18936</text:p>
              </table:table-cell>
              <table:table-cell office:value-type="float" office:value="79.359">
                <text:p>79.359</text:p>
              </table:table-cell>
              <table:table-cell office:value-type="float" office:value="18936">
                <text:p>18936</text:p>
              </table:table-cell>
              <table:table-cell office:value-type="float" office:value="91.768">
                <text:p>91.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32">
                <text:p>19932</text:p>
              </table:table-cell>
              <table:table-cell office:value-type="float" office:value="51.379">
                <text:p>51.379</text:p>
              </table:table-cell>
              <table:table-cell office:value-type="float" office:value="19932">
                <text:p>19932</text:p>
              </table:table-cell>
              <table:table-cell office:value-type="float" office:value="61.436">
                <text:p>61.436</text:p>
              </table:table-cell>
              <table:table-cell office:value-type="float" office:value="19932">
                <text:p>19932</text:p>
              </table:table-cell>
              <table:table-cell office:value-type="float" office:value="57.619">
                <text:p>57.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8">
                <text:p>20928</text:p>
              </table:table-cell>
              <table:table-cell office:value-type="float" office:value="46.769">
                <text:p>46.769</text:p>
              </table:table-cell>
              <table:table-cell office:value-type="float" office:value="20928">
                <text:p>20928</text:p>
              </table:table-cell>
              <table:table-cell office:value-type="float" office:value="106.685">
                <text:p>106.685</text:p>
              </table:table-cell>
              <table:table-cell office:value-type="float" office:value="20928">
                <text:p>20928</text:p>
              </table:table-cell>
              <table:table-cell office:value-type="float" office:value="125.142">
                <text:p>125.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24">
                <text:p>21924</text:p>
              </table:table-cell>
              <table:table-cell office:value-type="float" office:value="54.918">
                <text:p>54.918</text:p>
              </table:table-cell>
              <table:table-cell office:value-type="float" office:value="21924">
                <text:p>21924</text:p>
              </table:table-cell>
              <table:table-cell office:value-type="float" office:value="63.18">
                <text:p>63.18</text:p>
              </table:table-cell>
              <table:table-cell office:value-type="float" office:value="21924">
                <text:p>21924</text:p>
              </table:table-cell>
              <table:table-cell office:value-type="float" office:value="119.163">
                <text:p>119.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0">
                <text:p>22920</text:p>
              </table:table-cell>
              <table:table-cell office:value-type="float" office:value="78.635">
                <text:p>78.635</text:p>
              </table:table-cell>
              <table:table-cell office:value-type="float" office:value="22920">
                <text:p>22920</text:p>
              </table:table-cell>
              <table:table-cell office:value-type="float" office:value="116.185">
                <text:p>116.185</text:p>
              </table:table-cell>
              <table:table-cell office:value-type="float" office:value="22920">
                <text:p>22920</text:p>
              </table:table-cell>
              <table:table-cell office:value-type="float" office:value="62.995">
                <text:p>62.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16">
                <text:p>23916</text:p>
              </table:table-cell>
              <table:table-cell office:value-type="float" office:value="74.166">
                <text:p>74.166</text:p>
              </table:table-cell>
              <table:table-cell office:value-type="float" office:value="23916">
                <text:p>23916</text:p>
              </table:table-cell>
              <table:table-cell office:value-type="float" office:value="133.727">
                <text:p>133.727</text:p>
              </table:table-cell>
              <table:table-cell office:value-type="float" office:value="23916">
                <text:p>23916</text:p>
              </table:table-cell>
              <table:table-cell office:value-type="float" office:value="58.252">
                <text:p>58.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12">
                <text:p>24912</text:p>
              </table:table-cell>
              <table:table-cell office:value-type="float" office:value="72.276">
                <text:p>72.276</text:p>
              </table:table-cell>
              <table:table-cell office:value-type="float" office:value="24912">
                <text:p>24912</text:p>
              </table:table-cell>
              <table:table-cell office:value-type="float" office:value="109.745">
                <text:p>109.745</text:p>
              </table:table-cell>
              <table:table-cell office:value-type="float" office:value="24912">
                <text:p>24912</text:p>
              </table:table-cell>
              <table:table-cell office:value-type="float" office:value="90.835">
                <text:p>90.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08">
                <text:p>25908</text:p>
              </table:table-cell>
              <table:table-cell office:value-type="float" office:value="71.478">
                <text:p>71.478</text:p>
              </table:table-cell>
              <table:table-cell office:value-type="float" office:value="25908">
                <text:p>25908</text:p>
              </table:table-cell>
              <table:table-cell office:value-type="float" office:value="84.623">
                <text:p>84.623</text:p>
              </table:table-cell>
              <table:table-cell office:value-type="float" office:value="25908">
                <text:p>25908</text:p>
              </table:table-cell>
              <table:table-cell office:value-type="float" office:value="118.935">
                <text:p>118.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04">
                <text:p>26904</text:p>
              </table:table-cell>
              <table:table-cell office:value-type="float" office:value="99.665">
                <text:p>99.665</text:p>
              </table:table-cell>
              <table:table-cell office:value-type="float" office:value="26904">
                <text:p>26904</text:p>
              </table:table-cell>
              <table:table-cell office:value-type="float" office:value="139.157">
                <text:p>139.157</text:p>
              </table:table-cell>
              <table:table-cell office:value-type="float" office:value="26904">
                <text:p>26904</text:p>
              </table:table-cell>
              <table:table-cell office:value-type="float" office:value="123.481">
                <text:p>123.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00">
                <text:p>27900</text:p>
              </table:table-cell>
              <table:table-cell office:value-type="float" office:value="101.632">
                <text:p>101.632</text:p>
              </table:table-cell>
              <table:table-cell office:value-type="float" office:value="27900">
                <text:p>27900</text:p>
              </table:table-cell>
              <table:table-cell office:value-type="float" office:value="68.155">
                <text:p>68.155</text:p>
              </table:table-cell>
              <table:table-cell office:value-type="float" office:value="27900">
                <text:p>27900</text:p>
              </table:table-cell>
              <table:table-cell office:value-type="float" office:value="99.393">
                <text:p>99.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96">
                <text:p>28896</text:p>
              </table:table-cell>
              <table:table-cell office:value-type="float" office:value="150.811">
                <text:p>150.811</text:p>
              </table:table-cell>
              <table:table-cell office:value-type="float" office:value="28896">
                <text:p>28896</text:p>
              </table:table-cell>
              <table:table-cell office:value-type="float" office:value="157.848">
                <text:p>157.848</text:p>
              </table:table-cell>
              <table:table-cell office:value-type="float" office:value="28896">
                <text:p>28896</text:p>
              </table:table-cell>
              <table:table-cell office:value-type="float" office:value="102.292">
                <text:p>102.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92">
                <text:p>29892</text:p>
              </table:table-cell>
              <table:table-cell office:value-type="float" office:value="86.255">
                <text:p>86.255</text:p>
              </table:table-cell>
              <table:table-cell office:value-type="float" office:value="29892">
                <text:p>29892</text:p>
              </table:table-cell>
              <table:table-cell office:value-type="float" office:value="186.602">
                <text:p>186.602</text:p>
              </table:table-cell>
              <table:table-cell office:value-type="float" office:value="29892">
                <text:p>29892</text:p>
              </table:table-cell>
              <table:table-cell office:value-type="float" office:value="85.729">
                <text:p>85.7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88">
                <text:p>30888</text:p>
              </table:table-cell>
              <table:table-cell office:value-type="float" office:value="93.236">
                <text:p>93.236</text:p>
              </table:table-cell>
              <table:table-cell office:value-type="float" office:value="30888">
                <text:p>30888</text:p>
              </table:table-cell>
              <table:table-cell office:value-type="float" office:value="127.348">
                <text:p>127.348</text:p>
              </table:table-cell>
              <table:table-cell office:value-type="float" office:value="30888">
                <text:p>30888</text:p>
              </table:table-cell>
              <table:table-cell office:value-type="float" office:value="83.318">
                <text:p>83.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84">
                <text:p>31884</text:p>
              </table:table-cell>
              <table:table-cell office:value-type="float" office:value="115.989">
                <text:p>115.989</text:p>
              </table:table-cell>
              <table:table-cell office:value-type="float" office:value="31884">
                <text:p>31884</text:p>
              </table:table-cell>
              <table:table-cell office:value-type="float" office:value="161.407">
                <text:p>161.407</text:p>
              </table:table-cell>
              <table:table-cell office:value-type="float" office:value="31884">
                <text:p>31884</text:p>
              </table:table-cell>
              <table:table-cell office:value-type="float" office:value="89.517">
                <text:p>89.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80">
                <text:p>32880</text:p>
              </table:table-cell>
              <table:table-cell office:value-type="float" office:value="89.866">
                <text:p>89.866</text:p>
              </table:table-cell>
              <table:table-cell office:value-type="float" office:value="32880">
                <text:p>32880</text:p>
              </table:table-cell>
              <table:table-cell office:value-type="float" office:value="142.709">
                <text:p>142.709</text:p>
              </table:table-cell>
              <table:table-cell office:value-type="float" office:value="32880">
                <text:p>32880</text:p>
              </table:table-cell>
              <table:table-cell office:value-type="float" office:value="95.896">
                <text:p>95.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876">
                <text:p>33876</text:p>
              </table:table-cell>
              <table:table-cell office:value-type="float" office:value="155.148">
                <text:p>155.148</text:p>
              </table:table-cell>
              <table:table-cell office:value-type="float" office:value="33876">
                <text:p>33876</text:p>
              </table:table-cell>
              <table:table-cell office:value-type="float" office:value="105.814">
                <text:p>105.814</text:p>
              </table:table-cell>
              <table:table-cell office:value-type="float" office:value="33876">
                <text:p>33876</text:p>
              </table:table-cell>
              <table:table-cell office:value-type="float" office:value="141.965">
                <text:p>141.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72">
                <text:p>34872</text:p>
              </table:table-cell>
              <table:table-cell office:value-type="float" office:value="127.493">
                <text:p>127.493</text:p>
              </table:table-cell>
              <table:table-cell office:value-type="float" office:value="34872">
                <text:p>34872</text:p>
              </table:table-cell>
              <table:table-cell office:value-type="float" office:value="212.998">
                <text:p>21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68">
                <text:p>35868</text:p>
              </table:table-cell>
              <table:table-cell office:value-type="float" office:value="72.534">
                <text:p>72.534</text:p>
              </table:table-cell>
              <table:table-cell office:value-type="float" office:value="35868">
                <text:p>35868</text:p>
              </table:table-cell>
              <table:table-cell office:value-type="float" office:value="182.615">
                <text:p>182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64">
                <text:p>36864</text:p>
              </table:table-cell>
              <table:table-cell office:value-type="float" office:value="99.51">
                <text:p>99.51</text:p>
              </table:table-cell>
              <table:table-cell office:value-type="float" office:value="36864">
                <text:p>36864</text:p>
              </table:table-cell>
              <table:table-cell office:value-type="float" office:value="165.536">
                <text:p>165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60">
                <text:p>37860</text:p>
              </table:table-cell>
              <table:table-cell office:value-type="float" office:value="138.45">
                <text:p>138.45</text:p>
              </table:table-cell>
              <table:table-cell office:value-type="float" office:value="37860">
                <text:p>37860</text:p>
              </table:table-cell>
              <table:table-cell office:value-type="float" office:value="190.367">
                <text:p>19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56">
                <text:p>38856</text:p>
              </table:table-cell>
              <table:table-cell office:value-type="float" office:value="136.576">
                <text:p>136.576</text:p>
              </table:table-cell>
              <table:table-cell office:value-type="float" office:value="38856">
                <text:p>38856</text:p>
              </table:table-cell>
              <table:table-cell office:value-type="float" office:value="162.425">
                <text:p>162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2">
                <text:p>39852</text:p>
              </table:table-cell>
              <table:table-cell office:value-type="float" office:value="243.818">
                <text:p>243.818</text:p>
              </table:table-cell>
              <table:table-cell office:value-type="float" office:value="39852">
                <text:p>39852</text:p>
              </table:table-cell>
              <table:table-cell office:value-type="float" office:value="194.928">
                <text:p>194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